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a604" svg:stroke-width="0.071cm" svg:stroke-color="#000000" svg:stroke-opacity="100%" draw:stroke-linejoin="miter" svg:stroke-linecap="square" draw:fill="solid" draw:fill-color="#def1f2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solid" draw:fill-color="#e3ffa3" draw:opacity="100%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solid" draw:fill-color="#e3ffa3" draw:opacity="100%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bbe0e3" draw:opacity="100%" draw:textarea-horizontal-align="center" draw:textarea-vertical-align="middle" draw:auto-grow-height="false" draw:auto-grow-width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a635" svg:stroke-width="0.026cm" svg:stroke-color="#000000" svg:stroke-opacity="100%" draw:stroke-linejoin="miter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176cm" svg:stroke-color="#3c8c93" draw:marker-end="a637" svg:stroke-opacity="100%" draw:stroke-linejoin="miter" svg:stroke-linecap="square" draw:fill="none" fo:padding-top="0.213cm" fo:padding-bottom="0.213cm" fo:padding-left="0.338cm" fo:padding-right="0.338cm"/>
    </style:style>
    <style:style style:name="gr10" style:family="graphic" style:parent-style-name="standard">
      <style:graphic-properties draw:stroke="solid" svg:stroke-width="0.176cm" svg:stroke-color="#3c8c93" draw:marker-end="a639" svg:stroke-opacity="100%" draw:stroke-linejoin="miter" svg:stroke-linecap="square" draw:fill="none" fo:padding-top="0.213cm" fo:padding-bottom="0.213cm" fo:padding-left="0.338cm" fo:padding-right="0.338cm"/>
    </style:style>
    <style:style style:name="gr11" style:family="graphic" style:parent-style-name="standard">
      <style:graphic-properties draw:stroke="solid" svg:stroke-width="0.176cm" svg:stroke-color="#3c8c93" draw:marker-end="a641" svg:stroke-opacity="100%" draw:stroke-linejoin="miter" svg:stroke-linecap="square" draw:fill="none" fo:padding-top="0.213cm" fo:padding-bottom="0.213cm" fo:padding-left="0.338cm" fo:padding-right="0.338cm"/>
    </style:style>
    <style:style style:name="gr12" style:family="graphic" style:parent-style-name="standard">
      <style:graphic-properties draw:stroke="solid" svg:stroke-width="0.176cm" svg:stroke-color="#3c8c93" draw:marker-end="a643" svg:stroke-opacity="100%" draw:stroke-linejoin="miter" svg:stroke-linecap="square" draw:fill="none" fo:padding-top="0.213cm" fo:padding-bottom="0.213cm" fo:padding-left="0.338cm" fo:padding-right="0.338cm"/>
    </style:style>
    <style:style style:name="gr13" style:family="graphic" style:parent-style-name="standard">
      <style:graphic-properties draw:stroke="solid" svg:stroke-width="0.106cm" svg:stroke-color="#c00000" draw:marker-end="a645" svg:stroke-opacity="100%" draw:stroke-linejoin="miter" svg:stroke-linecap="square" draw:fill="none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width="0.106cm" svg:stroke-color="#ec24a5" draw:marker-end="a647" svg:stroke-opacity="100%" draw:stroke-linejoin="miter" svg:stroke-linecap="square" draw:fill="none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svg:stroke-opacity="100%" draw:stroke-linejoin="miter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2ab808" draw:marker-end="a661" svg:stroke-opacity="100%" draw:stroke-linejoin="miter" svg:stroke-linecap="square" draw:fill="none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16cm" fo:padding-bottom="0.116cm" fo:padding-left="0.25cm" fo:padding-right="0.25cm" fo:wrap-option="wrap"/>
    </style:style>
    <style:style style:name="gr19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16cm" fo:padding-bottom="0.116cm" fo:padding-left="0.25cm" fo:padding-right="0.25cm" fo:wrap-option="wrap"/>
    </style:style>
    <style:style style:name="gr20" style:family="graphic" style:parent-style-name="standard">
      <style:graphic-properties draw:stroke="solid" svg:stroke-width="0.123cm" svg:stroke-color="#3c8c93" draw:marker-end="a663" svg:stroke-opacity="100%" draw:stroke-linejoin="miter" svg:stroke-linecap="square" draw:fill="none" fo:padding-top="0.186cm" fo:padding-bottom="0.186cm" fo:padding-left="0.311cm" fo:padding-right="0.311cm"/>
    </style:style>
    <style:style style:name="gr21" style:family="graphic" style:parent-style-name="standard">
      <style:graphic-properties draw:stroke="solid" svg:stroke-width="0.123cm" svg:stroke-color="#2ab808" draw:marker-end="a665" svg:stroke-opacity="100%" draw:stroke-linejoin="miter" svg:stroke-linecap="square" draw:fill="none" fo:padding-top="0.186cm" fo:padding-bottom="0.186cm" fo:padding-left="0.311cm" fo:padding-right="0.311cm"/>
    </style:style>
    <style:style style:name="gr22" style:family="graphic" style:parent-style-name="standard">
      <style:graphic-properties draw:stroke="solid" svg:stroke-width="0.123cm" svg:stroke-color="#ee4112" draw:marker-end="a667" svg:stroke-opacity="100%" draw:stroke-linejoin="miter" svg:stroke-linecap="square" draw:fill="none" fo:padding-top="0.186cm" fo:padding-bottom="0.186cm" fo:padding-left="0.311cm" fo:padding-right="0.311cm"/>
    </style:style>
    <style:style style:name="gr23" style:family="graphic" style:parent-style-name="standard">
      <style:graphic-properties draw:stroke="solid" svg:stroke-width="0.123cm" svg:stroke-color="#ec24a5" draw:marker-end="a669" svg:stroke-opacity="100%" draw:stroke-linejoin="miter" svg:stroke-linecap="square" draw:fill="none" fo:padding-top="0.186cm" fo:padding-bottom="0.186cm" fo:padding-left="0.311cm" fo:padding-right="0.311cm"/>
    </style:style>
    <style:style style:name="gr24" style:family="graphic" style:parent-style-name="standard">
      <style:graphic-properties draw:stroke="solid" svg:stroke-width="0.123cm" svg:stroke-color="#c00000" draw:marker-end="a671" svg:stroke-opacity="100%" draw:stroke-linejoin="miter" svg:stroke-linecap="square" draw:fill="none" fo:padding-top="0.186cm" fo:padding-bottom="0.186cm" fo:padding-left="0.311cm" fo:padding-right="0.311cm"/>
    </style:style>
    <style:style style:name="gr25" style:family="graphic" style:parent-style-name="standard">
      <style:graphic-properties draw:stroke="solid" svg:stroke-width="0.106cm" svg:stroke-color="#2ab808" draw:marker-end="a673" svg:stroke-opacity="100%" draw:stroke-linejoin="miter" svg:stroke-linecap="square" draw:fill="none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gr27" style:family="graphic">
      <style:graphic-properties style:protect="size"/>
    </style:style>
    <style:style style:name="gr28" style:family="graphic" style:parent-style-name="standard">
      <style:graphic-properties draw:stroke="dash" draw:stroke-dash="a828" svg:stroke-width="0.071cm" svg:stroke-color="#000000" svg:stroke-opacity="100%" draw:stroke-linejoin="miter" svg:stroke-linecap="square" draw:fill="solid" draw:fill-color="#def1f2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dash" draw:stroke-dash="a859" svg:stroke-width="0.026cm" svg:stroke-color="#000000" svg:stroke-opacity="100%" draw:stroke-linejoin="miter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176cm" svg:stroke-color="#3c8c93" draw:marker-end="a861" svg:stroke-opacity="100%" draw:stroke-linejoin="miter" svg:stroke-linecap="square" draw:fill="none" fo:padding-top="0.213cm" fo:padding-bottom="0.213cm" fo:padding-left="0.338cm" fo:padding-right="0.338cm"/>
    </style:style>
    <style:style style:name="gr31" style:family="graphic" style:parent-style-name="standard">
      <style:graphic-properties draw:stroke="solid" svg:stroke-width="0.176cm" svg:stroke-color="#3c8c93" draw:marker-end="a863" svg:stroke-opacity="100%" draw:stroke-linejoin="miter" svg:stroke-linecap="square" draw:fill="none" fo:padding-top="0.213cm" fo:padding-bottom="0.213cm" fo:padding-left="0.338cm" fo:padding-right="0.338cm"/>
    </style:style>
    <style:style style:name="gr32" style:family="graphic" style:parent-style-name="standard">
      <style:graphic-properties draw:stroke="solid" svg:stroke-width="0.176cm" svg:stroke-color="#3c8c93" draw:marker-end="a865" svg:stroke-opacity="100%" draw:stroke-linejoin="miter" svg:stroke-linecap="square" draw:fill="none" fo:padding-top="0.213cm" fo:padding-bottom="0.213cm" fo:padding-left="0.338cm" fo:padding-right="0.338cm"/>
    </style:style>
    <style:style style:name="gr33" style:family="graphic" style:parent-style-name="standard">
      <style:graphic-properties draw:stroke="solid" svg:stroke-width="0.176cm" svg:stroke-color="#3c8c93" draw:marker-end="a867" svg:stroke-opacity="100%" draw:stroke-linejoin="miter" svg:stroke-linecap="square" draw:fill="none" fo:padding-top="0.213cm" fo:padding-bottom="0.213cm" fo:padding-left="0.338cm" fo:padding-right="0.338cm"/>
    </style:style>
    <style:style style:name="gr34" style:family="graphic" style:parent-style-name="standard">
      <style:graphic-properties draw:stroke="solid" svg:stroke-width="0.106cm" svg:stroke-color="#ee4112" draw:marker-end="a880" svg:stroke-opacity="100%" draw:stroke-linejoin="miter" svg:stroke-linecap="square" draw:fill="none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a3a05d" draw:marker-end="a882" svg:stroke-opacity="100%" draw:stroke-linejoin="miter" svg:stroke-linecap="square" draw:fill="none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000000" svg:stroke-opacity="100%" draw:stroke-linejoin="miter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solid" svg:stroke-width="0.106cm" svg:stroke-color="#990099" draw:marker-end="a887" svg:stroke-opacity="100%" draw:stroke-linejoin="miter" svg:stroke-linecap="square" draw:fill="none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9" style:family="graphic" style:parent-style-name="standard">
      <style:graphic-properties draw:stroke="solid" svg:stroke-width="0cm" svg:stroke-color="#808080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cm" svg:stroke-color="#808080" svg:stroke-opacity="100%" draw:fill="solid" draw:fill-color="#ffcc00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6cm" svg:stroke-color="#669900" draw:marker-end="a1017" svg:stroke-opacity="100%" draw:fill="none" fo:padding-top="0.163cm" fo:padding-bottom="0.163cm" fo:padding-left="0.288cm" fo:padding-right="0.288cm"/>
    </style:style>
    <style:style style:name="gr42" style:family="graphic" style:parent-style-name="standard">
      <style:graphic-properties draw:stroke="solid" svg:stroke-width="0.076cm" svg:stroke-color="#669900" draw:marker-end="a1019" svg:stroke-opacity="100%" draw:fill="none" fo:padding-top="0.163cm" fo:padding-bottom="0.163cm" fo:padding-left="0.288cm" fo:padding-right="0.288cm"/>
    </style:style>
    <style:style style:name="gr43" style:family="graphic" style:parent-style-name="standard">
      <style:graphic-properties draw:stroke="solid" svg:stroke-width="0.076cm" svg:stroke-color="#669900" draw:marker-end="a1036" svg:stroke-opacity="100%" draw:fill="none" fo:padding-top="0.163cm" fo:padding-bottom="0.163cm" fo:padding-left="0.288cm" fo:padding-right="0.288cm"/>
    </style:style>
    <style:style style:name="gr44" style:family="graphic" style:parent-style-name="standard">
      <style:graphic-properties draw:stroke="solid" svg:stroke-width="0.076cm" svg:stroke-color="#669900" draw:marker-end="a1041" svg:stroke-opacity="100%" draw:fill="none" fo:padding-top="0.163cm" fo:padding-bottom="0.163cm" fo:padding-left="0.288cm" fo:padding-right="0.288cm"/>
    </style:style>
    <style:style style:name="gr45" style:family="graphic" style:parent-style-name="standard">
      <style:graphic-properties draw:stroke="solid" svg:stroke-width="0.076cm" svg:stroke-color="#669900" draw:marker-end="a1043" svg:stroke-opacity="100%" draw:fill="none" fo:padding-top="0.163cm" fo:padding-bottom="0.163cm" fo:padding-left="0.288cm" fo:padding-right="0.288cm"/>
    </style:style>
    <style:style style:name="gr46" style:family="graphic" style:parent-style-name="standard">
      <style:graphic-properties draw:stroke="solid" svg:stroke-width="0.076cm" svg:stroke-color="#669900" draw:marker-end="a1045" svg:stroke-opacity="100%" draw:fill="none" fo:padding-top="0.163cm" fo:padding-bottom="0.163cm" fo:padding-left="0.288cm" fo:padding-right="0.288cm"/>
    </style:style>
    <style:style style:name="gr47" style:family="graphic" style:parent-style-name="standard">
      <style:graphic-properties draw:stroke="solid" svg:stroke-width="0.076cm" svg:stroke-color="#669900" draw:marker-end="a1047" svg:stroke-opacity="100%" draw:fill="none" fo:padding-top="0.163cm" fo:padding-bottom="0.163cm" fo:padding-left="0.288cm" fo:padding-right="0.288cm"/>
    </style:style>
    <style:style style:name="gr48" style:family="graphic" style:parent-style-name="standard">
      <style:graphic-properties draw:stroke="solid" svg:stroke-width="0.076cm" svg:stroke-color="#669900" draw:marker-end="a1049" svg:stroke-opacity="100%" draw:fill="none" fo:padding-top="0.163cm" fo:padding-bottom="0.163cm" fo:padding-left="0.288cm" fo:padding-right="0.288cm"/>
    </style:style>
    <style:style style:name="gr49" style:family="graphic" style:parent-style-name="standard">
      <style:graphic-properties draw:stroke="none" draw:fill="none" draw:textarea-horizontal-align="center" draw:textarea-vertical-align="top" draw:auto-grow-height="true" draw:auto-grow-width="true" fo:min-height="2.287cm" fo:min-width="10.281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76cm" svg:stroke-color="#669900" draw:marker-end="a1060" svg:stroke-opacity="100%" draw:fill="none" fo:padding-top="0.163cm" fo:padding-bottom="0.163cm" fo:padding-left="0.288cm" fo:padding-right="0.288cm"/>
    </style:style>
    <style:style style:name="gr51" style:family="graphic" style:parent-style-name="standard">
      <style:graphic-properties draw:stroke="solid" svg:stroke-width="0.076cm" svg:stroke-color="#669900" draw:marker-end="a1069" svg:stroke-opacity="100%" draw:fill="none" fo:padding-top="0.163cm" fo:padding-bottom="0.163cm" fo:padding-left="0.288cm" fo:padding-right="0.288cm"/>
    </style:style>
    <style:style style:name="gr52" style:family="graphic" style:parent-style-name="standard">
      <style:graphic-properties draw:stroke="solid" svg:stroke-width="0.076cm" svg:stroke-color="#669900" draw:marker-end="a1075" svg:stroke-opacity="100%" draw:fill="none" fo:padding-top="0.163cm" fo:padding-bottom="0.163cm" fo:padding-left="0.288cm" fo:padding-right="0.288cm"/>
    </style:style>
    <style:style style:name="gr53" style:family="graphic" style:parent-style-name="standard">
      <style:graphic-properties draw:stroke="solid" svg:stroke-width="0cm" svg:stroke-color="#808080" svg:stroke-opacity="100%" draw:fill="solid" draw:fill-color="#ffcc0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76cm" svg:stroke-color="#669900" draw:marker-end="a1080" svg:stroke-opacity="100%" draw:fill="none" fo:padding-top="0.163cm" fo:padding-bottom="0.163cm" fo:padding-left="0.288cm" fo:padding-right="0.288cm"/>
    </style:style>
    <style:style style:name="gr55" style:family="graphic" style:parent-style-name="standard">
      <style:graphic-properties draw:stroke="dash" draw:stroke-dash="a108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5cm" fo:padding-bottom="0.15cm" fo:padding-left="0.275cm" fo:padding-right="0.275cm" fo:wrap-option="no-wrap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3.31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dash" draw:stroke-dash="a109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false" fo:min-height="1.157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4.646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dash" draw:stroke-dash="a111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02cm" fo:min-width="4.296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02cm" fo:min-width="3.622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dash" draw:stroke-dash="a112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65" style:family="graphic" style:parent-style-name="standard">
      <style:graphic-properties draw:stroke="dash" draw:stroke-dash="a1128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66" style:family="graphic" style:parent-style-name="standard">
      <style:graphic-properties draw:stroke="dash" draw:stroke-dash="a113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67" style:family="graphic" style:parent-style-name="standard">
      <style:graphic-properties draw:stroke="dash" draw:stroke-dash="a113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5.548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76cm" svg:stroke-color="#669900" draw:marker-end="a1143" svg:stroke-opacity="100%" draw:fill="none" fo:padding-top="0.163cm" fo:padding-bottom="0.163cm" fo:padding-left="0.288cm" fo:padding-right="0.288cm"/>
    </style:style>
    <style:style style:name="gr70" style:family="graphic" style:parent-style-name="standard">
      <style:graphic-properties draw:stroke="solid" svg:stroke-width="0.076cm" svg:stroke-color="#669900" draw:marker-end="a2078" svg:stroke-opacity="100%" draw:fill="none" fo:padding-top="0.163cm" fo:padding-bottom="0.163cm" fo:padding-left="0.288cm" fo:padding-right="0.288cm"/>
    </style:style>
    <style:style style:name="gr71" style:family="graphic" style:parent-style-name="standard">
      <style:graphic-properties draw:stroke="solid" svg:stroke-width="0.127cm" svg:stroke-color="#ff3333" svg:stroke-opacity="100%" draw:fill="solid" draw:fill-color="#cfe7f5" draw:opacity="100%" draw:textarea-horizontal-align="center" draw:textarea-vertical-align="middle" draw:auto-grow-height="false" draw:auto-grow-width="false" fo:padding-top="0.188cm" fo:padding-bottom="0.188cm" fo:padding-left="0.313cm" fo:padding-right="0.313cm" fo:wrap-option="no-wrap"/>
    </style:style>
    <style:style style:name="gr72" style:family="graphic" style:parent-style-name="standard">
      <style:graphic-properties draw:stroke="solid" svg:stroke-width="0.127cm" svg:stroke-color="#ff3333" svg:stroke-opacity="100%" draw:fill="solid" draw:fill-color="#ffcc00" draw:opacity="100%" draw:textarea-horizontal-align="center" draw:textarea-vertical-align="middle" draw:auto-grow-height="false" draw:auto-grow-width="false" fo:padding-top="0.188cm" fo:padding-bottom="0.188cm" fo:padding-left="0.313cm" fo:padding-right="0.313cm" fo:wrap-option="no-wrap"/>
    </style:style>
    <style:style style:name="gr73" style:family="graphic" style:parent-style-name="standard">
      <style:graphic-properties draw:stroke="solid" svg:stroke-width="0.076cm" svg:stroke-color="#669900" draw:marker-end="a1197" svg:stroke-opacity="100%" draw:fill="none" fo:padding-top="0.163cm" fo:padding-bottom="0.163cm" fo:padding-left="0.288cm" fo:padding-right="0.288cm"/>
    </style:style>
    <style:style style:name="gr74" style:family="graphic" style:parent-style-name="standard">
      <style:graphic-properties draw:stroke="solid" svg:stroke-width="0.076cm" svg:stroke-color="#669900" draw:marker-end="a1199" svg:stroke-opacity="100%" draw:fill="none" fo:padding-top="0.163cm" fo:padding-bottom="0.163cm" fo:padding-left="0.288cm" fo:padding-right="0.288cm"/>
    </style:style>
    <style:style style:name="gr75" style:family="graphic" style:parent-style-name="standard">
      <style:graphic-properties draw:stroke="solid" svg:stroke-width="0.076cm" svg:stroke-color="#669900" draw:marker-end="a1216" svg:stroke-opacity="100%" draw:fill="none" fo:padding-top="0.163cm" fo:padding-bottom="0.163cm" fo:padding-left="0.288cm" fo:padding-right="0.288cm"/>
    </style:style>
    <style:style style:name="gr76" style:family="graphic" style:parent-style-name="standard">
      <style:graphic-properties draw:stroke="solid" svg:stroke-width="0.076cm" svg:stroke-color="#669900" draw:marker-end="a1221" svg:stroke-opacity="100%" draw:fill="none" fo:padding-top="0.163cm" fo:padding-bottom="0.163cm" fo:padding-left="0.288cm" fo:padding-right="0.288cm"/>
    </style:style>
    <style:style style:name="gr77" style:family="graphic" style:parent-style-name="standard">
      <style:graphic-properties draw:stroke="solid" svg:stroke-width="0.076cm" svg:stroke-color="#669900" draw:marker-end="a1223" svg:stroke-opacity="100%" draw:fill="none" fo:padding-top="0.163cm" fo:padding-bottom="0.163cm" fo:padding-left="0.288cm" fo:padding-right="0.288cm"/>
    </style:style>
    <style:style style:name="gr78" style:family="graphic" style:parent-style-name="standard">
      <style:graphic-properties draw:stroke="solid" svg:stroke-width="0.076cm" svg:stroke-color="#669900" draw:marker-end="a1225" svg:stroke-opacity="100%" draw:fill="none" fo:padding-top="0.163cm" fo:padding-bottom="0.163cm" fo:padding-left="0.288cm" fo:padding-right="0.288cm"/>
    </style:style>
    <style:style style:name="gr79" style:family="graphic" style:parent-style-name="standard">
      <style:graphic-properties draw:stroke="solid" svg:stroke-width="0.076cm" svg:stroke-color="#669900" draw:marker-end="a1227" svg:stroke-opacity="100%" draw:fill="none" fo:padding-top="0.163cm" fo:padding-bottom="0.163cm" fo:padding-left="0.288cm" fo:padding-right="0.288cm"/>
    </style:style>
    <style:style style:name="gr80" style:family="graphic" style:parent-style-name="standard">
      <style:graphic-properties draw:stroke="solid" svg:stroke-width="0.076cm" svg:stroke-color="#669900" draw:marker-end="a1229" svg:stroke-opacity="100%" draw:fill="none" fo:padding-top="0.163cm" fo:padding-bottom="0.163cm" fo:padding-left="0.288cm" fo:padding-right="0.288cm"/>
    </style:style>
    <style:style style:name="gr81" style:family="graphic" style:parent-style-name="standard">
      <style:graphic-properties draw:stroke="none" draw:fill="none" draw:textarea-horizontal-align="center" draw:textarea-vertical-align="top" draw:auto-grow-height="true" draw:auto-grow-width="true" fo:min-height="3.189cm" fo:min-width="15.107cm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dash" draw:stroke-dash="a1238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83" style:family="graphic" style:parent-style-name="standard">
      <style:graphic-properties draw:stroke="dash" draw:stroke-dash="a124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84" style:family="graphic" style:parent-style-name="standard">
      <style:graphic-properties draw:stroke="dash" draw:stroke-dash="a124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85" style:family="graphic" style:parent-style-name="standard">
      <style:graphic-properties draw:stroke="dash" draw:stroke-dash="a125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86" style:family="graphic" style:parent-style-name="standard">
      <style:graphic-properties draw:stroke="solid" svg:stroke-width="0.076cm" svg:stroke-color="#669900" draw:marker-end="a1256" svg:stroke-opacity="100%" draw:fill="none" fo:padding-top="0.163cm" fo:padding-bottom="0.163cm" fo:padding-left="0.288cm" fo:padding-right="0.288cm"/>
    </style:style>
    <style:style style:name="gr87" style:family="graphic" style:parent-style-name="standard">
      <style:graphic-properties draw:stroke="solid" svg:stroke-width="0.076cm" svg:stroke-color="#669900" draw:marker-end="a1265" svg:stroke-opacity="100%" draw:fill="none" fo:padding-top="0.163cm" fo:padding-bottom="0.163cm" fo:padding-left="0.288cm" fo:padding-right="0.288cm"/>
    </style:style>
    <style:style style:name="gr88" style:family="graphic" style:parent-style-name="standard">
      <style:graphic-properties draw:stroke="solid" svg:stroke-width="0.076cm" svg:stroke-color="#669900" draw:marker-end="a1271" svg:stroke-opacity="100%" draw:fill="none" fo:padding-top="0.163cm" fo:padding-bottom="0.163cm" fo:padding-left="0.288cm" fo:padding-right="0.288cm"/>
    </style:style>
    <style:style style:name="gr89" style:family="graphic" style:parent-style-name="standard">
      <style:graphic-properties draw:stroke="solid" svg:stroke-width="0.127cm" svg:stroke-color="#ff3333" svg:stroke-opacity="100%" draw:fill="solid" draw:fill-color="#ffcc00" draw:opacity="100%" draw:textarea-horizontal-align="left" draw:textarea-vertical-align="middle" draw:auto-grow-height="false" draw:auto-grow-width="false" fo:padding-top="0.188cm" fo:padding-bottom="0.188cm" fo:padding-left="0.313cm" fo:padding-right="0.313cm" fo:wrap-option="no-wrap"/>
    </style:style>
    <style:style style:name="gr90" style:family="graphic" style:parent-style-name="standard">
      <style:graphic-properties draw:stroke="solid" svg:stroke-width="0.076cm" svg:stroke-color="#669900" draw:marker-end="a1276" svg:stroke-opacity="100%" draw:fill="none" fo:padding-top="0.163cm" fo:padding-bottom="0.163cm" fo:padding-left="0.288cm" fo:padding-right="0.288cm"/>
    </style:style>
    <style:style style:name="gr91" style:family="graphic" style:parent-style-name="standard">
      <style:graphic-properties draw:stroke="dash" draw:stroke-dash="a128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92" style:family="graphic" style:parent-style-name="standard">
      <style:graphic-properties draw:stroke="solid" svg:stroke-width="0.076cm" svg:stroke-color="#669900" draw:marker-end="a1282" svg:stroke-opacity="100%" draw:fill="none" fo:padding-top="0.163cm" fo:padding-bottom="0.163cm" fo:padding-left="0.288cm" fo:padding-right="0.288cm"/>
    </style:style>
    <style:style style:name="gr93" style:family="graphic" style:parent-style-name="standard">
      <style:graphic-properties draw:stroke="solid" svg:stroke-width="0cm" svg:stroke-color="#333333" svg:stroke-opacity="100%" draw:fill="none" draw:textarea-horizontal-align="left" draw:textarea-vertical-align="top" draw:auto-grow-height="true" draw:auto-grow-width="true" fo:min-height="4.057cm" fo:min-width="6.358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dash" draw:stroke-dash="a131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95" style:family="graphic" style:parent-style-name="standard">
      <style:graphic-properties draw:stroke="dash" draw:stroke-dash="a1331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96" style:family="graphic" style:parent-style-name="standard">
      <style:graphic-properties draw:stroke="solid" svg:stroke-width="0.076cm" svg:stroke-color="#669900" draw:marker-end="a1390" svg:stroke-opacity="100%" draw:fill="none" fo:padding-top="0.163cm" fo:padding-bottom="0.163cm" fo:padding-left="0.288cm" fo:padding-right="0.288cm"/>
    </style:style>
    <style:style style:name="gr97" style:family="graphic" style:parent-style-name="standard">
      <style:graphic-properties draw:stroke="solid" svg:stroke-width="0.076cm" svg:stroke-color="#669900" draw:marker-end="a1392" svg:stroke-opacity="100%" draw:fill="none" fo:padding-top="0.163cm" fo:padding-bottom="0.163cm" fo:padding-left="0.288cm" fo:padding-right="0.288cm"/>
    </style:style>
    <style:style style:name="gr98" style:family="graphic" style:parent-style-name="standard">
      <style:graphic-properties draw:stroke="solid" svg:stroke-width="0.076cm" svg:stroke-color="#669900" draw:marker-end="a1409" svg:stroke-opacity="100%" draw:fill="none" fo:padding-top="0.163cm" fo:padding-bottom="0.163cm" fo:padding-left="0.288cm" fo:padding-right="0.288cm"/>
    </style:style>
    <style:style style:name="gr99" style:family="graphic" style:parent-style-name="standard">
      <style:graphic-properties draw:stroke="solid" svg:stroke-width="0.076cm" svg:stroke-color="#669900" draw:marker-end="a1414" svg:stroke-opacity="100%" draw:fill="none" fo:padding-top="0.163cm" fo:padding-bottom="0.163cm" fo:padding-left="0.288cm" fo:padding-right="0.288cm"/>
    </style:style>
    <style:style style:name="gr100" style:family="graphic" style:parent-style-name="standard">
      <style:graphic-properties draw:stroke="solid" svg:stroke-width="0.076cm" svg:stroke-color="#669900" draw:marker-end="a1416" svg:stroke-opacity="100%" draw:fill="none" fo:padding-top="0.163cm" fo:padding-bottom="0.163cm" fo:padding-left="0.288cm" fo:padding-right="0.288cm"/>
    </style:style>
    <style:style style:name="gr101" style:family="graphic" style:parent-style-name="standard">
      <style:graphic-properties draw:stroke="solid" svg:stroke-width="0.076cm" svg:stroke-color="#669900" draw:marker-end="a1418" svg:stroke-opacity="100%" draw:fill="none" fo:padding-top="0.163cm" fo:padding-bottom="0.163cm" fo:padding-left="0.288cm" fo:padding-right="0.288cm"/>
    </style:style>
    <style:style style:name="gr102" style:family="graphic" style:parent-style-name="standard">
      <style:graphic-properties draw:stroke="dash" draw:stroke-dash="a142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3" style:family="graphic" style:parent-style-name="standard">
      <style:graphic-properties draw:stroke="dash" draw:stroke-dash="a1443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4" style:family="graphic" style:parent-style-name="standard">
      <style:graphic-properties draw:stroke="dash" draw:stroke-dash="a1447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5" style:family="graphic" style:parent-style-name="standard">
      <style:graphic-properties draw:stroke="dash" draw:stroke-dash="a1451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6" style:family="graphic" style:parent-style-name="standard">
      <style:graphic-properties draw:stroke="dash" draw:stroke-dash="a1455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7" style:family="graphic" style:parent-style-name="standard">
      <style:graphic-properties draw:stroke="dash" draw:stroke-dash="a1459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8" style:family="graphic" style:parent-style-name="standard">
      <style:graphic-properties draw:stroke="solid" svg:stroke-width="0.076cm" svg:stroke-color="#669900" draw:marker-end="a1465" svg:stroke-opacity="100%" draw:fill="none" fo:padding-top="0.163cm" fo:padding-bottom="0.163cm" fo:padding-left="0.288cm" fo:padding-right="0.288cm"/>
    </style:style>
    <style:style style:name="gr109" style:family="graphic" style:parent-style-name="standard">
      <style:graphic-properties draw:stroke="solid" svg:stroke-width="0.076cm" svg:stroke-color="#669900" draw:marker-end="a1474" svg:stroke-opacity="100%" draw:fill="none" fo:padding-top="0.163cm" fo:padding-bottom="0.163cm" fo:padding-left="0.288cm" fo:padding-right="0.288cm"/>
    </style:style>
    <style:style style:name="gr110" style:family="graphic" style:parent-style-name="standard">
      <style:graphic-properties draw:stroke="solid" svg:stroke-width="0.076cm" svg:stroke-color="#669900" draw:marker-end="a1480" svg:stroke-opacity="100%" draw:fill="none" fo:padding-top="0.163cm" fo:padding-bottom="0.163cm" fo:padding-left="0.288cm" fo:padding-right="0.288cm"/>
    </style:style>
    <style:style style:name="gr111" style:family="graphic" style:parent-style-name="standard">
      <style:graphic-properties draw:stroke="solid" svg:stroke-width="0.076cm" svg:stroke-color="#669900" draw:marker-end="a1485" svg:stroke-opacity="100%" draw:fill="none" fo:padding-top="0.163cm" fo:padding-bottom="0.163cm" fo:padding-left="0.288cm" fo:padding-right="0.288cm"/>
    </style:style>
    <style:style style:name="gr112" style:family="graphic" style:parent-style-name="standard">
      <style:graphic-properties draw:stroke="dash" draw:stroke-dash="a1489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13" style:family="graphic" style:parent-style-name="standard">
      <style:graphic-properties draw:stroke="solid" svg:stroke-width="0.076cm" svg:stroke-color="#669900" draw:marker-end="a1491" svg:stroke-opacity="100%" draw:fill="none" fo:padding-top="0.163cm" fo:padding-bottom="0.163cm" fo:padding-left="0.288cm" fo:padding-right="0.288cm"/>
    </style:style>
    <style:style style:name="gr114" style:family="graphic" style:parent-style-name="standard">
      <style:graphic-properties draw:stroke="solid" svg:stroke-width="0.076cm" svg:stroke-color="#669900" draw:marker-end="a1509" svg:stroke-opacity="100%" draw:fill="none" fo:padding-top="0.163cm" fo:padding-bottom="0.163cm" fo:padding-left="0.288cm" fo:padding-right="0.288cm"/>
    </style:style>
    <style:style style:name="gr115" style:family="graphic" style:parent-style-name="standard">
      <style:graphic-properties draw:stroke="none" draw:fill="none" draw:textarea-horizontal-align="center" draw:textarea-vertical-align="top" draw:auto-grow-height="true" draw:auto-grow-width="true" fo:min-height="2.287cm" fo:min-width="15.107cm" fo:padding-top="0.125cm" fo:padding-bottom="0.125cm" fo:padding-left="0.25cm" fo:padding-right="0.25cm" fo:wrap-option="no-wrap"/>
    </style:style>
    <style:style style:name="gr116" style:family="graphic" style:parent-style-name="standard">
      <style:graphic-properties draw:stroke="solid" svg:stroke-width="0.076cm" svg:stroke-color="#669900" draw:marker-end="a1588" svg:stroke-opacity="100%" draw:fill="none" fo:padding-top="0.163cm" fo:padding-bottom="0.163cm" fo:padding-left="0.288cm" fo:padding-right="0.288cm"/>
    </style:style>
    <style:style style:name="gr117" style:family="graphic" style:parent-style-name="standard">
      <style:graphic-properties draw:stroke="solid" svg:stroke-width="0.076cm" svg:stroke-color="#669900" draw:marker-end="a1590" svg:stroke-opacity="100%" draw:fill="none" fo:padding-top="0.163cm" fo:padding-bottom="0.163cm" fo:padding-left="0.288cm" fo:padding-right="0.288cm"/>
    </style:style>
    <style:style style:name="gr118" style:family="graphic" style:parent-style-name="standard">
      <style:graphic-properties draw:stroke="solid" svg:stroke-width="0.076cm" svg:stroke-color="#669900" draw:marker-end="a1586" svg:stroke-opacity="100%" draw:fill="none" fo:padding-top="0.163cm" fo:padding-bottom="0.163cm" fo:padding-left="0.288cm" fo:padding-right="0.288cm"/>
    </style:style>
    <style:style style:name="gr119" style:family="graphic" style:parent-style-name="standard">
      <style:graphic-properties draw:stroke="solid" svg:stroke-width="0.076cm" svg:stroke-color="#669900" draw:marker-end="a1599" svg:stroke-opacity="100%" draw:fill="none" fo:padding-top="0.163cm" fo:padding-bottom="0.163cm" fo:padding-left="0.288cm" fo:padding-right="0.288cm"/>
    </style:style>
    <style:style style:name="gr120" style:family="graphic" style:parent-style-name="standard">
      <style:graphic-properties draw:stroke="solid" svg:stroke-width="0.076cm" svg:stroke-color="#669900" draw:marker-end="a1601" svg:stroke-opacity="100%" draw:fill="none" fo:padding-top="0.163cm" fo:padding-bottom="0.163cm" fo:padding-left="0.288cm" fo:padding-right="0.288cm"/>
    </style:style>
    <style:style style:name="gr121" style:family="graphic" style:parent-style-name="standard">
      <style:graphic-properties draw:stroke="dash" draw:stroke-dash="a1608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22" style:family="graphic" style:parent-style-name="standard">
      <style:graphic-properties draw:stroke="solid" svg:stroke-width="0.076cm" svg:stroke-color="#669900" draw:marker-end="a1610" svg:stroke-opacity="100%" draw:fill="none" fo:padding-top="0.163cm" fo:padding-bottom="0.163cm" fo:padding-left="0.288cm" fo:padding-right="0.288cm"/>
    </style:style>
    <style:style style:name="gr123" style:family="graphic" style:parent-style-name="standard">
      <style:graphic-properties draw:stroke="solid" svg:stroke-width="0.076cm" svg:stroke-color="#669900" draw:marker-end="a1612" svg:stroke-opacity="100%" draw:fill="none" fo:padding-top="0.163cm" fo:padding-bottom="0.163cm" fo:padding-left="0.288cm" fo:padding-right="0.288cm"/>
    </style:style>
    <style:style style:name="gr124" style:family="graphic" style:parent-style-name="standard">
      <style:graphic-properties draw:stroke="solid" svg:stroke-width="0.076cm" svg:stroke-color="#669900" draw:marker-end="a1614" svg:stroke-opacity="100%" draw:fill="none" fo:padding-top="0.163cm" fo:padding-bottom="0.163cm" fo:padding-left="0.288cm" fo:padding-right="0.288cm"/>
    </style:style>
    <style:style style:name="gr125" style:family="graphic" style:parent-style-name="standard">
      <style:graphic-properties draw:stroke="solid" svg:stroke-width="0.076cm" svg:stroke-color="#669900" draw:marker-end="a1616" svg:stroke-opacity="100%" draw:fill="none" fo:padding-top="0.163cm" fo:padding-bottom="0.163cm" fo:padding-left="0.288cm" fo:padding-right="0.288cm"/>
    </style:style>
    <style:style style:name="gr126" style:family="graphic" style:parent-style-name="standard">
      <style:graphic-properties draw:stroke="solid" svg:stroke-width="0.076cm" svg:stroke-color="#669900" draw:marker-end="a1627" svg:stroke-opacity="100%" draw:fill="none" fo:padding-top="0.163cm" fo:padding-bottom="0.163cm" fo:padding-left="0.288cm" fo:padding-right="0.288cm"/>
    </style:style>
    <style:style style:name="gr127" style:family="graphic" style:parent-style-name="standard">
      <style:graphic-properties draw:stroke="solid" svg:stroke-width="0.076cm" svg:stroke-color="#669900" draw:marker-end="a1636" svg:stroke-opacity="100%" draw:fill="none" fo:padding-top="0.163cm" fo:padding-bottom="0.163cm" fo:padding-left="0.288cm" fo:padding-right="0.288cm"/>
    </style:style>
    <style:style style:name="gr128" style:family="graphic" style:parent-style-name="standard">
      <style:graphic-properties draw:stroke="solid" svg:stroke-width="0.076cm" svg:stroke-color="#669900" draw:marker-end="a1638" svg:stroke-opacity="100%" draw:fill="none" fo:padding-top="0.163cm" fo:padding-bottom="0.163cm" fo:padding-left="0.288cm" fo:padding-right="0.288cm"/>
    </style:style>
    <style:style style:name="gr129" style:family="graphic" style:parent-style-name="standard">
      <style:graphic-properties draw:stroke="dash" draw:stroke-dash="a164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30" style:family="graphic" style:parent-style-name="standard">
      <style:graphic-properties draw:stroke="dash" draw:stroke-dash="a164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31" style:family="graphic" style:parent-style-name="standard">
      <style:graphic-properties draw:stroke="dash" draw:stroke-dash="a165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32" style:family="graphic" style:parent-style-name="standard">
      <style:graphic-properties draw:stroke="solid" svg:stroke-width="0.076cm" svg:stroke-color="#669900" draw:marker-end="a1656" svg:stroke-opacity="100%" draw:fill="none" fo:padding-top="0.163cm" fo:padding-bottom="0.163cm" fo:padding-left="0.288cm" fo:padding-right="0.288cm"/>
    </style:style>
    <style:style style:name="gr133" style:family="graphic" style:parent-style-name="standard">
      <style:graphic-properties draw:stroke="solid" svg:stroke-width="0.076cm" svg:stroke-color="#669900" draw:marker-end="a1661" svg:stroke-opacity="100%" draw:fill="none" fo:padding-top="0.163cm" fo:padding-bottom="0.163cm" fo:padding-left="0.288cm" fo:padding-right="0.288cm"/>
    </style:style>
    <style:style style:name="gr134" style:family="graphic" style:parent-style-name="standard">
      <style:graphic-properties draw:stroke="dash" draw:stroke-dash="a1665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35" style:family="graphic" style:parent-style-name="standard">
      <style:graphic-properties draw:stroke="dash" draw:stroke-dash="a1677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36" style:family="graphic" style:parent-style-name="standard">
      <style:graphic-properties draw:stroke="dash" draw:stroke-dash="a169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37" style:family="graphic" style:parent-style-name="standard">
      <style:graphic-properties draw:stroke="solid" svg:stroke-width="0.076cm" svg:stroke-color="#669900" draw:marker-end="a1706" svg:stroke-opacity="100%" draw:fill="none" fo:padding-top="0.163cm" fo:padding-bottom="0.163cm" fo:padding-left="0.288cm" fo:padding-right="0.288cm"/>
    </style:style>
    <style:style style:name="gr138" style:family="graphic" style:parent-style-name="standard">
      <style:graphic-properties draw:stroke="solid" svg:stroke-width="0.076cm" svg:stroke-color="#669900" draw:marker-end="a1711" svg:stroke-opacity="100%" draw:fill="none" fo:padding-top="0.163cm" fo:padding-bottom="0.163cm" fo:padding-left="0.288cm" fo:padding-right="0.288cm"/>
    </style:style>
    <style:style style:name="gr139" style:family="graphic" style:parent-style-name="standard">
      <style:graphic-properties draw:stroke="solid" svg:stroke-width="0.076cm" svg:stroke-color="#669900" draw:marker-end="a1762" svg:stroke-opacity="100%" draw:fill="none" fo:padding-top="0.163cm" fo:padding-bottom="0.163cm" fo:padding-left="0.288cm" fo:padding-right="0.288cm"/>
    </style:style>
    <style:style style:name="gr140" style:family="graphic" style:parent-style-name="standard">
      <style:graphic-properties draw:stroke="solid" svg:stroke-width="0.076cm" svg:stroke-color="#669900" draw:marker-end="a1771" svg:stroke-opacity="100%" draw:fill="none" fo:padding-top="0.163cm" fo:padding-bottom="0.163cm" fo:padding-left="0.288cm" fo:padding-right="0.288cm"/>
    </style:style>
    <style:style style:name="gr141" style:family="graphic" style:parent-style-name="standard">
      <style:graphic-properties draw:stroke="solid" svg:stroke-width="0.076cm" svg:stroke-color="#669900" draw:marker-end="a1773" svg:stroke-opacity="100%" draw:fill="none" fo:padding-top="0.163cm" fo:padding-bottom="0.163cm" fo:padding-left="0.288cm" fo:padding-right="0.288cm"/>
    </style:style>
    <style:style style:name="gr142" style:family="graphic" style:parent-style-name="standard">
      <style:graphic-properties draw:stroke="dash" draw:stroke-dash="a178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43" style:family="graphic" style:parent-style-name="standard">
      <style:graphic-properties draw:stroke="solid" svg:stroke-width="0.076cm" svg:stroke-color="#669900" draw:marker-end="a1782" svg:stroke-opacity="100%" draw:fill="none" fo:padding-top="0.163cm" fo:padding-bottom="0.163cm" fo:padding-left="0.288cm" fo:padding-right="0.288cm"/>
    </style:style>
    <style:style style:name="gr144" style:family="graphic" style:parent-style-name="standard">
      <style:graphic-properties draw:stroke="solid" svg:stroke-width="0.076cm" svg:stroke-color="#669900" draw:marker-end="a1784" svg:stroke-opacity="100%" draw:fill="none" fo:padding-top="0.163cm" fo:padding-bottom="0.163cm" fo:padding-left="0.288cm" fo:padding-right="0.288cm"/>
    </style:style>
    <style:style style:name="gr145" style:family="graphic" style:parent-style-name="standard">
      <style:graphic-properties draw:stroke="solid" svg:stroke-width="0.076cm" svg:stroke-color="#669900" draw:marker-end="a1786" svg:stroke-opacity="100%" draw:fill="none" fo:padding-top="0.163cm" fo:padding-bottom="0.163cm" fo:padding-left="0.288cm" fo:padding-right="0.288cm"/>
    </style:style>
    <style:style style:name="gr146" style:family="graphic" style:parent-style-name="standard">
      <style:graphic-properties draw:stroke="solid" svg:stroke-width="0.076cm" svg:stroke-color="#669900" draw:marker-end="a1788" svg:stroke-opacity="100%" draw:fill="none" fo:padding-top="0.163cm" fo:padding-bottom="0.163cm" fo:padding-left="0.288cm" fo:padding-right="0.288cm"/>
    </style:style>
    <style:style style:name="gr147" style:family="graphic" style:parent-style-name="standard">
      <style:graphic-properties draw:stroke="solid" svg:stroke-width="0.076cm" svg:stroke-color="#669900" draw:marker-end="a1799" svg:stroke-opacity="100%" draw:fill="none" fo:padding-top="0.163cm" fo:padding-bottom="0.163cm" fo:padding-left="0.288cm" fo:padding-right="0.288cm"/>
    </style:style>
    <style:style style:name="gr148" style:family="graphic" style:parent-style-name="standard">
      <style:graphic-properties draw:stroke="solid" svg:stroke-width="0.076cm" svg:stroke-color="#669900" draw:marker-end="a1808" svg:stroke-opacity="100%" draw:fill="none" fo:padding-top="0.163cm" fo:padding-bottom="0.163cm" fo:padding-left="0.288cm" fo:padding-right="0.288cm"/>
    </style:style>
    <style:style style:name="gr149" style:family="graphic" style:parent-style-name="standard">
      <style:graphic-properties draw:stroke="solid" svg:stroke-width="0.076cm" svg:stroke-color="#669900" draw:marker-end="a1810" svg:stroke-opacity="100%" draw:fill="none" fo:padding-top="0.163cm" fo:padding-bottom="0.163cm" fo:padding-left="0.288cm" fo:padding-right="0.288cm"/>
    </style:style>
    <style:style style:name="gr150" style:family="graphic" style:parent-style-name="standard">
      <style:graphic-properties draw:stroke="dash" draw:stroke-dash="a181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51" style:family="graphic" style:parent-style-name="standard">
      <style:graphic-properties draw:stroke="dash" draw:stroke-dash="a1818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52" style:family="graphic" style:parent-style-name="standard">
      <style:graphic-properties draw:stroke="dash" draw:stroke-dash="a182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53" style:family="graphic" style:parent-style-name="standard">
      <style:graphic-properties draw:stroke="solid" svg:stroke-width="0.076cm" svg:stroke-color="#669900" draw:marker-end="a1828" svg:stroke-opacity="100%" draw:fill="none" fo:padding-top="0.163cm" fo:padding-bottom="0.163cm" fo:padding-left="0.288cm" fo:padding-right="0.288cm"/>
    </style:style>
    <style:style style:name="gr154" style:family="graphic" style:parent-style-name="standard">
      <style:graphic-properties draw:stroke="solid" svg:stroke-width="0.076cm" svg:stroke-color="#669900" draw:marker-end="a1833" svg:stroke-opacity="100%" draw:fill="none" fo:padding-top="0.163cm" fo:padding-bottom="0.163cm" fo:padding-left="0.288cm" fo:padding-right="0.288cm"/>
    </style:style>
    <style:style style:name="gr155" style:family="graphic" style:parent-style-name="standard">
      <style:graphic-properties draw:stroke="dash" draw:stroke-dash="a1837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56" style:family="graphic" style:parent-style-name="standard">
      <style:graphic-properties draw:stroke="none" draw:fill="none" draw:textarea-horizontal-align="center" draw:textarea-vertical-align="top" draw:auto-grow-height="true" draw:auto-grow-width="true" fo:min-height="3.052cm" fo:min-width="15.107cm" fo:padding-top="0.125cm" fo:padding-bottom="0.125cm" fo:padding-left="0.25cm" fo:padding-right="0.25cm" fo:wrap-option="no-wrap"/>
    </style:style>
    <style:style style:name="gr157" style:family="graphic" style:parent-style-name="standard">
      <style:graphic-properties draw:stroke="solid" svg:stroke-width="0cm" svg:stroke-color="#333333" svg:stroke-opacity="100%" draw:fill="none" draw:textarea-horizontal-align="left" draw:textarea-vertical-align="top" draw:auto-grow-height="true" draw:auto-grow-width="true" fo:min-height="4.395cm" fo:min-width="6.358cm" fo:padding-top="0.125cm" fo:padding-bottom="0.125cm" fo:padding-left="0.25cm" fo:padding-right="0.25cm" fo:wrap-option="no-wrap"/>
    </style:style>
    <style:style style:name="gr158" style:family="graphic" style:parent-style-name="standard">
      <style:graphic-properties draw:stroke="solid" svg:stroke-width="0.076cm" svg:stroke-color="#669900" draw:marker-end="a1874" svg:stroke-opacity="100%" draw:fill="none" fo:padding-top="0.163cm" fo:padding-bottom="0.163cm" fo:padding-left="0.288cm" fo:padding-right="0.288cm"/>
    </style:style>
    <style:style style:name="gr159" style:family="graphic" style:parent-style-name="standard">
      <style:graphic-properties draw:stroke="solid" svg:stroke-width="0.076cm" svg:stroke-color="#669900" draw:marker-end="a1879" svg:stroke-opacity="100%" draw:fill="none" fo:padding-top="0.163cm" fo:padding-bottom="0.163cm" fo:padding-left="0.288cm" fo:padding-right="0.288cm"/>
    </style:style>
    <style:style style:name="gr160" style:family="graphic" style:parent-style-name="standard">
      <style:graphic-properties draw:stroke="dash" draw:stroke-dash="a1883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61" style:family="graphic" style:parent-style-name="standard">
      <style:graphic-properties draw:stroke="dash" draw:stroke-dash="a190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62" style:family="graphic" style:parent-style-name="standard">
      <style:graphic-properties draw:stroke="solid" svg:stroke-width="0.076cm" svg:stroke-color="#669900" draw:marker-end="a2009" svg:stroke-opacity="100%" draw:fill="none" fo:padding-top="0.163cm" fo:padding-bottom="0.163cm" fo:padding-left="0.288cm" fo:padding-right="0.288cm"/>
    </style:style>
    <style:style style:name="gr163" style:family="graphic" style:parent-style-name="standard">
      <style:graphic-properties draw:stroke="solid" svg:stroke-width="0.076cm" svg:stroke-color="#669900" draw:marker-end="a1959" svg:stroke-opacity="100%" draw:fill="none" fo:padding-top="0.163cm" fo:padding-bottom="0.163cm" fo:padding-left="0.288cm" fo:padding-right="0.288cm"/>
    </style:style>
    <style:style style:name="gr164" style:family="graphic" style:parent-style-name="standard">
      <style:graphic-properties draw:stroke="solid" svg:stroke-width="0.076cm" svg:stroke-color="#669900" draw:marker-end="a1961" svg:stroke-opacity="100%" draw:fill="none" fo:padding-top="0.163cm" fo:padding-bottom="0.163cm" fo:padding-left="0.288cm" fo:padding-right="0.288cm"/>
    </style:style>
    <style:style style:name="gr165" style:family="graphic" style:parent-style-name="standard">
      <style:graphic-properties draw:stroke="solid" svg:stroke-width="0.076cm" svg:stroke-color="#669900" draw:marker-end="a1970" svg:stroke-opacity="100%" draw:fill="none" fo:padding-top="0.163cm" fo:padding-bottom="0.163cm" fo:padding-left="0.288cm" fo:padding-right="0.288cm"/>
    </style:style>
    <style:style style:name="gr166" style:family="graphic" style:parent-style-name="standard">
      <style:graphic-properties draw:stroke="solid" svg:stroke-width="0.076cm" svg:stroke-color="#669900" draw:marker-end="a1972" svg:stroke-opacity="100%" draw:fill="none" fo:padding-top="0.163cm" fo:padding-bottom="0.163cm" fo:padding-left="0.288cm" fo:padding-right="0.288cm"/>
    </style:style>
    <style:style style:name="gr167" style:family="graphic" style:parent-style-name="standard">
      <style:graphic-properties draw:stroke="dash" draw:stroke-dash="a1979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68" style:family="graphic" style:parent-style-name="standard">
      <style:graphic-properties draw:stroke="solid" svg:stroke-width="0.076cm" svg:stroke-color="#669900" draw:marker-end="a1981" svg:stroke-opacity="100%" draw:fill="none" fo:padding-top="0.163cm" fo:padding-bottom="0.163cm" fo:padding-left="0.288cm" fo:padding-right="0.288cm"/>
    </style:style>
    <style:style style:name="gr169" style:family="graphic" style:parent-style-name="standard">
      <style:graphic-properties draw:stroke="solid" svg:stroke-width="0.076cm" svg:stroke-color="#669900" draw:marker-end="a1983" svg:stroke-opacity="100%" draw:fill="none" fo:padding-top="0.163cm" fo:padding-bottom="0.163cm" fo:padding-left="0.288cm" fo:padding-right="0.288cm"/>
    </style:style>
    <style:style style:name="gr170" style:family="graphic" style:parent-style-name="standard">
      <style:graphic-properties draw:stroke="solid" svg:stroke-width="0.076cm" svg:stroke-color="#669900" draw:marker-end="a1985" svg:stroke-opacity="100%" draw:fill="none" fo:padding-top="0.163cm" fo:padding-bottom="0.163cm" fo:padding-left="0.288cm" fo:padding-right="0.288cm"/>
    </style:style>
    <style:style style:name="gr171" style:family="graphic" style:parent-style-name="standard">
      <style:graphic-properties draw:stroke="solid" svg:stroke-width="0.076cm" svg:stroke-color="#669900" draw:marker-end="a1987" svg:stroke-opacity="100%" draw:fill="none" fo:padding-top="0.163cm" fo:padding-bottom="0.163cm" fo:padding-left="0.288cm" fo:padding-right="0.288cm"/>
    </style:style>
    <style:style style:name="gr172" style:family="graphic" style:parent-style-name="standard">
      <style:graphic-properties draw:stroke="solid" svg:stroke-width="0.076cm" svg:stroke-color="#669900" draw:marker-end="a1998" svg:stroke-opacity="100%" draw:fill="none" fo:padding-top="0.163cm" fo:padding-bottom="0.163cm" fo:padding-left="0.288cm" fo:padding-right="0.288cm"/>
    </style:style>
    <style:style style:name="gr173" style:family="graphic" style:parent-style-name="standard">
      <style:graphic-properties draw:stroke="solid" svg:stroke-width="0.076cm" svg:stroke-color="#669900" draw:marker-end="a2007" svg:stroke-opacity="100%" draw:fill="none" fo:padding-top="0.163cm" fo:padding-bottom="0.163cm" fo:padding-left="0.288cm" fo:padding-right="0.288cm"/>
    </style:style>
    <style:style style:name="gr174" style:family="graphic" style:parent-style-name="standard">
      <style:graphic-properties draw:stroke="dash" draw:stroke-dash="a2013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75" style:family="graphic" style:parent-style-name="standard">
      <style:graphic-properties draw:stroke="dash" draw:stroke-dash="a2017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76" style:family="graphic" style:parent-style-name="standard">
      <style:graphic-properties draw:stroke="dash" draw:stroke-dash="a2021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77" style:family="graphic" style:parent-style-name="standard">
      <style:graphic-properties draw:stroke="solid" svg:stroke-width="0.076cm" svg:stroke-color="#669900" draw:marker-end="a2027" svg:stroke-opacity="100%" draw:fill="none" fo:padding-top="0.163cm" fo:padding-bottom="0.163cm" fo:padding-left="0.288cm" fo:padding-right="0.288cm"/>
    </style:style>
    <style:style style:name="gr178" style:family="graphic" style:parent-style-name="standard">
      <style:graphic-properties draw:stroke="solid" svg:stroke-width="0.076cm" svg:stroke-color="#669900" draw:marker-end="a2032" svg:stroke-opacity="100%" draw:fill="none" fo:padding-top="0.163cm" fo:padding-bottom="0.163cm" fo:padding-left="0.288cm" fo:padding-right="0.288cm"/>
    </style:style>
    <style:style style:name="gr179" style:family="graphic" style:parent-style-name="standard">
      <style:graphic-properties draw:stroke="dash" draw:stroke-dash="a203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80" style:family="graphic" style:parent-style-name="standard">
      <style:graphic-properties draw:stroke="solid" svg:stroke-width="0.076cm" svg:stroke-color="#669900" draw:marker-end="a2073" svg:stroke-opacity="100%" draw:fill="none" fo:padding-top="0.163cm" fo:padding-bottom="0.163cm" fo:padding-left="0.288cm" fo:padding-right="0.288cm"/>
    </style:style>
    <style:style style:name="gr181" style:family="graphic" style:parent-style-name="standard">
      <style:graphic-properties draw:stroke="dash" draw:stroke-dash="a208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82" style:family="graphic" style:parent-style-name="standard">
      <style:graphic-properties draw:stroke="dash" draw:stroke-dash="a2099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83" style:family="graphic" style:parent-style-name="objectwithoutfill">
      <style:graphic-properties draw:fill="none" draw:textarea-vertical-align="middle"/>
    </style:style>
    <style:style style:name="gr184" style:family="graphic" style:parent-style-name="standard">
      <style:graphic-properties draw:fill="solid" draw:fill-color="#ffcc00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186" style:family="graphic" style:parent-style-name="standard">
      <style:graphic-properties draw:opacity="0%" draw:textarea-vertical-align="middle" draw:shadow-opacity="0%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46cm"/>
    </style:style>
    <style:style style:name="gr188" style:family="graphic" style:parent-style-name="standard">
      <style:graphic-properties svg:stroke-color="#333333" draw:textarea-vertical-align="middle"/>
    </style:style>
    <style:style style:name="gr18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0" style:family="graphic" style:parent-style-name="standard">
      <style:graphic-properties draw:textarea-vertical-align="middle"/>
    </style:style>
    <style:style style:name="gr191" style:family="graphic" style:parent-style-name="standard">
      <style:graphic-properties draw:stroke="none" svg:stroke-color="#000000" draw:fill="none" draw:fill-color="#ffffff" draw:auto-grow-height="true" draw:auto-grow-width="false" fo:max-height="0cm" fo:min-height="0.46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9cm"/>
    </style:style>
    <style:style style:name="gr193" style:family="graphic" style:parent-style-name="standard">
      <style:graphic-properties draw:fill-color="#aecf00" draw:textarea-vertical-align="middle"/>
    </style:style>
    <style:style style:name="gr194" style:family="graphic" style:parent-style-name="standard">
      <style:graphic-properties draw:fill-color="#ff6666" draw:textarea-vertical-align="middle"/>
    </style:style>
    <style:style style:name="gr195" style:family="graphic" style:parent-style-name="standard">
      <style:graphic-properties draw:fill="solid" draw:fill-color="#ff6666" draw:textarea-vertical-align="middle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fill-color="#ffffff" fo:min-height="10.00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123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397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text-align="center"/>
      <style:text-properties fo:font-size="44pt"/>
    </style:style>
    <style:style style:name="P9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text-align="center"/>
      <style:text-properties fo:font-size="9pt" fo:font-style="normal" fo:font-weight="bold"/>
    </style:style>
    <style:style style:name="P18" style:family="paragraph">
      <style:paragraph-properties fo:text-align="center"/>
      <style:text-properties fo:font-size="9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9pt" fo:font-style="normal" fo:font-weight="bold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font-size="9pt" fo:font-style="normal" fo:font-weight="bold" style:font-size-asian="8pt" style:font-weight-asian="bold" style:font-size-complex="8pt" style:font-weight-complex="bold"/>
    </style:style>
    <style:style style:name="P2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font-size="8pt" fo:font-style="normal" fo:font-weight="bold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style:paragraph-properties fo:text-align="center"/>
      <style:text-properties fo:font-size="9pt" fo:font-weight="bold" style:font-size-asian="10pt" style:font-weight-asian="bold" style:font-size-complex="10pt" style:font-weight-complex="bold"/>
    </style:style>
    <style:style style:name="P26" style:family="paragraph">
      <style:paragraph-properties fo:text-align="center"/>
      <style:text-properties fo:font-size="9pt" fo:font-weight="bold" style:font-size-asian="12pt" style:font-weight-asian="bold" style:font-size-complex="12pt" style:font-weight-complex="bold"/>
    </style:style>
    <style:style style:name="P27" style:family="paragraph">
      <style:text-properties fo:font-size="9pt" fo:font-weight="bold" style:font-size-asian="12pt" style:font-weight-asian="bold" style:font-size-complex="12pt" style:font-weight-complex="bold"/>
    </style:style>
    <style:style style:name="P28" style:family="paragraph">
      <style:paragraph-properties fo:text-align="start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/>
    </style:style>
    <style:style style:name="T5" style:family="text">
      <style:text-properties fo:color="#222268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1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1pt" style:font-style-asian="normal" style:font-weight-asian="bold" style:font-family-complex="Arial" style:font-pitch-complex="variable" style:font-size-complex="11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8pt" style:font-style-asian="normal" style:font-weight-asian="bold" style:font-family-complex="Arial" style:font-pitch-complex="variable" style:font-size-complex="8pt" style:font-style-complex="normal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0pt" style:font-style-asian="normal" style:font-weight-asian="bold" style:font-family-complex="Arial" style:font-pitch-complex="variable" style:font-size-complex="10pt" style:font-style-complex="normal" style:font-weight-complex="bold"/>
    </style:style>
    <style:style style:name="T10" style:family="text">
      <style:text-properties fo:color="#000000" style:text-line-through-style="none" style:text-position="-25% 67%" fo:font-family="Arial" style:font-family-generic="roman" style:font-pitch="variable" fo:font-size="10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0pt" style:font-style-asian="italic" style:font-weight-asian="bold" style:font-family-complex="Arial" style:font-pitch-complex="variable" style:font-size-complex="10pt" style:font-style-complex="italic" style:font-weight-complex="bold"/>
    </style:style>
    <style:style style:name="T11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0pt" style:font-style-asian="italic" style:font-weight-asian="normal" style:font-family-complex="Arial" style:font-pitch-complex="variable" style:font-size-complex="10pt" style:font-style-complex="italic" style:font-weight-complex="normal"/>
    </style:style>
    <style:style style:name="T12" style:family="text">
      <style:text-properties fo:color="#000000" style:text-line-through-style="none" style:text-position="0% 100%" fo:font-family="Arial" style:font-family-generic="roman" style:font-pitch="variable" fo:font-size="9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9pt" style:font-style-asian="italic" style:font-weight-asian="normal" style:font-family-complex="Arial" style:font-pitch-complex="variable" style:font-size-complex="9pt" style:font-style-complex="italic" style:font-weight-complex="normal"/>
    </style:style>
    <style:style style:name="T13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1pt" style:font-style-asian="normal" style:font-weight-asian="normal" style:font-family-complex="Arial" style:font-pitch-complex="variable" style:font-size-complex="11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rial" style:font-family-generic="roman" style:font-pitch="variable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9pt" style:font-style-asian="normal" style:font-weight-asian="normal" style:font-family-complex="Arial" style:font-pitch-complex="variable" style:font-size-complex="9pt" style:font-style-complex="normal" style:font-weight-complex="normal"/>
    </style:style>
    <style:style style:name="T16" style:family="text">
      <style:text-properties fo:color="#000000" style:text-line-through-style="none" style:text-position="-43% 67%" fo:font-family="Arial" style:font-family-generic="roman" style:font-pitch="variable" fo:font-size="10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0pt" style:font-style-asian="italic" style:font-weight-asian="bold" style:font-family-complex="Arial" style:font-pitch-complex="variable" style:font-size-complex="10pt" style:font-style-complex="italic" style:font-weight-complex="bold"/>
    </style:style>
    <style:style style:name="T17" style:family="text">
      <style:text-properties fo:font-size="9pt" fo:font-style="normal" fo:font-weight="bold" style:font-size-asian="9pt" style:font-weight-asian="bold" style:font-size-complex="9pt" style:font-weight-complex="bold"/>
    </style:style>
    <style:style style:name="T18" style:family="text">
      <style:text-properties fo:font-size="9pt" fo:font-style="normal" fo:font-weight="bold" style:font-size-asian="8pt" style:font-weight-asian="bold" style:font-size-complex="8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9pt" fo:font-weight="bold" style:font-size-asian="10pt" style:font-weight-asian="bold" style:font-size-complex="10pt" style:font-weight-complex="bold"/>
    </style:style>
    <style:style style:name="T22" style:family="text">
      <style:text-properties fo:font-size="9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 Presentation" draw:style-name="dp1" draw:master-page-name="Master1-Layout7-blank-Blank" presentation:presentation-page-layout-name="AL1T13">
        <draw:custom-shape draw:name="Oval 132" draw:style-name="gr1" draw:text-style-name="P1" draw:layer="layout" svg:width="15.24cm" svg:height="17.356cm" svg:x="9.737cm" svg:y="1.482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g draw:name="Group 142">
          <draw:custom-shape draw:name="Freeform: Shape 3" draw:style-name="gr2" draw:text-style-name="P1" draw:layer="layout" svg:width="8.255cm" svg:height="1.138cm" svg:x="0.132cm" svg:y="1.861cm">
            <text:p text:style-name="P2"><text:span text:style-name="T1">Input Data Files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4" draw:style-name="gr3" draw:text-style-name="P1" draw:layer="layout" svg:width="8.255cm" svg:height="0.846cm" svg:x="0.132cm" svg:y="2.999cm">
            <text:p text:style-name="P3"><text:span text:style-name="T2">&lt;Subject Name&gt;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" draw:style-name="gr3" draw:text-style-name="P1" draw:layer="layout" svg:width="8.255cm" svg:height="0.847cm" svg:x="0.132cm" svg:y="3.845cm">
            <text:p text:style-name="P3"><text:span text:style-name="T2"><text:s text:c="8"/></text:span><text:span text:style-name="T2">anatomical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6" draw:style-name="gr3" draw:text-style-name="P1" draw:layer="layout" svg:width="8.255cm" svg:height="0.847cm" svg:x="0.132cm" svg:y="4.692cm">
            <text:p text:style-name="P3"><text:span text:style-name="T2"><text:s text:c="15"/></text:span><text:span text:style-name="T2">headvol.vox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7" draw:style-name="gr3" draw:text-style-name="P1" draw:layer="layout" svg:width="8.255cm" svg:height="0.846cm" svg:x="0.132cm" svg:y="5.539cm">
            <text:p text:style-name="P3"><text:span text:style-name="T2"><text:s text:c="15"/></text:span><text:span text:style-name="T2">headsurf.mesh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8" draw:style-name="gr3" draw:text-style-name="P1" draw:layer="layout" svg:width="8.255cm" svg:height="0.847cm" svg:x="0.132cm" svg:y="6.385cm">
            <text:p text:style-name="P3"><text:span text:style-name="T2"><text:s text:c="15"/></text:span><text:span text:style-name="T2">pialsurf.mesh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9" draw:style-name="gr3" draw:text-style-name="P1" draw:layer="layout" svg:width="8.255cm" svg:height="0.847cm" svg:x="0.132cm" svg:y="7.232cm">
            <text:p text:style-name="P3"><text:span text:style-name="T2"><text:s text:c="15"/></text:span><text:span text:style-name="T2">refpts.txt, refpts_labels.tx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10" draw:style-name="gr3" draw:text-style-name="P1" draw:layer="layout" svg:width="8.255cm" svg:height="0.846cm" svg:x="0.132cm" svg:y="8.079cm">
            <text:p text:style-name="P3"><text:span text:style-name="T2"><text:s text:c="15"/></text:span><text:span text:style-name="T2">labelssurf.mesh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11" draw:style-name="gr3" draw:text-style-name="P1" draw:layer="layout" svg:width="8.255cm" svg:height="0.847cm" svg:x="0.132cm" svg:y="8.925cm">
            <text:p text:style-name="P3"><text:span text:style-name="T2"><text:s text:c="8"/></text:span><text:span text:style-name="T2">probe.SD, data.nirs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12" draw:style-name="gr3" draw:text-style-name="P1" draw:layer="layout" svg:width="8.255cm" svg:height="0.847cm" svg:x="0.132cm" svg:y="9.772cm">
            <text:p text:style-name="P3"><text:span text:style-name="T2"><text:s text:c="8"/></text:span><text:span text:style-name="T2">digpts.tx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13" draw:style-name="gr3" draw:text-style-name="P1" draw:layer="layout" svg:width="8.255cm" svg:height="0.846cm" svg:x="0.132cm" svg:y="10.619cm">
            <text:p text:style-name="P3"><text:span text:style-name="T2"><text:s text:c="8"/></text:span><text:span text:style-name="T2">groupResults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Straight Connector 14" draw:style-name="gr4" draw:text-style-name="P1" draw:layer="layout" svg:width="8.255cm" svg:height="0.001cm" svg:x="0.132cm" svg:y="2.99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5" draw:style-name="gr4" draw:text-style-name="P1" draw:layer="layout" svg:width="8.255cm" svg:height="0.001cm" svg:x="0.132cm" svg:y="3.8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6" draw:style-name="gr4" draw:text-style-name="P1" draw:layer="layout" svg:width="8.255cm" svg:height="0.001cm" svg:x="0.132cm" svg:y="4.69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7" draw:style-name="gr4" draw:text-style-name="P1" draw:layer="layout" svg:width="8.255cm" svg:height="0.001cm" svg:x="0.132cm" svg:y="5.53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8" draw:style-name="gr4" draw:text-style-name="P1" draw:layer="layout" svg:width="8.255cm" svg:height="0.001cm" svg:x="0.132cm" svg:y="6.38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9" draw:style-name="gr4" draw:text-style-name="P1" draw:layer="layout" svg:width="8.255cm" svg:height="0.001cm" svg:x="0.132cm" svg:y="7.23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0" draw:style-name="gr4" draw:text-style-name="P1" draw:layer="layout" svg:width="8.255cm" svg:height="0.001cm" svg:x="0.132cm" svg:y="8.07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1" draw:style-name="gr4" draw:text-style-name="P1" draw:layer="layout" svg:width="8.255cm" svg:height="0.001cm" svg:x="0.132cm" svg:y="8.92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2" draw:style-name="gr4" draw:text-style-name="P1" draw:layer="layout" svg:width="8.255cm" svg:height="0.001cm" svg:x="0.132cm" svg:y="9.77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3" draw:style-name="gr4" draw:text-style-name="P1" draw:layer="layout" svg:width="8.255cm" svg:height="0.001cm" svg:x="0.132cm" svg:y="10.61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4" draw:style-name="gr5" draw:text-style-name="P1" draw:layer="layout" svg:width="0.001cm" svg:height="9.604cm" svg:x="0.132cm" svg:y="1.86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5" draw:style-name="gr5" draw:text-style-name="P1" draw:layer="layout" svg:width="0.001cm" svg:height="9.604cm" svg:x="8.387cm" svg:y="1.86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6" draw:style-name="gr5" draw:text-style-name="P1" draw:layer="layout" svg:width="8.255cm" svg:height="0.001cm" svg:x="0.132cm" svg:y="1.86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7" draw:style-name="gr5" draw:text-style-name="P1" draw:layer="layout" svg:width="8.255cm" svg:height="0.001cm" svg:x="0.132cm" svg:y="11.46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ustom-shape draw:name="Oval 103" draw:style-name="gr6" draw:text-style-name="P1" xml:id="id1" draw:id="id1" draw:layer="layout" svg:width="2.54cm" svg:height="1.27cm" svg:x="12.7cm" svg:y="4.868cm">
          <text:p text:style-name="P4"><text:span text:style-name="T3">headvol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4" draw:style-name="gr6" draw:text-style-name="P1" draw:layer="layout" svg:width="2.54cm" svg:height="1.27cm" svg:x="12.7cm" svg:y="6.35cm">
          <text:p text:style-name="P4"><text:span text:style-name="T3">head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5" draw:style-name="gr6" draw:text-style-name="P1" draw:layer="layout" svg:width="2.54cm" svg:height="1.27cm" svg:x="12.7cm" svg:y="7.832cm">
          <text:p text:style-name="P4"><text:span text:style-name="T3">refpts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9" draw:style-name="gr6" draw:text-style-name="P1" xml:id="id3" draw:id="id3" draw:layer="layout" svg:width="2.54cm" svg:height="1.27cm" svg:x="15.663cm" svg:y="14.605cm">
          <text:p text:style-name="P4"><text:span text:style-name="T3">probe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10" draw:style-name="gr6" draw:text-style-name="P1" xml:id="id2" draw:id="id2" draw:layer="layout" svg:width="2.54cm" svg:height="1.27cm" svg:x="19.897cm" svg:y="7.408cm">
          <text:p text:style-name="P4"><text:span text:style-name="T3">fwmodel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28" draw:style-name="gr6" draw:text-style-name="P1" xml:id="id5" draw:id="id5" draw:layer="layout" svg:width="2.54cm" svg:height="1.27cm" svg:x="21.802cm" svg:y="11.853cm">
          <text:p text:style-name="P4"><text:span text:style-name="T3">imgrecon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30" draw:style-name="gr6" draw:text-style-name="P1" draw:layer="layout" svg:width="2.54cm" svg:height="1.27cm" svg:x="12.488cm" svg:y="9.525cm">
          <text:p text:style-name="P4"><text:span text:style-name="T3">pial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31" draw:style-name="gr6" draw:text-style-name="P1" draw:layer="layout" svg:width="2.54cm" svg:height="1.27cm" svg:x="15.452cm" svg:y="8.255cm">
          <text:p text:style-name="P4"><text:span text:style-name="T3">labels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 Box 133" draw:style-name="gr7" draw:text-style-name="P1" draw:layer="layout" svg:width="4.445cm" svg:height="1.023cm" svg:x="15.028cm" svg:y="2.117cm">
          <text:p text:style-name="P5"><text:span text:style-name="T4">AtlasViewe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tangle 144" draw:style-name="gr8" draw:text-style-name="P1" xml:id="id6" draw:id="id6" draw:layer="layout" svg:width="6.138cm" svg:height="6.773cm" svg:x="12.065cm" svg:y="4.44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nector: Elbow 11" draw:style-name="gr9" draw:layer="layout" svg:x1="15.24cm" svg:y1="5.503cm" svg:x2="21.167cm" svg:y2="7.408cm" draw:start-shape="id1" draw:start-glue-point="10" draw:end-shape="id2" draw:end-glue-point="4" svg:d="M15240 5503h5927v1905">
          <text:p/>
        </draw:connector>
        <draw:connector draw:name="Connector: Elbow 13" draw:style-name="gr10" draw:layer="layout" svg:x1="18.203cm" svg:y1="15.24cm" svg:x2="19.897cm" svg:y2="8.043cm" draw:start-shape="id3" draw:start-glue-point="10" draw:end-shape="id2" draw:end-glue-point="6" svg:d="M18203 15240h847v-7197h847">
          <text:p/>
        </draw:connector>
        <draw:connector draw:name="Connector: Elbow 56" draw:style-name="gr11" draw:layer="layout" svg:x1="13.97cm" svg:y1="13.335cm" svg:x2="15.663cm" svg:y2="15.24cm" draw:start-shape="id4" draw:start-glue-point="10" draw:end-shape="id3" draw:end-glue-point="6" svg:d="M13970 13335h847v1905h846">
          <text:p/>
        </draw:connector>
        <draw:connector draw:name="Connector: Elbow 63" draw:style-name="gr12" draw:layer="layout" svg:x1="22.437cm" svg:y1="8.043cm" svg:x2="23.072cm" svg:y2="11.853cm" draw:start-shape="id2" draw:start-glue-point="10" draw:end-shape="id5" draw:end-glue-point="4" svg:d="M22437 8043h635v3810">
          <text:p/>
        </draw:connector>
        <draw:connector draw:name="Connector: Elbow 23" draw:style-name="gr13" draw:layer="layout" svg:x1="10.019cm" svg:y1="6.716cm" svg:x2="12.065cm" svg:y2="7.831cm" draw:end-shape="id6" draw:end-glue-point="3" svg:d="M10019 6716h766v1115h1280">
          <text:p/>
        </draw:connector>
        <draw:connector draw:name="Connector: Elbow 69" draw:style-name="gr14" draw:layer="layout" svg:x1="7.196cm" svg:y1="10.147cm" svg:x2="11.43cm" svg:y2="13.335cm" draw:end-shape="id4" draw:end-glue-point="6" svg:d="M7196 10147h1860v3188h2374">
          <text:p/>
        </draw:connector>
        <draw:custom-shape draw:name="Oval 129" draw:style-name="gr6" draw:text-style-name="P1" xml:id="id4" draw:id="id4" draw:layer="layout" svg:width="2.54cm" svg:height="1.27cm" svg:x="11.43cm" svg:y="12.7cm">
          <text:p text:style-name="P4"><text:span text:style-name="T3">digpts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29" draw:style-name="gr6" draw:text-style-name="P1" xml:id="id7" draw:id="id7" draw:layer="layout" svg:width="2.54cm" svg:height="1.27cm" svg:x="11.853cm" svg:y="14.817cm">
          <text:p text:style-name="P4"><text:span text:style-name="T3">hbconc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Box 36" draw:style-name="gr15" draw:text-style-name="P1" draw:layer="layout" svg:width="13.759cm" svg:height="1.277cm" svg:x="7.408cm" svg:y="0cm">
          <text:p text:style-name="P4"><text:span text:style-name="T5">Data Pipeline Dependencie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ight Brace 38" draw:style-name="gr16" draw:text-style-name="P1" draw:layer="layout" svg:width="1.058cm" svg:height="4.118cm" svg:x="8.467cm" svg:y="4.657cm">
          <text:p/>
          <draw:enhanced-geometry svg:viewBox="0 0 21600 21600" draw:text-areas="?f35 ?f30 ?f40 ?f31" draw:glue-points="?f35 ?f36 ?f35 ?f37 ?f38 ?f39" draw:type="non-primitive" draw:modifiers="5949 10749" draw:enhanced-path="M ?f8 ?f8 C ?f10 ?f8 ?f11 ?f15 ?f11 ?f13 L ?f11 ?f25 C ?f11 ?f26 ?f12 ?f14 ?f9 ?f14 ?f12 ?f14 ?f11 ?f27 ?f11 ?f28 L ?f11 ?f16 C ?f11 ?f29 ?f10 ?f9 ?f8 ?f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0800"/>
            <draw:equation draw:name="f12" draw:formula="162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0 * ?f6"/>
            <draw:equation draw:name="f20" draw:formula="7800 * ?f6"/>
            <draw:equation draw:name="f21" draw:formula="0 * ?f7"/>
            <draw:equation draw:name="f22" draw:formula="21600 * ?f7"/>
            <draw:equation draw:name="f23" draw:formula="21600 * ?f6"/>
            <draw:equation draw:name="f24" draw:formula="108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19 / ?f6"/>
            <draw:equation draw:name="f36" draw:formula="?f21 / ?f7"/>
            <draw:equation draw:name="f37" draw:formula="?f22 / ?f7"/>
            <draw:equation draw:name="f38" draw:formula="?f23 / ?f6"/>
            <draw:equation draw:name="f39" draw:formula="?f24 / ?f7"/>
            <draw:equation draw:name="f40" draw:formula="?f20 / ?f6"/>
            <draw:handle draw:handle-position="?f34 $0" draw:handle-range-y-minimum="0" draw:handle-range-y-maximum="5400"/>
            <draw:handle draw:handle-position="21600 $1" draw:handle-range-y-minimum="0" draw:handle-range-y-maximum="21600"/>
          </draw:enhanced-geometry>
        </draw:custom-shape>
        <draw:connector draw:name="Connector: Elbow 106" draw:style-name="gr17" draw:layer="layout" svg:x1="7.291cm" svg:y1="10.794cm" svg:x2="11.853cm" svg:y2="15.452cm" draw:end-shape="id7" draw:end-glue-point="6" svg:d="M7291 10794h2024v4658h2538">
          <text:p/>
        </draw:connector>
        <draw:g draw:name="Table 116">
          <draw:custom-shape draw:name="Freeform: Shape 50" draw:style-name="gr18" draw:text-style-name="P1" draw:layer="layout" svg:width="2.646cm" svg:height="0.847cm" svg:x="0.009cm" svg:y="14.605cm">
            <text:p text:style-name="P6"><text:span text:style-name="T6">Legend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1" draw:style-name="gr19" draw:text-style-name="P1" draw:layer="layout" svg:width="4.33cm" svg:height="0.847cm" svg:x="2.655cm" svg:y="14.605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2" draw:style-name="gr19" draw:text-style-name="P1" draw:layer="layout" svg:width="2.646cm" svg:height="0.67cm" svg:x="0.009cm" svg:y="15.452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3" draw:style-name="gr18" draw:text-style-name="P1" draw:layer="layout" svg:width="4.33cm" svg:height="0.67cm" svg:x="2.655cm" svg:y="15.452cm">
            <text:p text:style-name="P6"><text:span text:style-name="T7">Internal AV data pipeline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4" draw:style-name="gr19" draw:text-style-name="P1" draw:layer="layout" svg:width="2.646cm" svg:height="0.666cm" svg:x="0.009cm" svg:y="16.122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5" draw:style-name="gr18" draw:text-style-name="P1" draw:layer="layout" svg:width="4.33cm" svg:height="0.666cm" svg:x="2.655cm" svg:y="16.122cm">
            <text:p text:style-name="P6"><text:span text:style-name="T7">Probe <text:s/>SD data load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6" draw:style-name="gr19" draw:text-style-name="P1" draw:layer="layout" svg:width="2.646cm" svg:height="0.908cm" svg:x="0.009cm" svg:y="16.788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7" draw:style-name="gr18" draw:text-style-name="P1" draw:layer="layout" svg:width="4.33cm" svg:height="0.908cm" svg:x="2.655cm" svg:y="16.788cm">
            <text:p text:style-name="P6"><text:span text:style-name="T7">Probe Meas List data load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8" draw:style-name="gr19" draw:text-style-name="P1" draw:layer="layout" svg:width="2.646cm" svg:height="0.754cm" svg:x="0.009cm" svg:y="17.696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9" draw:style-name="gr18" draw:text-style-name="P1" draw:layer="layout" svg:width="4.33cm" svg:height="0.754cm" svg:x="2.655cm" svg:y="17.696cm">
            <text:p text:style-name="P6"><text:span text:style-name="T7">Anatomical Data load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60" draw:style-name="gr19" draw:text-style-name="P1" draw:layer="layout" svg:width="2.646cm" svg:height="0.6cm" svg:x="0.009cm" svg:y="18.45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61" draw:style-name="gr18" draw:text-style-name="P1" draw:layer="layout" svg:width="4.33cm" svg:height="0.6cm" svg:x="2.655cm" svg:y="18.45cm">
            <text:p text:style-name="P6"><text:span text:style-name="T7">Dig Points data load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Straight Connector 62" draw:style-name="gr4" draw:text-style-name="P1" draw:layer="layout" svg:width="0.001cm" svg:height="3.598cm" svg:x="2.655cm" svg:y="15.45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3" draw:style-name="gr4" draw:text-style-name="P1" draw:layer="layout" svg:width="6.976cm" svg:height="0.001cm" svg:x="0.009cm" svg:y="15.45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4" draw:style-name="gr4" draw:text-style-name="P1" draw:layer="layout" svg:width="6.976cm" svg:height="0.001cm" svg:x="0.009cm" svg:y="16.12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5" draw:style-name="gr4" draw:text-style-name="P1" draw:layer="layout" svg:width="6.976cm" svg:height="0.001cm" svg:x="0.009cm" svg:y="16.788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6" draw:style-name="gr4" draw:text-style-name="P1" draw:layer="layout" svg:width="6.976cm" svg:height="0.001cm" svg:x="0.009cm" svg:y="17.69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7" draw:style-name="gr4" draw:text-style-name="P1" draw:layer="layout" svg:width="6.976cm" svg:height="0.001cm" svg:x="0.009cm" svg:y="18.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8" draw:style-name="gr4" draw:text-style-name="P1" draw:layer="layout" svg:width="0.001cm" svg:height="4.445cm" svg:x="0.009cm" svg:y="14.60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9" draw:style-name="gr4" draw:text-style-name="P1" draw:layer="layout" svg:width="0.001cm" svg:height="4.445cm" svg:x="6.985cm" svg:y="14.60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70" draw:style-name="gr4" draw:text-style-name="P1" draw:layer="layout" svg:width="6.976cm" svg:height="0.001cm" svg:x="0.009cm" svg:y="14.60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71" draw:style-name="gr4" draw:text-style-name="P1" draw:layer="layout" svg:width="6.976cm" svg:height="0.001cm" svg:x="0.009cm" svg:y="19.0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onnector draw:name="Straight Arrow Connector 2" draw:style-name="gr20" draw:layer="layout" draw:type="line" svg:x1="0.423cm" svg:y1="15.746cm" svg:x2="1.694cm" svg:y2="15.748cm" svg:d="M423 15746l1271 2">
          <text:p/>
        </draw:connector>
        <draw:connector draw:name="Straight Arrow Connector 30" draw:style-name="gr21" draw:layer="layout" draw:type="line" svg:x1="0.423cm" svg:y1="17.228cm" svg:x2="1.694cm" svg:y2="17.23cm" svg:d="M423 17228l1271 2">
          <text:p/>
        </draw:connector>
        <draw:connector draw:name="Straight Arrow Connector 31" draw:style-name="gr22" draw:layer="layout" draw:type="line" svg:x1="0.423cm" svg:y1="16.381cm" svg:x2="1.694cm" svg:y2="16.383cm" svg:d="M423 16381l1271 2">
          <text:p/>
        </draw:connector>
        <draw:connector draw:name="Straight Arrow Connector 33" draw:style-name="gr23" draw:layer="layout" draw:type="line" svg:x1="0.423cm" svg:y1="18.709cm" svg:x2="1.694cm" svg:y2="18.711cm" svg:d="M423 18709l1271 2">
          <text:p/>
        </draw:connector>
        <draw:connector draw:name="Straight Arrow Connector 34" draw:style-name="gr24" draw:layer="layout" draw:type="line" svg:x1="0.423cm" svg:y1="18.074cm" svg:x2="1.694cm" svg:y2="18.076cm" svg:d="M423 18074l1271 2">
          <text:p/>
        </draw:connector>
        <draw:connector draw:name="Connector: Elbow 106" draw:style-name="gr25" draw:layer="layout" svg:x1="7.265cm" svg:y1="11.1cm" svg:x2="21.802cm" svg:y2="12.488cm" svg:d="M7265 11100h7269v1388h7268">
          <text:p/>
        </draw:connector>
        <presentation:notes draw:style-name="dp2">
          <draw:frame draw:name="Slide Number Placeholder 7" draw:style-name="gr26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1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26" draw:text-style-name="P1" draw:layer="layout" svg:width="8.255cm" svg:height="1.274cm" svg:x="10.791cm" svg:y="24.126cm">
            <text:p text:style-name="P7"><text:span text:style-name="T3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2" draw:style-name="dp1" draw:master-page-name="Master1-Layout7-blank-Blank" presentation:presentation-page-layout-name="AL1T13">
        <draw:custom-shape draw:name="Oval 132" draw:style-name="gr28" draw:text-style-name="P1" draw:layer="layout" svg:width="15.24cm" svg:height="17.356cm" svg:x="0.212cm" svg:y="0.847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3" draw:style-name="gr6" draw:text-style-name="P1" xml:id="id8" draw:id="id8" draw:layer="layout" svg:width="2.54cm" svg:height="1.27cm" svg:x="2.752cm" svg:y="4.022cm">
          <text:p text:style-name="P4"><text:span text:style-name="T3">headvol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4" draw:style-name="gr6" draw:text-style-name="P1" draw:layer="layout" svg:width="2.54cm" svg:height="1.27cm" svg:x="2.752cm" svg:y="5.503cm">
          <text:p text:style-name="P4"><text:span text:style-name="T3">head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5" draw:style-name="gr6" draw:text-style-name="P1" draw:layer="layout" svg:width="2.54cm" svg:height="1.27cm" svg:x="2.752cm" svg:y="6.985cm">
          <text:p text:style-name="P4"><text:span text:style-name="T3">refpts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9" draw:style-name="gr6" draw:text-style-name="P1" xml:id="id10" draw:id="id10" draw:layer="layout" svg:width="2.54cm" svg:height="1.27cm" svg:x="6.138cm" svg:y="13.97cm">
          <text:p text:style-name="P4"><text:span text:style-name="T3">probe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10" draw:style-name="gr6" draw:text-style-name="P1" xml:id="id9" draw:id="id9" draw:layer="layout" svg:width="2.54cm" svg:height="1.27cm" svg:x="10.372cm" svg:y="6.773cm">
          <text:p text:style-name="P4"><text:span text:style-name="T3">fwmodel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28" draw:style-name="gr6" draw:text-style-name="P1" xml:id="id12" draw:id="id12" draw:layer="layout" svg:width="2.54cm" svg:height="1.27cm" svg:x="11.477cm" svg:y="11.218cm">
          <text:p text:style-name="P4"><text:span text:style-name="T3">imgrecon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30" draw:style-name="gr6" draw:text-style-name="P1" draw:layer="layout" svg:width="2.54cm" svg:height="1.27cm" svg:x="2.54cm" svg:y="8.678cm">
          <text:p text:style-name="P4"><text:span text:style-name="T3">pial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31" draw:style-name="gr6" draw:text-style-name="P1" draw:layer="layout" svg:width="2.54cm" svg:height="1.27cm" svg:x="5.503cm" svg:y="7.408cm">
          <text:p text:style-name="P4"><text:span text:style-name="T3">labels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 Box 133" draw:style-name="gr7" draw:text-style-name="P1" draw:layer="layout" svg:width="4.445cm" svg:height="1.023cm" svg:x="5.503cm" svg:y="1.482cm">
          <text:p text:style-name="P5"><text:span text:style-name="T4">AtlasViewe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tangle 144" draw:style-name="gr29" draw:text-style-name="P1" draw:layer="layout" svg:width="5.927cm" svg:height="6.773cm" svg:x="2.328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nector: Elbow 11" draw:style-name="gr30" draw:layer="layout" svg:x1="5.292cm" svg:y1="4.657cm" svg:x2="11.642cm" svg:y2="6.773cm" draw:start-shape="id8" draw:start-glue-point="10" draw:end-shape="id9" draw:end-glue-point="4" svg:d="M5292 4657h6350v2116">
          <text:p/>
        </draw:connector>
        <draw:connector draw:name="Connector: Elbow 13" draw:style-name="gr31" draw:layer="layout" svg:x1="8.678cm" svg:y1="14.605cm" svg:x2="10.372cm" svg:y2="7.408cm" draw:start-shape="id10" draw:start-glue-point="10" draw:end-shape="id9" draw:end-glue-point="6" svg:d="M8678 14605h847v-7197h847">
          <text:p/>
        </draw:connector>
        <draw:connector draw:name="Connector: Elbow 56" draw:style-name="gr32" draw:layer="layout" svg:x1="4.445cm" svg:y1="12.7cm" svg:x2="6.138cm" svg:y2="14.605cm" draw:start-shape="id11" draw:start-glue-point="10" draw:end-shape="id10" draw:end-glue-point="6" svg:d="M4445 12700h847v1905h846">
          <text:p/>
        </draw:connector>
        <draw:connector draw:name="Connector: Elbow 63" draw:style-name="gr33" draw:layer="layout" svg:x1="12.912cm" svg:y1="7.408cm" svg:x2="12.747cm" svg:y2="11.218cm" draw:start-shape="id9" draw:start-glue-point="10" draw:end-shape="id12" draw:end-glue-point="4" svg:d="M12912 7408h514v2223h-679v1587">
          <text:p/>
        </draw:connector>
        <draw:custom-shape draw:name="Oval 129" draw:style-name="gr6" draw:text-style-name="P1" xml:id="id11" draw:id="id11" draw:layer="layout" svg:width="2.54cm" svg:height="1.27cm" svg:x="1.905cm" svg:y="12.065cm">
          <text:p text:style-name="P4"><text:span text:style-name="T3">digpts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29" draw:style-name="gr6" draw:text-style-name="P1" draw:layer="layout" svg:width="2.54cm" svg:height="1.27cm" svg:x="2.328cm" svg:y="14.182cm">
          <text:p text:style-name="P4"><text:span text:style-name="T3">hbconc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Box 44" draw:style-name="gr15" draw:text-style-name="P1" draw:layer="layout" svg:width="12.911cm" svg:height="2.293cm" svg:x="10.372cm" svg:y="0cm">
          <text:p text:style-name="P4"><text:span text:style-name="T5">Data Pipeline Dependencies</text:span></text:p>
          <text:p text:style-name="P4"><text:span text:style-name="T5">( Cont. 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142">
          <draw:custom-shape draw:name="Freeform: Shape 20" draw:style-name="gr2" draw:text-style-name="P1" draw:layer="layout" svg:width="6.906cm" svg:height="1.138cm" svg:x="18.415cm" svg:y="4.445cm">
            <text:p text:style-name="P2"><text:span text:style-name="T1">Output Data Files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1" draw:style-name="gr3" draw:text-style-name="P1" draw:layer="layout" svg:width="6.906cm" svg:height="0.846cm" svg:x="18.415cm" svg:y="5.583cm">
            <text:p text:style-name="P3"><text:span text:style-name="T2">&lt;Subject Name&gt;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2" draw:style-name="gr3" draw:text-style-name="P1" draw:layer="layout" svg:width="6.906cm" svg:height="0.847cm" svg:x="18.415cm" svg:y="6.429cm">
            <text:p text:style-name="P3"><text:span text:style-name="T2"><text:s text:c="10"/></text:span><text:span text:style-name="T2">probe.SD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3" draw:style-name="gr3" draw:text-style-name="P1" draw:layer="layout" svg:width="6.906cm" svg:height="0.847cm" svg:x="18.415cm" svg:y="7.276cm">
            <text:p text:style-name="P3"><text:span text:style-name="T2"><text:s text:c="10"/></text:span><text:span text:style-name="T2">groupResults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4" draw:style-name="gr3" draw:text-style-name="P1" draw:layer="layout" svg:width="6.906cm" svg:height="0.846cm" svg:x="18.415cm" svg:y="8.123cm">
            <text:p text:style-name="P3"><text:span text:style-name="T2"><text:s text:c="10"/></text:span><text:span text:style-name="T2">fw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5" draw:style-name="gr3" draw:text-style-name="P1" draw:layer="layout" svg:width="6.906cm" svg:height="0.847cm" svg:x="18.415cm" svg:y="8.969cm">
            <text:p text:style-name="P3"><text:span text:style-name="T2"><text:s text:c="17"/></text:span><text:span text:style-name="T2">*.2p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6" draw:style-name="gr3" draw:text-style-name="P1" draw:layer="layout" svg:width="6.906cm" svg:height="0.847cm" svg:x="18.415cm" svg:y="9.816cm">
            <text:p text:style-name="P3"><text:span text:style-name="T2"><text:s text:c="19"/></text:span><text:span text:style-name="T2">Adot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7" draw:style-name="gr3" draw:text-style-name="P1" draw:layer="layout" svg:width="6.906cm" svg:height="0.846cm" svg:x="18.415cm" svg:y="10.663cm">
            <text:p text:style-name="P3"><text:span text:style-name="T2"><text:s text:c="19"/></text:span><text:span text:style-name="T2">pialsurf.mesh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8" draw:style-name="gr3" draw:text-style-name="P1" draw:layer="layout" svg:width="6.906cm" svg:height="0.847cm" svg:x="18.415cm" svg:y="11.509cm">
            <text:p text:style-name="P3"><text:span text:style-name="T2"><text:s text:c="10"/></text:span><text:span text:style-name="T2">imagerecon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9" draw:style-name="gr3" draw:text-style-name="P1" draw:layer="layout" svg:width="6.906cm" svg:height="0.847cm" svg:x="18.415cm" svg:y="12.356cm">
            <text:p text:style-name="P3"><text:span text:style-name="T2"><text:s text:c="20"/></text:span><text:span text:style-name="T2">Aimg_conc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30" draw:style-name="gr3" draw:text-style-name="P1" draw:layer="layout" svg:width="6.906cm" svg:height="0.846cm" svg:x="18.415cm" svg:y="13.203cm">
            <text:p text:style-name="P3"><text:span text:style-name="T2"><text:s text:c="20"/></text:span><text:span text:style-name="T2">metrics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Straight Connector 31" draw:style-name="gr4" draw:text-style-name="P1" draw:layer="layout" svg:width="6.906cm" svg:height="0.001cm" svg:x="18.415cm" svg:y="5.58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2" draw:style-name="gr4" draw:text-style-name="P1" draw:layer="layout" svg:width="6.906cm" svg:height="0.001cm" svg:x="18.415cm" svg:y="6.42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3" draw:style-name="gr4" draw:text-style-name="P1" draw:layer="layout" svg:width="6.906cm" svg:height="0.001cm" svg:x="18.415cm" svg:y="7.27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4" draw:style-name="gr4" draw:text-style-name="P1" draw:layer="layout" svg:width="6.906cm" svg:height="0.001cm" svg:x="18.415cm" svg:y="8.12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5" draw:style-name="gr4" draw:text-style-name="P1" draw:layer="layout" svg:width="6.906cm" svg:height="0.001cm" svg:x="18.415cm" svg:y="8.96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6" draw:style-name="gr4" draw:text-style-name="P1" draw:layer="layout" svg:width="6.906cm" svg:height="0.001cm" svg:x="18.415cm" svg:y="9.81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7" draw:style-name="gr4" draw:text-style-name="P1" draw:layer="layout" svg:width="6.906cm" svg:height="0.001cm" svg:x="18.415cm" svg:y="10.66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8" draw:style-name="gr4" draw:text-style-name="P1" draw:layer="layout" svg:width="6.906cm" svg:height="0.001cm" svg:x="18.415cm" svg:y="11.50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9" draw:style-name="gr4" draw:text-style-name="P1" draw:layer="layout" svg:width="6.906cm" svg:height="0.001cm" svg:x="18.415cm" svg:y="12.35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0" draw:style-name="gr4" draw:text-style-name="P1" draw:layer="layout" svg:width="6.906cm" svg:height="0.001cm" svg:x="18.415cm" svg:y="13.20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1" draw:style-name="gr5" draw:text-style-name="P1" draw:layer="layout" svg:width="0.001cm" svg:height="9.604cm" svg:x="18.415cm" svg:y="4.4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2" draw:style-name="gr5" draw:text-style-name="P1" draw:layer="layout" svg:width="0.001cm" svg:height="9.604cm" svg:x="25.321cm" svg:y="4.4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3" draw:style-name="gr5" draw:text-style-name="P1" draw:layer="layout" svg:width="6.906cm" svg:height="0.001cm" svg:x="18.415cm" svg:y="4.4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4" draw:style-name="gr5" draw:text-style-name="P1" draw:layer="layout" svg:width="6.906cm" svg:height="0.001cm" svg:x="18.415cm" svg:y="14.04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onnector draw:name="Connector: Elbow 73" draw:style-name="gr34" draw:layer="layout" svg:x1="7.408cm" svg:y1="15.24cm" svg:x2="19.47cm" svg:y2="6.983cm" draw:start-shape="id10" draw:start-glue-point="8" svg:d="M7408 15240v514h12062v-8771">
          <text:p/>
        </draw:connector>
        <draw:connector draw:name="Connector: Elbow 73" draw:style-name="gr35" draw:layer="layout" svg:x1="11.642cm" svg:y1="8.043cm" svg:x2="17.526cm" svg:y2="9.843cm" draw:start-shape="id9" draw:start-glue-point="8" draw:end-shape="id13" draw:end-glue-point="5" svg:d="M11642 8043v1800h5884">
          <text:p/>
        </draw:connector>
        <draw:custom-shape draw:name="Left Brace 55" draw:style-name="gr36" draw:text-style-name="P1" xml:id="id13" draw:id="id13" draw:layer="layout" svg:width="0.895cm" svg:height="3.175cm" svg:x="17.526cm" svg:y="8.255cm">
          <text:p/>
          <draw:enhanced-geometry svg:viewBox="0 0 21600 21600" draw:text-areas="?f40 ?f30 ?f35 ?f31" draw:glue-points="?f35 ?f36 ?f37 ?f38 ?f35 ?f39" draw:type="non-primitive" draw:modifiers="2187 10599" draw:enhanced-path="M ?f9 ?f8 C ?f11 ?f8 ?f12 ?f15 ?f12 ?f13 L ?f12 ?f25 C ?f12 ?f26 ?f10 ?f14 ?f8 ?f14 ?f10 ?f14 ?f12 ?f27 ?f12 ?f28 L ?f12 ?f16 C ?f12 ?f29 ?f11 ?f9 ?f9 ?f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6200"/>
            <draw:equation draw:name="f12" draw:formula="108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13800 * ?f6"/>
            <draw:equation draw:name="f20" draw:formula="21600 * ?f6"/>
            <draw:equation draw:name="f21" draw:formula="0 * ?f7"/>
            <draw:equation draw:name="f22" draw:formula="0 * ?f6"/>
            <draw:equation draw:name="f23" draw:formula="10800 * ?f7"/>
            <draw:equation draw:name="f24" draw:formula="216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20 / ?f6"/>
            <draw:equation draw:name="f36" draw:formula="?f21 / ?f7"/>
            <draw:equation draw:name="f37" draw:formula="?f22 / ?f6"/>
            <draw:equation draw:name="f38" draw:formula="?f23 / ?f7"/>
            <draw:equation draw:name="f39" draw:formula="?f24 / ?f7"/>
            <draw:equation draw:name="f40" draw:formula="?f19 / ?f6"/>
            <draw:handle draw:handle-position="?f34 $0" draw:handle-range-y-minimum="0" draw:handle-range-y-maximum="5400"/>
            <draw:handle draw:handle-position="0 $1" draw:handle-range-y-minimum="0" draw:handle-range-y-maximum="21600"/>
          </draw:enhanced-geometry>
        </draw:custom-shape>
        <draw:connector draw:name="Connector: Elbow 73" draw:style-name="gr37" draw:layer="layout" svg:x1="12.747cm" svg:y1="12.488cm" svg:x2="17.357cm" svg:y2="12.782cm" draw:start-shape="id12" draw:start-glue-point="8" draw:end-shape="id14" draw:end-glue-point="5" svg:d="M12747 12488v514h2947v-220h1663">
          <text:p/>
        </draw:connector>
        <draw:custom-shape draw:name="Left Brace 61" draw:style-name="gr36" draw:text-style-name="P1" xml:id="id14" draw:id="id14" draw:layer="layout" svg:width="1.058cm" svg:height="2.333cm" svg:x="17.357cm" svg:y="11.615cm">
          <text:p/>
          <draw:enhanced-geometry svg:viewBox="0 0 21600 21600" draw:text-areas="?f40 ?f30 ?f35 ?f31" draw:glue-points="?f35 ?f36 ?f37 ?f38 ?f35 ?f39" draw:type="non-primitive" draw:modifiers="3936 10599" draw:enhanced-path="M ?f9 ?f8 C ?f11 ?f8 ?f12 ?f15 ?f12 ?f13 L ?f12 ?f25 C ?f12 ?f26 ?f10 ?f14 ?f8 ?f14 ?f10 ?f14 ?f12 ?f27 ?f12 ?f28 L ?f12 ?f16 C ?f12 ?f29 ?f11 ?f9 ?f9 ?f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6200"/>
            <draw:equation draw:name="f12" draw:formula="108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13800 * ?f6"/>
            <draw:equation draw:name="f20" draw:formula="21600 * ?f6"/>
            <draw:equation draw:name="f21" draw:formula="0 * ?f7"/>
            <draw:equation draw:name="f22" draw:formula="0 * ?f6"/>
            <draw:equation draw:name="f23" draw:formula="10800 * ?f7"/>
            <draw:equation draw:name="f24" draw:formula="216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20 / ?f6"/>
            <draw:equation draw:name="f36" draw:formula="?f21 / ?f7"/>
            <draw:equation draw:name="f37" draw:formula="?f22 / ?f6"/>
            <draw:equation draw:name="f38" draw:formula="?f23 / ?f7"/>
            <draw:equation draw:name="f39" draw:formula="?f24 / ?f7"/>
            <draw:equation draw:name="f40" draw:formula="?f19 / ?f6"/>
            <draw:handle draw:handle-position="?f34 $0" draw:handle-range-y-minimum="0" draw:handle-range-y-maximum="5400"/>
            <draw:handle draw:handle-position="0 $1" draw:handle-range-y-minimum="0" draw:handle-range-y-maximum="21600"/>
          </draw:enhanced-geometry>
        </draw:custom-shape>
        <presentation:notes draw:style-name="dp2">
          <draw:frame draw:name="Slide Number Placeholder 7" draw:style-name="gr26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2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style-name="gr38" draw:text-style-name="P9" draw:layer="layout" svg:width="12.446cm" svg:height="1.987cm" svg:x="6.858cm" svg:y="5.586cm">
          <draw:text-box>
            <text:p text:style-name="P8"><text:span text:style-name="T8">Workflows</text:span></text:p>
          </draw:text-box>
        </draw:frame>
        <presentation:notes draw:style-name="dp2">
          <draw:frame draw:name="Slide Number Placeholder 7" draw:style-name="gr26" draw:text-style-name="P11" draw:layer="layout" svg:width="8.255cm" svg:height="1.274cm" svg:x="10.79cm" svg:y="24.126cm">
            <draw:text-box>
              <text:p text:style-name="P10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3" presentation:class="page"/>
          <draw:frame draw:name="Notes Placeholder 2" presentation:style-name="pr1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custom-shape draw:name="Rectangle 1" draw:style-name="gr39" draw:text-style-name="P1" xml:id="id22" draw:id="id22" draw:layer="layout" svg:width="2.068cm" svg:height="0.959cm" svg:x="0.405cm" svg:y="9.782cm">
          <text:p text:style-name="P13"><text:span text:style-name="T9"/></text:p>
          <text:p text:style-name="P13"><text:span text:style-name="T9">headsurf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Rectangle 2" draw:style-name="gr39" draw:text-style-name="P1" xml:id="id15" draw:id="id15" draw:layer="layout" svg:width="2.068cm" svg:height="0.958cm" svg:x="0.405cm" svg:y="7.173cm">
          <text:p text:style-name="P13"><text:span text:style-name="T9"/></text:p>
          <text:p text:style-name="P13"><text:span text:style-name="T9">headvol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Rectangle 3" draw:style-name="gr39" draw:text-style-name="P1" xml:id="id19" draw:id="id19" draw:layer="layout" svg:width="2.219cm" svg:height="1.28cm" svg:x="0.254cm" svg:y="15.866cm">
          <text:p text:style-name="P13"><text:span text:style-name="T9">hrfdata</text:span></text:p>
          <text:p text:style-name="P13"><text:span text:style-name="T12">(groupResults)</text:span></text:p>
          <draw:enhanced-geometry svg:viewBox="0 0 21600 21600" draw:type="non-primitive" draw:enhanced-path="M 0 0 L 21600 0 21600 21600 0 21600 Z N"/>
        </draw:custom-shape>
        <draw:custom-shape draw:name="Rectangle 4" draw:style-name="gr39" draw:text-style-name="P1" xml:id="id17" draw:id="id17" draw:layer="layout" svg:width="2.068cm" svg:height="0.959cm" svg:x="6.144cm" svg:y="8.482cm">
          <text:p text:style-name="P13"><text:span text:style-name="T9"/></text:p>
          <text:p text:style-name="P13"><text:span text:style-name="T9">refpts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Rectangle 5" draw:style-name="gr39" draw:text-style-name="P1" xml:id="id21" draw:id="id21" draw:layer="layout" svg:width="2.068cm" svg:height="0.959cm" svg:x="5.644cm" svg:y="14.018cm">
          <text:p text:style-name="P13"><text:span text:style-name="T9"/></text:p>
          <text:p text:style-name="P13"><text:span text:style-name="T9">probe</text:span><text:span text:style-name="T10">s0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Freeform: Shape 6" draw:style-name="gr40" draw:text-style-name="P1" xml:id="id16" draw:id="id16" draw:layer="layout" svg:width="3.764cm" svg:height="1.118cm" svg:x="10.26cm" svg:y="10.243cm">
          <text:p text:style-name="P13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7" draw:style-name="gr41" draw:layer="layout" svg:x1="2.473cm" svg:y1="7.652cm" svg:x2="12.142cm" svg:y2="10.243cm" draw:start-shape="id15" draw:start-glue-point="1" draw:end-shape="id16" draw:end-glue-point="0" svg:d="M2473 7652h9669v2591">
          <text:p/>
        </draw:connector>
        <draw:connector draw:name="Connector: Elbow 8" draw:style-name="gr42" draw:layer="layout" svg:x1="8.212cm" svg:y1="8.961cm" svg:x2="12.142cm" svg:y2="10.243cm" draw:start-shape="id17" draw:start-glue-point="1" draw:end-shape="id16" draw:end-glue-point="0" svg:d="M8212 8961h3930v1282">
          <text:p/>
        </draw:connector>
        <draw:custom-shape draw:name="Rectangle 9" draw:style-name="gr39" draw:text-style-name="P1" xml:id="id18" draw:id="id18" draw:layer="layout" svg:width="1.666cm" svg:height="1.661cm" svg:x="12.73cm" svg:y="13.584cm">
          <text:p text:style-name="P13"><text:span text:style-name="T9"/></text:p>
          <text:p text:style-name="P13"><text:span text:style-name="T9">headvol</text:span></text:p>
          <text:p text:style-name="P13"><text:span text:style-name="T9">+</text:span></text:p>
          <text:p text:style-name="P13"><text:span text:style-name="T9">probe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Freeform: Shape 10" draw:style-name="gr40" draw:text-style-name="P1" xml:id="id23" draw:id="id23" draw:layer="layout" svg:width="2.06cm" svg:height="1.118cm" svg:x="3.865cm" svg:y="9.614cm">
          <text:p text:style-name="P13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1" draw:style-name="gr43" draw:layer="layout" svg:x1="12.142cm" svg:y1="11.361cm" svg:x2="13.563cm" svg:y2="13.584cm" draw:start-shape="id16" draw:end-shape="id18" draw:end-glue-point="0" svg:d="M12142 11361v1111h1421v1112">
          <text:p/>
        </draw:connector>
        <draw:custom-shape draw:name="Freeform: Shape 12" draw:style-name="gr40" draw:text-style-name="P1" xml:id="id20" draw:id="id20" draw:layer="layout" svg:width="2.006cm" svg:height="1.119cm" svg:x="3.919cm" svg:y="11.486cm">
          <text:p text:style-name="P13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44" draw:layer="layout" svg:x1="2.473cm" svg:y1="16.506cm" svg:x2="3.919cm" svg:y2="12.045cm" draw:start-shape="id19" draw:start-glue-point="1" draw:end-shape="id20" svg:d="M2473 16506h723v-4461h723">
          <text:p/>
        </draw:connector>
        <draw:connector draw:name="Connector: Elbow 14" draw:style-name="gr45" draw:layer="layout" svg:x1="4.922cm" svg:y1="12.605cm" svg:x2="6.678cm" svg:y2="14.018cm" draw:start-shape="id20" draw:end-shape="id21" draw:end-glue-point="0" svg:d="M4922 12605v706h1756v707">
          <text:p/>
        </draw:connector>
        <draw:connector draw:name="Connector: Elbow 15" draw:style-name="gr46" draw:layer="layout" svg:x1="6.678cm" svg:y1="14.977cm" svg:x2="10.26cm" svg:y2="10.802cm" draw:start-shape="id21" draw:start-glue-point="2" draw:end-shape="id16" draw:end-glue-point="3" svg:d="M6678 14977v501h2309v-4676h1273">
          <text:p/>
        </draw:connector>
        <draw:connector draw:name="Connector: Elbow 16" draw:style-name="gr47" draw:layer="layout" svg:x1="2.473cm" svg:y1="10.261cm" svg:x2="3.865cm" svg:y2="10.173cm" draw:start-shape="id22" draw:start-glue-point="1" draw:end-shape="id23" draw:end-glue-point="3" svg:d="M2473 10261h697v-88h695">
          <text:p/>
        </draw:connector>
        <draw:connector draw:name="Connector: Elbow 17" draw:style-name="gr48" draw:layer="layout" svg:x1="4.895cm" svg:y1="9.614cm" svg:x2="6.144cm" svg:y2="8.961cm" draw:start-shape="id23" draw:end-shape="id17" draw:end-glue-point="3" svg:d="M4895 9614v-653h1249">
          <text:p/>
        </draw:connector>
        <draw:frame draw:name="TextBox 18" draw:style-name="gr49" draw:text-style-name="P1" draw:layer="layout" svg:width="10.781cm" svg:height="2.537cm" svg:x="7.253cm" svg:y="0.371cm">
          <draw:text-box>
            <text:p text:style-name="P13"><text:span text:style-name="T13">WORKFLOW PIPELINE, CASE 1: <text:s/></text:span></text:p>
            <text:p text:style-name="P13"><text:span text:style-name="T13">no digitized points</text:span></text:p>
          </draw:text-box>
        </draw:frame>
        <draw:custom-shape draw:name="Rectangle 19" draw:style-name="gr39" draw:text-style-name="P1" xml:id="id25" draw:id="id25" draw:layer="layout" svg:width="2.415cm" svg:height="1.18cm" svg:x="17.716cm" svg:y="13.053cm">
          <text:p text:style-name="P13"><text:span text:style-name="T9">fwmodel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20" draw:style-name="gr50" draw:layer="layout" svg:x1="17.8cm" svg:y1="10.931cm" svg:x2="17.716cm" svg:y2="13.643cm" draw:start-shape="id24" draw:start-glue-point="2" draw:end-shape="id25" draw:end-glue-point="3" svg:d="M17800 10931v1061h-586v1651h502">
          <text:p/>
        </draw:connector>
        <draw:custom-shape draw:name="Freeform: Shape 21" draw:style-name="gr40" draw:text-style-name="P1" xml:id="id24" draw:id="id24" draw:layer="layout" svg:width="3.048cm" svg:height="2.032cm" svg:x="16.276cm" svg:y="8.899cm">
          <text:p text:style-name="P13"><text:span text:style-name="T7">genMCoutput</text:span></text:p>
          <text:p text:style-name="P13"><text:span text:style-name="T7">+</text:span></text:p>
          <text:p text:style-name="P13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2" draw:style-name="gr51" draw:layer="layout" svg:x1="14.396cm" svg:y1="14.414cm" svg:x2="16.276cm" svg:y2="9.915cm" draw:start-shape="id18" draw:start-glue-point="1" draw:end-shape="id24" svg:d="M14396 14414h941v-4499h939">
          <text:p/>
        </draw:connector>
        <draw:custom-shape draw:name="Rectangle 23" draw:style-name="gr39" draw:text-style-name="P1" xml:id="id27" draw:id="id27" draw:layer="layout" svg:width="2.415cm" svg:height="1.18cm" svg:x="22.798cm" svg:y="13.354cm">
          <text:p text:style-name="P13"><text:span text:style-name="T9">imgrecon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24" draw:style-name="gr52" draw:layer="layout" svg:x1="23.229cm" svg:y1="10.932cm" svg:x2="22.798cm" svg:y2="13.944cm" draw:start-shape="id26" draw:start-glue-point="2" draw:end-shape="id27" draw:end-glue-point="3" svg:d="M23229 10932v1211h-933v1801h502">
          <text:p/>
        </draw:connector>
        <draw:custom-shape draw:name="Freeform: Shape 25" draw:style-name="gr53" draw:text-style-name="P15" xml:id="id26" draw:id="id26" draw:layer="layout" svg:width="2.817cm" svg:height="1.483cm" svg:x="21.821cm" svg:y="9.449cm">
          <text:p text:style-name="P14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6" draw:style-name="gr54" draw:layer="layout" svg:x1="20.131cm" svg:y1="13.643cm" svg:x2="21.821cm" svg:y2="10.19cm" draw:start-shape="id25" draw:start-glue-point="1" draw:end-shape="id26" draw:end-glue-point="3" svg:d="M20131 13643h845v-3453h845">
          <text:p/>
        </draw:connector>
        <draw:custom-shape draw:name="Straight Connector 27" draw:style-name="gr55" draw:text-style-name="P1" draw:layer="layout" svg:width="24.93cm" svg:height="0.03cm" svg:x="0.256cm" svg:y="18.3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8" draw:style-name="gr56" draw:text-style-name="P1" draw:layer="layout" svg:width="17.152cm" svg:height="0.894cm" svg:x="0.3cm" svg:y="18.356cm">
          <draw:text-box>
            <text:p text:style-name="P14"><text:span text:style-name="T14">***** NOTE: Subscripts in the blue boxes represent coordinate space</text:span></text:p>
          </draw:text-box>
        </draw:frame>
        <draw:frame draw:name="TextBox 29" draw:style-name="gr57" draw:text-style-name="P1" draw:layer="layout" svg:width="3.81cm" svg:height="1.267cm" svg:x="1.016cm" svg:y="0.762cm">
          <draw:text-box>
            <text:p/>
          </draw:text-box>
        </draw:frame>
        <draw:custom-shape draw:name="Straight Connector 30" draw:style-name="gr58" draw:text-style-name="P1" draw:layer="layout" svg:width="24.93cm" svg:height="0.03cm" svg:x="0.306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1" draw:style-name="gr59" draw:text-style-name="P1" draw:layer="layout" svg:width="2.569cm" svg:height="1.407cm" svg:x="0.049cm" svg:y="5.255cm">
          <draw:text-box>
            <text:p text:style-name="P14"><text:span text:style-name="T15">Initial data : </text:span></text:p>
            <text:p text:style-name="P14"><text:span text:style-name="T15">anatomical + time course</text:span></text:p>
          </draw:text-box>
        </draw:frame>
        <draw:frame draw:name="TextBox 32" draw:style-name="gr60" draw:text-style-name="P1" draw:layer="layout" svg:width="5.146cm" svg:height="1.013cm" svg:x="3.484cm" svg:y="5.251cm">
          <draw:text-box>
            <text:p text:style-name="P14"><text:span text:style-name="T15">Derived data, stage 1 : <text:s text:c="2"/></text:span></text:p>
            <text:p text:style-name="P14"><text:span text:style-name="T15">reference points + probe</text:span></text:p>
          </draw:text-box>
        </draw:frame>
        <draw:custom-shape draw:name="Straight Connector 33" draw:style-name="gr61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4" draw:style-name="gr62" draw:text-style-name="P1" draw:layer="layout" svg:width="4.796cm" svg:height="1.27cm" svg:x="15.042cm" svg:y="5.234cm">
          <draw:text-box>
            <text:p text:style-name="P14"><text:span text:style-name="T15">Derived data, stage 3 :</text:span></text:p>
            <text:p text:style-name="P14"><text:span text:style-name="T15">forward model</text:span></text:p>
          </draw:text-box>
        </draw:frame>
        <draw:frame draw:name="TextBox 35" draw:style-name="gr63" draw:text-style-name="P1" draw:layer="layout" svg:width="4.122cm" svg:height="1.27cm" svg:x="20.542cm" svg:y="5.234cm">
          <draw:text-box>
            <text:p text:style-name="P14"><text:span text:style-name="T15">Derived data, stage 4 :</text:span></text:p>
            <text:p text:style-name="P14"><text:span text:style-name="T15">image reconstruction</text:span></text:p>
          </draw:text-box>
        </draw:frame>
        <draw:custom-shape draw:name="Straight Connector 36" draw:style-name="gr64" draw:text-style-name="P1" draw:layer="layout" svg:width="0.001cm" svg:height="13.262cm" svg:x="2.8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37" draw:style-name="gr65" draw:text-style-name="P1" draw:layer="layout" svg:width="0.001cm" svg:height="13.262cm" svg:x="8.6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38" draw:style-name="gr66" draw:text-style-name="P1" draw:layer="layout" svg:width="0.001cm" svg:height="13.268cm" svg:x="14.83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39" draw:style-name="gr67" draw:text-style-name="P1" draw:layer="layout" svg:width="0.001cm" svg:height="13.262cm" svg:x="20.4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0" draw:style-name="gr68" draw:text-style-name="P1" draw:layer="layout" svg:width="6.048cm" svg:height="1.394cm" svg:x="8.942cm" svg:y="5.235cm">
          <draw:text-box>
            <text:p text:style-name="P14"><text:span text:style-name="T15">Derived data, stage 2 :</text:span></text:p>
            <text:p text:style-name="P14"><text:span text:style-name="T15">probe registered to head volume space</text:span></text:p>
          </draw:text-box>
        </draw:frame>
        <draw:connector draw:name="Connector: Elbow 41" draw:style-name="gr69" draw:layer="layout" svg:x1="1.363cm" svg:y1="17.146cm" svg:x2="22.895cm" svg:y2="17.373cm" draw:end-shape="id28" draw:end-glue-point="2" svg:d="M1363 17146v728h21532v-501">
          <text:p/>
        </draw:connector>
        <draw:custom-shape draw:name="Freeform: Shape 42" draw:style-name="gr53" draw:text-style-name="P15" xml:id="id28" draw:id="id28" draw:layer="layout" svg:width="2.977cm" svg:height="1.663cm" svg:x="21.407cm" svg:y="15.71cm">
          <text:p text:style-name="P14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40" draw:style-name="gr70" draw:layer="layout" svg:x1="22.895cm" svg:y1="15.71cm" svg:x2="24.005cm" svg:y2="14.534cm" draw:start-shape="id28" draw:start-glue-point="0" draw:end-shape="id27" draw:end-glue-point="2" svg:d="M22895 15710v-588h1110v-588">
          <text:p/>
        </draw:connector>
        <presentation:notes draw:style-name="dp2">
          <draw:frame draw:name="Slide Number Placeholder 7" draw:style-name="gr26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4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custom-shape draw:name="Rectangle 1" draw:style-name="gr71" draw:text-style-name="P16" xml:id="id36" draw:id="id36" draw:layer="layout" svg:width="2.068cm" svg:height="0.959cm" svg:x="0.405cm" svg:y="9.882cm">
          <text:p text:style-name="P13"><text:span text:style-name="T9"/></text:p>
          <text:p text:style-name="P13"><text:span text:style-name="T9">headsurf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Rectangle 2" draw:style-name="gr71" draw:text-style-name="P16" xml:id="id29" draw:id="id29" draw:layer="layout" svg:width="2.068cm" svg:height="0.958cm" svg:x="0.405cm" svg:y="7.273cm">
          <text:p text:style-name="P13"><text:span text:style-name="T9"/></text:p>
          <text:p text:style-name="P13"><text:span text:style-name="T9">headvol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Rectangle 3" draw:style-name="gr71" draw:text-style-name="P16" xml:id="id33" draw:id="id33" draw:layer="layout" svg:width="2.219cm" svg:height="1.28cm" svg:x="0.254cm" svg:y="15.966cm">
          <text:p text:style-name="P13"><text:span text:style-name="T9">hrfdata</text:span></text:p>
          <text:p text:style-name="P13"><text:span text:style-name="T12">(homerOutput)</text:span></text:p>
          <draw:enhanced-geometry svg:viewBox="0 0 21600 21600" draw:type="non-primitive" draw:enhanced-path="M 0 0 L 21600 0 21600 21600 0 21600 Z N"/>
        </draw:custom-shape>
        <draw:custom-shape draw:name="Rectangle 4" draw:style-name="gr71" draw:text-style-name="P16" xml:id="id31" draw:id="id31" draw:layer="layout" svg:width="2.068cm" svg:height="0.959cm" svg:x="6.144cm" svg:y="8.582cm">
          <text:p text:style-name="P13"><text:span text:style-name="T9"/></text:p>
          <text:p text:style-name="P13"><text:span text:style-name="T9">refpts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Rectangle 5" draw:style-name="gr71" draw:text-style-name="P16" xml:id="id35" draw:id="id35" draw:layer="layout" svg:width="2.068cm" svg:height="0.959cm" svg:x="5.644cm" svg:y="14.118cm">
          <text:p text:style-name="P13"><text:span text:style-name="T9"/></text:p>
          <text:p text:style-name="P13"><text:span text:style-name="T9">probe</text:span><text:span text:style-name="T10">s0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Freeform: Shape 6" draw:style-name="gr72" draw:text-style-name="P16" xml:id="id30" draw:id="id30" draw:layer="layout" svg:width="3.764cm" svg:height="1.118cm" svg:x="10.06cm" svg:y="10.343cm">
          <text:p text:style-name="P13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7" draw:style-name="gr73" draw:layer="layout" svg:x1="2.473cm" svg:y1="7.752cm" svg:x2="11.942cm" svg:y2="10.343cm" draw:start-shape="id29" draw:start-glue-point="1" draw:end-shape="id30" draw:end-glue-point="0" svg:d="M2473 7752h9469v2591">
          <text:p/>
        </draw:connector>
        <draw:connector draw:name="Connector: Elbow 8" draw:style-name="gr74" draw:layer="layout" svg:x1="8.212cm" svg:y1="9.061cm" svg:x2="11.942cm" svg:y2="10.343cm" draw:start-shape="id31" draw:start-glue-point="1" draw:end-shape="id30" draw:end-glue-point="0" svg:d="M8212 9061h3730v1282">
          <text:p/>
        </draw:connector>
        <draw:custom-shape draw:name="Rectangle 9" draw:style-name="gr71" draw:text-style-name="P16" xml:id="id32" draw:id="id32" draw:layer="layout" svg:width="1.666cm" svg:height="1.661cm" svg:x="12.73cm" svg:y="13.684cm">
          <text:p text:style-name="P13"><text:span text:style-name="T9"/></text:p>
          <text:p text:style-name="P13"><text:span text:style-name="T9">headvol</text:span></text:p>
          <text:p text:style-name="P13"><text:span text:style-name="T9">+</text:span></text:p>
          <text:p text:style-name="P13"><text:span text:style-name="T9">probe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Freeform: Shape 10" draw:style-name="gr72" draw:text-style-name="P16" xml:id="id37" draw:id="id37" draw:layer="layout" svg:width="2.06cm" svg:height="1.118cm" svg:x="4.165cm" svg:y="9.914cm">
          <text:p text:style-name="P13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1" draw:style-name="gr75" draw:layer="layout" svg:x1="11.942cm" svg:y1="11.461cm" svg:x2="13.563cm" svg:y2="13.684cm" draw:start-shape="id30" draw:end-shape="id32" draw:end-glue-point="0" svg:d="M11942 11461v1111h1621v1112">
          <text:p/>
        </draw:connector>
        <draw:custom-shape draw:name="Freeform: Shape 12" draw:style-name="gr72" draw:text-style-name="P16" xml:id="id34" draw:id="id34" draw:layer="layout" svg:width="2.006cm" svg:height="1.119cm" svg:x="3.919cm" svg:y="11.786cm">
          <text:p text:style-name="P13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76" draw:layer="layout" svg:x1="2.473cm" svg:y1="16.606cm" svg:x2="3.919cm" svg:y2="12.345cm" draw:start-shape="id33" draw:start-glue-point="1" draw:end-shape="id34" draw:end-glue-point="3" svg:d="M2473 16606h723v-4261h723">
          <text:p/>
        </draw:connector>
        <draw:connector draw:name="Connector: Elbow 14" draw:style-name="gr77" draw:layer="layout" svg:x1="4.922cm" svg:y1="12.905cm" svg:x2="6.678cm" svg:y2="14.118cm" draw:start-shape="id34" draw:start-glue-point="2" draw:end-shape="id35" draw:end-glue-point="0" svg:d="M4922 12905v606h1756v607">
          <text:p/>
        </draw:connector>
        <draw:connector draw:name="Connector: Elbow 15" draw:style-name="gr78" draw:layer="layout" draw:line-skew="0cm 0.507cm" svg:x1="6.678cm" svg:y1="15.077cm" svg:x2="10.06cm" svg:y2="10.902cm" draw:start-shape="id35" draw:start-glue-point="2" draw:end-shape="id30" draw:end-glue-point="3" svg:d="M6678 15077v564h2716v-4739h666">
          <text:p/>
        </draw:connector>
        <draw:connector draw:name="Connector: Elbow 16" draw:style-name="gr79" draw:layer="layout" svg:x1="2.473cm" svg:y1="10.361cm" svg:x2="4.165cm" svg:y2="10.473cm" draw:start-shape="id36" draw:start-glue-point="1" draw:end-shape="id37" draw:end-glue-point="3" svg:d="M2473 10361h847v112h845">
          <text:p/>
        </draw:connector>
        <draw:connector draw:name="Connector: Elbow 17" draw:style-name="gr80" draw:layer="layout" svg:x1="5.195cm" svg:y1="9.914cm" svg:x2="6.144cm" svg:y2="9.061cm" draw:start-shape="id37" draw:start-glue-point="0" draw:end-shape="id31" draw:end-glue-point="3" svg:d="M5195 9914v-853h949">
          <text:p/>
        </draw:connector>
        <draw:frame draw:name="TextBox 18" draw:style-name="gr81" draw:text-style-name="P16" draw:layer="layout" svg:width="15.607cm" svg:height="3.439cm" svg:x="2.587cm" svg:y="0.371cm">
          <draw:text-box>
            <text:p text:style-name="P13"><text:span text:style-name="T13">WORKFLOW PIPELINE, CASE 1:</text:span></text:p>
            <text:p text:style-name="P13"><text:span text:style-name="T2">Objects that change when new subject is selected </text:span></text:p>
            <text:p text:style-name="P13"><text:span text:style-name="T2">in AtlasViewerGUI</text:span></text:p>
          </draw:text-box>
        </draw:frame>
        <draw:custom-shape draw:name="Straight Connector 19" draw:style-name="gr82" draw:text-style-name="P1" draw:layer="layout" svg:width="0.001cm" svg:height="13.262cm" svg:x="2.8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0" draw:style-name="gr83" draw:text-style-name="P1" draw:layer="layout" svg:width="0.001cm" svg:height="13.262cm" svg:x="8.6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1" draw:style-name="gr84" draw:text-style-name="P1" draw:layer="layout" svg:width="0.001cm" svg:height="13.262cm" svg:x="14.8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2" draw:style-name="gr85" draw:text-style-name="P1" draw:layer="layout" svg:width="0.001cm" svg:height="13.268cm" svg:x="20.43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23" draw:style-name="gr71" draw:text-style-name="P16" xml:id="id39" draw:id="id39" draw:layer="layout" svg:width="2.415cm" svg:height="1.18cm" svg:x="17.716cm" svg:y="13.153cm">
          <text:p text:style-name="P13"><text:span text:style-name="T9">fwmodel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24" draw:style-name="gr86" draw:layer="layout" svg:x1="17.8cm" svg:y1="11.031cm" svg:x2="17.716cm" svg:y2="13.743cm" draw:start-shape="id38" draw:start-glue-point="2" draw:end-shape="id39" draw:end-glue-point="3" svg:d="M17800 11031v1061h-649v1651h565">
          <text:p/>
        </draw:connector>
        <draw:custom-shape draw:name="Freeform: Shape 25" draw:style-name="gr72" draw:text-style-name="P16" xml:id="id38" draw:id="id38" draw:layer="layout" svg:width="3.048cm" svg:height="2.032cm" svg:x="16.276cm" svg:y="8.999cm">
          <text:p text:style-name="P13"><text:span text:style-name="T7">genMCoutput</text:span></text:p>
          <text:p text:style-name="P13"><text:span text:style-name="T7">+</text:span></text:p>
          <text:p text:style-name="P13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6" draw:style-name="gr87" draw:layer="layout" svg:x1="14.396cm" svg:y1="14.514cm" svg:x2="17.8cm" svg:y2="8.999cm" draw:start-shape="id32" draw:start-glue-point="1" draw:end-shape="id38" draw:end-glue-point="0" svg:d="M14396 14514h941v-6079h2463v564">
          <text:p/>
        </draw:connector>
        <draw:custom-shape draw:name="Rectangle 27" draw:style-name="gr71" draw:text-style-name="P16" xml:id="id41" draw:id="id41" draw:layer="layout" svg:width="2.415cm" svg:height="1.18cm" svg:x="22.698cm" svg:y="13.454cm">
          <text:p text:style-name="P13"><text:span text:style-name="T9">imgrecon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28" draw:style-name="gr88" draw:layer="layout" svg:x1="23.229cm" svg:y1="11.032cm" svg:x2="22.698cm" svg:y2="14.044cm" draw:start-shape="id40" draw:start-glue-point="2" draw:end-shape="id41" draw:end-glue-point="3" svg:d="M23229 11032v1211h-1096v1801h565">
          <text:p/>
        </draw:connector>
        <draw:custom-shape draw:name="Freeform: Shape 29" draw:style-name="gr89" draw:text-style-name="P15" xml:id="id40" draw:id="id40" draw:layer="layout" svg:width="2.817cm" svg:height="1.483cm" svg:x="21.821cm" svg:y="9.549cm">
          <text:p text:style-name="P14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0" draw:style-name="gr90" draw:layer="layout" svg:x1="20.131cm" svg:y1="13.743cm" svg:x2="23.229cm" svg:y2="9.549cm" draw:start-shape="id39" draw:start-glue-point="1" draw:end-shape="id40" draw:end-glue-point="0" svg:d="M20131 13743h845v-4759h2253v565">
          <text:p/>
        </draw:connector>
        <draw:custom-shape draw:name="Straight Connector 31" draw:style-name="gr91" draw:text-style-name="P1" draw:layer="layout" svg:width="24.93cm" svg:height="0.03cm" svg:x="0.256cm" svg:y="18.4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32" draw:style-name="gr92" draw:layer="layout" svg:x1="1.363cm" svg:y1="17.246cm" svg:x2="23.905cm" svg:y2="14.634cm" draw:start-shape="id33" draw:start-glue-point="2" svg:d="M1363 17246v565h22542v-3177">
          <text:p/>
        </draw:connector>
        <draw:frame draw:name="TextBox 33" draw:style-name="gr56" draw:text-style-name="P1" draw:layer="layout" svg:width="17.152cm" svg:height="0.894cm" svg:x="0.3cm" svg:y="18.356cm">
          <draw:text-box>
            <text:p text:style-name="P14"><text:span text:style-name="T14">***** NOTE: Subscripts in the blue boxes represent coordinate space</text:span></text:p>
          </draw:text-box>
        </draw:frame>
        <draw:frame draw:name="TextBox 34" draw:style-name="gr93" draw:text-style-name="P1" draw:layer="layout" svg:width="6.858cm" svg:height="4.307cm" svg:x="18.288cm" svg:y="0.207cm">
          <draw:text-box>
            <text:p text:style-name="P14"><text:span text:style-name="T7">/Group</text:span></text:p>
            <text:p text:style-name="P14"><text:span text:style-name="T7"><text:s text:c="4"/></text:span><text:span text:style-name="T7">/anatomical</text:span><text:span text:style-name="T7"><text:tab/></text:span><text:span text:style-name="T7"> <text:s text:c="8"/>/Subj1</text:span></text:p>
            <text:p text:style-name="P14"><text:span text:style-name="T7"><text:s text:c="9"/></text:span><text:span text:style-name="T7">headvol.vox <text:s text:c="15"/>/anatomical</text:span></text:p>
            <text:p text:style-name="P14"><text:span text:style-name="T7"><text:s text:c="9"/></text:span><text:span text:style-name="T7">headsurf.mesh <text:s text:c="17"/>headvol.vox</text:span></text:p>
            <text:p text:style-name="P14"><text:span text:style-name="T7"><text:s text:c="9"/></text:span><text:span text:style-name="T7">refpts.txt</text:span><text:span text:style-name="T7"><text:tab/></text:span><text:span text:style-name="T7"> <text:s text:c="19"/>headsurf.mesh</text:span></text:p>
            <text:p text:style-name="P14"><text:span text:style-name="T7"><text:s text:c="4"/></text:span><text:span text:style-name="T7">groupResults.mat <text:s text:c="17"/>refpts.txt</text:span></text:p>
            <text:p text:style-name="P14"><text:span text:style-name="T7"><text:s text:c="4"/></text:span><text:span text:style-name="T7">probe.SD <text:s text:c="25"/>run01.nirs</text:span></text:p>
            <text:p text:style-name="P14"><text:span text:style-name="T7"><text:s text:c="4"/></text:span><text:span text:style-name="T7">/fw <text:s text:c="36"/>run02.nirs</text:span></text:p>
            <text:p text:style-name="P14"><text:span text:style-name="T7"><text:s text:c="10"/></text:span><text:span text:style-name="T7">Adot.mat <text:s text:c="20"/>/fw</text:span></text:p>
            <text:p text:style-name="P14"><text:span text:style-name="T7"><text:s text:c="4"/></text:span><text:span text:style-name="T7">/imagerecon <text:s text:c="27"/>Adot.mat</text:span></text:p>
            <text:p text:style-name="P14"><text:span text:style-name="T7"><text:s text:c="10"/></text:span><text:span text:style-name="T7">Aimg.mat <text:s text:c="19"/>/imagerecon</text:span></text:p>
            <text:p text:style-name="P14"><text:span text:style-name="T7"><text:s text:c="54"/></text:span><text:span text:style-name="T7">Aimg.mat</text:span></text:p>
          </draw:text-box>
        </draw:frame>
        <draw:custom-shape draw:name="Straight Connector 35" draw:style-name="gr94" draw:text-style-name="P1" draw:layer="layout" svg:width="24.93cm" svg:height="0.03cm" svg:x="0.306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7" draw:style-name="gr60" draw:text-style-name="P1" draw:layer="layout" svg:width="5.146cm" svg:height="1.013cm" svg:x="3.29cm" svg:y="5.255cm">
          <draw:text-box>
            <text:p text:style-name="P14"><text:span text:style-name="T15">Derived data, stage 1 : <text:s text:c="2"/></text:span></text:p>
            <text:p text:style-name="P14"><text:span text:style-name="T15">reference points + probe</text:span></text:p>
          </draw:text-box>
        </draw:frame>
        <draw:frame draw:name="TextBox 38" draw:style-name="gr68" draw:text-style-name="P1" draw:layer="layout" svg:width="6.048cm" svg:height="1.394cm" svg:x="8.942cm" svg:y="5.234cm">
          <draw:text-box>
            <text:p text:style-name="P14"><text:span text:style-name="T15">Derived data, stage 2 :</text:span></text:p>
            <text:p text:style-name="P14"><text:span text:style-name="T15">probe registered to head volume space</text:span></text:p>
          </draw:text-box>
        </draw:frame>
        <draw:custom-shape draw:name="Straight Connector 39" draw:style-name="gr95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0" draw:style-name="gr62" draw:text-style-name="P1" draw:layer="layout" svg:width="4.796cm" svg:height="1.27cm" svg:x="15.042cm" svg:y="5.234cm">
          <draw:text-box>
            <text:p text:style-name="P14"><text:span text:style-name="T15">Derived data, stage 3 :</text:span></text:p>
            <text:p text:style-name="P14"><text:span text:style-name="T15">forward model</text:span></text:p>
          </draw:text-box>
        </draw:frame>
        <draw:frame draw:name="TextBox 41" draw:style-name="gr63" draw:text-style-name="P1" draw:layer="layout" svg:width="4.122cm" svg:height="1.27cm" svg:x="20.542cm" svg:y="5.234cm">
          <draw:text-box>
            <text:p text:style-name="P14"><text:span text:style-name="T15">Derived data, stage 4 :</text:span></text:p>
            <text:p text:style-name="P14"><text:span text:style-name="T15">image reconstruction</text:span></text:p>
          </draw:text-box>
        </draw:frame>
        <draw:frame draw:name="TextBox 31" draw:style-name="gr59" draw:text-style-name="P1" draw:layer="layout" svg:width="2.569cm" svg:height="1.407cm" svg:x="0.05cm" svg:y="5.256cm">
          <draw:text-box>
            <text:p text:style-name="P14"><text:span text:style-name="T15">Initial data : </text:span></text:p>
            <text:p text:style-name="P14"><text:span text:style-name="T15">anatomical + time course</text:span></text:p>
          </draw:text-box>
        </draw:frame>
        <presentation:notes draw:style-name="dp2">
          <draw:frame draw:name="Slide Number Placeholder 7" draw:style-name="gr26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5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custom-shape draw:name="Rectangle 1" draw:style-name="gr39" draw:text-style-name="P1" draw:layer="layout" svg:width="2.068cm" svg:height="0.959cm" svg:x="0.405cm" svg:y="9.882cm">
          <text:p text:style-name="P13"><text:span text:style-name="T9"/></text:p>
          <text:p text:style-name="P13"><text:span text:style-name="T9">headsurf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Rectangle 2" draw:style-name="gr39" draw:text-style-name="P1" xml:id="id42" draw:id="id42" draw:layer="layout" svg:width="2.068cm" svg:height="0.958cm" svg:x="0.405cm" svg:y="7.273cm">
          <text:p text:style-name="P13"><text:span text:style-name="T9"/></text:p>
          <text:p text:style-name="P13"><text:span text:style-name="T9">headvol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Rectangle 3" draw:style-name="gr71" draw:text-style-name="P1" xml:id="id46" draw:id="id46" draw:layer="layout" svg:width="2.219cm" svg:height="1.28cm" svg:x="0.254cm" svg:y="15.966cm">
          <text:p text:style-name="P13"><text:span text:style-name="T9">hrfdata</text:span></text:p>
          <text:p text:style-name="P13"><text:span text:style-name="T12">(homerOutput)</text:span></text:p>
          <draw:enhanced-geometry svg:viewBox="0 0 21600 21600" draw:type="non-primitive" draw:enhanced-path="M 0 0 L 21600 0 21600 21600 0 21600 Z N"/>
        </draw:custom-shape>
        <draw:custom-shape draw:name="Rectangle 4" draw:style-name="gr39" draw:text-style-name="P1" xml:id="id44" draw:id="id44" draw:layer="layout" svg:width="2.068cm" svg:height="0.959cm" svg:x="5.944cm" svg:y="8.582cm">
          <text:p text:style-name="P13"><text:span text:style-name="T9"/></text:p>
          <text:p text:style-name="P13"><text:span text:style-name="T9">refpts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Rectangle 5" draw:style-name="gr39" draw:text-style-name="P1" xml:id="id48" draw:id="id48" draw:layer="layout" svg:width="2.068cm" svg:height="0.959cm" svg:x="5.644cm" svg:y="14.118cm">
          <text:p text:style-name="P13"><text:span text:style-name="T9"/></text:p>
          <text:p text:style-name="P13"><text:span text:style-name="T9">probe</text:span><text:span text:style-name="T10">s0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Freeform: Shape 6" draw:style-name="gr40" draw:text-style-name="P1" xml:id="id43" draw:id="id43" draw:layer="layout" svg:width="3.764cm" svg:height="1.118cm" svg:x="10.06cm" svg:y="10.343cm">
          <text:p text:style-name="P13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7" draw:style-name="gr96" draw:layer="layout" svg:x1="2.473cm" svg:y1="7.752cm" svg:x2="11.942cm" svg:y2="10.343cm" draw:start-shape="id42" draw:start-glue-point="1" draw:end-shape="id43" draw:end-glue-point="0" svg:d="M2473 7752h9469v2591">
          <text:p/>
        </draw:connector>
        <draw:connector draw:name="Connector: Elbow 8" draw:style-name="gr97" draw:layer="layout" svg:x1="8.012cm" svg:y1="9.061cm" svg:x2="11.942cm" svg:y2="10.343cm" draw:start-shape="id44" draw:end-shape="id43" draw:end-glue-point="0" svg:d="M8012 9061h3930v1282">
          <text:p/>
        </draw:connector>
        <draw:custom-shape draw:name="Rectangle 9" draw:style-name="gr39" draw:text-style-name="P1" xml:id="id45" draw:id="id45" draw:layer="layout" svg:width="1.666cm" svg:height="1.661cm" svg:x="12.73cm" svg:y="13.684cm">
          <text:p text:style-name="P13"><text:span text:style-name="T9"/></text:p>
          <text:p text:style-name="P13"><text:span text:style-name="T9">headvol</text:span></text:p>
          <text:p text:style-name="P13"><text:span text:style-name="T9">+</text:span></text:p>
          <text:p text:style-name="P13"><text:span text:style-name="T9">probe</text:span><text:span text:style-name="T10">s1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Freeform: Shape 10" draw:style-name="gr40" draw:text-style-name="P1" xml:id="id54" draw:id="id54" draw:layer="layout" svg:width="2.06cm" svg:height="1.118cm" svg:x="3.965cm" svg:y="9.714cm">
          <text:p text:style-name="P13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1" draw:style-name="gr98" draw:layer="layout" svg:x1="11.942cm" svg:y1="11.461cm" svg:x2="13.563cm" svg:y2="13.684cm" draw:start-shape="id43" draw:end-shape="id45" draw:end-glue-point="0" svg:d="M11942 11461v1111h1621v1112">
          <text:p/>
        </draw:connector>
        <draw:custom-shape draw:name="Freeform: Shape 12" draw:style-name="gr40" draw:text-style-name="P1" xml:id="id47" draw:id="id47" draw:layer="layout" svg:width="2.006cm" svg:height="1.119cm" svg:x="3.919cm" svg:y="11.886cm">
          <text:p text:style-name="P13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99" draw:layer="layout" svg:x1="2.473cm" svg:y1="16.606cm" svg:x2="3.919cm" svg:y2="12.445cm" draw:start-shape="id46" draw:start-glue-point="1" draw:end-shape="id47" svg:d="M2473 16606h755v-4161h691">
          <text:p/>
        </draw:connector>
        <draw:connector draw:name="Connector: Elbow 14" draw:style-name="gr100" draw:layer="layout" draw:line-skew="-0.35cm" svg:x1="4.922cm" svg:y1="13.005cm" svg:x2="6.678cm" svg:y2="14.118cm" draw:start-shape="id47" draw:start-glue-point="2" svg:d="M4922 13005v457h1756v656">
          <text:p/>
        </draw:connector>
        <draw:connector draw:name="Connector: Elbow 15" draw:style-name="gr101" draw:layer="layout" draw:line-skew="0cm 0.253cm" svg:x1="6.678cm" svg:y1="15.077cm" svg:x2="10.06cm" svg:y2="10.902cm" draw:start-shape="id48" draw:start-glue-point="2" draw:end-shape="id43" draw:end-glue-point="3" svg:d="M6678 15077v501h2462v-4676h920">
          <text:p/>
        </draw:connector>
        <draw:custom-shape draw:name="Straight Connector 18" draw:style-name="gr102" draw:text-style-name="P1" draw:layer="layout" svg:width="24.93cm" svg:height="0.03cm" svg:x="0.28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0" draw:style-name="gr60" draw:text-style-name="P1" draw:layer="layout" svg:width="5.146cm" svg:height="1.013cm" svg:x="3.264cm" svg:y="5.255cm">
          <draw:text-box>
            <text:p text:style-name="P14"><text:span text:style-name="T15">Derived data, stage 1 : <text:s text:c="2"/></text:span></text:p>
            <text:p text:style-name="P14"><text:span text:style-name="T15">reference points + probe</text:span></text:p>
          </draw:text-box>
        </draw:frame>
        <draw:frame draw:name="TextBox 21" draw:style-name="gr68" draw:text-style-name="P1" draw:layer="layout" svg:width="6.048cm" svg:height="1.394cm" svg:x="8.916cm" svg:y="5.234cm">
          <draw:text-box>
            <text:p text:style-name="P14"><text:span text:style-name="T15">Derived data, stage 2 :</text:span></text:p>
            <text:p text:style-name="P14"><text:span text:style-name="T15">probe registered to head volume space</text:span></text:p>
          </draw:text-box>
        </draw:frame>
        <draw:custom-shape draw:name="Straight Connector 22" draw:style-name="gr103" draw:text-style-name="P1" draw:layer="layout" svg:width="24.93cm" svg:height="0.006cm" svg:x="0.28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3" draw:style-name="gr104" draw:text-style-name="P1" draw:layer="layout" svg:width="0.001cm" svg:height="13.241cm" svg:x="2.83cm" svg:y="5.15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4" draw:style-name="gr105" draw:text-style-name="P1" draw:layer="layout" svg:width="0.001cm" svg:height="13.262cm" svg:x="8.6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5" draw:style-name="gr106" draw:text-style-name="P1" draw:layer="layout" svg:width="0.001cm" svg:height="13.262cm" svg:x="14.8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6" draw:style-name="gr107" draw:text-style-name="P1" draw:layer="layout" svg:width="0.001cm" svg:height="13.262cm" svg:x="20.4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27" draw:style-name="gr39" draw:text-style-name="P1" xml:id="id50" draw:id="id50" draw:layer="layout" svg:width="2.415cm" svg:height="1.18cm" svg:x="17.716cm" svg:y="13.153cm">
          <text:p text:style-name="P13"><text:span text:style-name="T9">fwmodel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28" draw:style-name="gr108" draw:layer="layout" svg:x1="17.8cm" svg:y1="11.031cm" svg:x2="17.716cm" svg:y2="13.743cm" draw:start-shape="id49" draw:start-glue-point="2" draw:end-shape="id50" draw:end-glue-point="3" svg:d="M17800 11031v1061h-586v1651h502">
          <text:p/>
        </draw:connector>
        <draw:custom-shape draw:name="Freeform: Shape 29" draw:style-name="gr40" draw:text-style-name="P1" xml:id="id49" draw:id="id49" draw:layer="layout" svg:width="3.048cm" svg:height="2.032cm" svg:x="16.276cm" svg:y="8.999cm">
          <text:p text:style-name="P13"><text:span text:style-name="T7">genMCoutput</text:span></text:p>
          <text:p text:style-name="P13"><text:span text:style-name="T7">+</text:span></text:p>
          <text:p text:style-name="P13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0" draw:style-name="gr109" draw:layer="layout" svg:x1="14.396cm" svg:y1="14.514cm" svg:x2="16.276cm" svg:y2="10.015cm" draw:start-shape="id45" draw:start-glue-point="1" draw:end-shape="id49" draw:end-glue-point="3" svg:d="M14396 14514h941v-4499h939">
          <text:p/>
        </draw:connector>
        <draw:custom-shape draw:name="Rectangle 31" draw:style-name="gr71" draw:text-style-name="P1" xml:id="id52" draw:id="id52" draw:layer="layout" svg:width="2.415cm" svg:height="1.18cm" svg:x="22.698cm" svg:y="13.454cm">
          <text:p text:style-name="P13"><text:span text:style-name="T9">imgrecon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32" draw:style-name="gr110" draw:layer="layout" svg:x1="22.763cm" svg:y1="11.032cm" svg:x2="22.698cm" svg:y2="14.044cm" draw:start-shape="id51" draw:start-glue-point="2" draw:end-shape="id52" draw:end-glue-point="3" svg:d="M22763 11032v1180h-630v1832h565">
          <text:p/>
        </draw:connector>
        <draw:custom-shape draw:name="Freeform: Shape 33" draw:style-name="gr53" draw:text-style-name="P1" xml:id="id51" draw:id="id51" draw:layer="layout" svg:width="1.885cm" svg:height="1.483cm" svg:x="21.821cm" svg:y="9.549cm">
          <text:p text:style-name="P14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4" draw:style-name="gr111" draw:layer="layout" svg:x1="20.131cm" svg:y1="13.743cm" svg:x2="21.821cm" svg:y2="10.29cm" draw:start-shape="id50" draw:start-glue-point="1" draw:end-shape="id51" svg:d="M20131 13743h845v-3453h845">
          <text:p/>
        </draw:connector>
        <draw:custom-shape draw:name="Straight Connector 35" draw:style-name="gr112" draw:text-style-name="P1" draw:layer="layout" svg:width="24.93cm" svg:height="0.03cm" svg:x="0.256cm" svg:y="18.4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36" draw:style-name="gr113" draw:layer="layout" svg:x1="1.363cm" svg:y1="17.246cm" svg:x2="23.222cm" svg:y2="17.256cm" draw:start-shape="id46" draw:start-glue-point="2" draw:end-shape="id53" draw:end-glue-point="2" svg:d="M1363 17246v574h21859v-564">
          <text:p/>
        </draw:connector>
        <draw:frame draw:name="TextBox 37" draw:style-name="gr62" draw:text-style-name="P1" draw:layer="layout" svg:width="4.796cm" svg:height="1.27cm" svg:x="15.016cm" svg:y="5.234cm">
          <draw:text-box>
            <text:p text:style-name="P14"><text:span text:style-name="T15">Derived data, stage 3 :</text:span></text:p>
            <text:p text:style-name="P14"><text:span text:style-name="T15">forward model</text:span></text:p>
          </draw:text-box>
        </draw:frame>
        <draw:frame draw:name="TextBox 38" draw:style-name="gr63" draw:text-style-name="P1" draw:layer="layout" svg:width="4.122cm" svg:height="1.27cm" svg:x="20.516cm" svg:y="5.234cm">
          <draw:text-box>
            <text:p text:style-name="P14"><text:span text:style-name="T15">Derived data, stage 4 :</text:span></text:p>
            <text:p text:style-name="P14"><text:span text:style-name="T15">image reconstruction</text:span></text:p>
          </draw:text-box>
        </draw:frame>
        <draw:frame draw:name="TextBox 39" draw:style-name="gr56" draw:text-style-name="P1" draw:layer="layout" svg:width="17.152cm" svg:height="0.894cm" svg:x="0.3cm" svg:y="18.356cm">
          <draw:text-box>
            <text:p text:style-name="P14"><text:span text:style-name="T14">***** NOTE: Subscripts in the blue boxes represent coordinate space</text:span></text:p>
          </draw:text-box>
        </draw:frame>
        <draw:connector draw:name="Connector: Elbow 41" draw:style-name="gr114" draw:layer="layout" svg:x1="23.222cm" svg:y1="15.773cm" svg:x2="23.905cm" svg:y2="14.634cm" draw:start-shape="id53" draw:start-glue-point="0" draw:end-shape="id52" draw:end-glue-point="2" svg:d="M23222 15773v-569h683v-570">
          <text:p/>
        </draw:connector>
        <draw:frame draw:name="TextBox 42" draw:style-name="gr115" draw:text-style-name="P1" draw:layer="layout" svg:width="15.607cm" svg:height="2.537cm" svg:x="2.388cm" svg:y="0.372cm">
          <draw:text-box>
            <text:p text:style-name="P13"><text:span text:style-name="T13">WORKFLOW PIPELINE, CASE 1:</text:span></text:p>
            <text:p text:style-name="P13"><text:span text:style-name="T2">Objects that change when new subject is selected in AtlasViewerGUI</text:span></text:p>
          </draw:text-box>
        </draw:frame>
        <draw:frame draw:name="TextBox 43" draw:style-name="gr93" draw:text-style-name="P1" draw:layer="layout" svg:width="6.858cm" svg:height="4.307cm" svg:x="18.288cm" svg:y="0.11cm">
          <draw:text-box>
            <text:p text:style-name="P14"><text:span text:style-name="T7">/Group</text:span></text:p>
            <text:p text:style-name="P14"><text:span text:style-name="T7"><text:s text:c="4"/></text:span><text:span text:style-name="T7">/anatomical</text:span><text:span text:style-name="T7"><text:tab/></text:span><text:span text:style-name="T7"> <text:s text:c="8"/>/Subj1</text:span></text:p>
            <text:p text:style-name="P14"><text:span text:style-name="T7"><text:s text:c="9"/></text:span><text:span text:style-name="T7">headvol.vox <text:s text:c="15"/>run01.snirf</text:span></text:p>
            <text:p text:style-name="P14"><text:span text:style-name="T7"><text:s text:c="9"/></text:span><text:span text:style-name="T7">headsurf.mesh <text:s text:c="10"/>run02.snirf</text:span></text:p>
            <text:p text:style-name="P14"><text:span text:style-name="T7"><text:s text:c="9"/></text:span><text:span text:style-name="T7">refpts.txt</text:span><text:span text:style-name="T7"><text:tab/></text:span><text:span text:style-name="T7"> <text:s text:c="13"/>/imagerecon</text:span></text:p>
            <text:p text:style-name="P14"><text:span text:style-name="T7"><text:s text:c="4"/></text:span><text:span text:style-name="T7">groupResults.mat <text:s text:c="16"/>Aimg.mat</text:span></text:p>
            <text:p text:style-name="P14"><text:span text:style-name="T7"><text:s text:c="4"/></text:span><text:span text:style-name="T7">probe.SD</text:span></text:p>
            <text:p text:style-name="P14"><text:span text:style-name="T7"><text:s text:c="4"/></text:span><text:span text:style-name="T7">/fw</text:span></text:p>
            <text:p text:style-name="P14"><text:span text:style-name="T7"><text:s text:c="10"/></text:span><text:span text:style-name="T7">Adot.mat</text:span></text:p>
            <text:p text:style-name="P14"><text:span text:style-name="T7"><text:s text:c="4"/></text:span><text:span text:style-name="T7">/imagerecon</text:span></text:p>
            <text:p text:style-name="P14"><text:span text:style-name="T7"><text:s text:c="10"/></text:span><text:span text:style-name="T7">Aimg.mat</text:span></text:p>
            <text:p text:style-name="P14"><text:span text:style-name="T7"/></text:p>
          </draw:text-box>
        </draw:frame>
        <draw:frame draw:name="TextBox 31" draw:style-name="gr59" draw:text-style-name="P1" draw:layer="layout" svg:width="2.569cm" svg:height="1.407cm" svg:x="0.05cm" svg:y="5.256cm">
          <draw:text-box>
            <text:p text:style-name="P14"><text:span text:style-name="T15">Initial data : </text:span></text:p>
            <text:p text:style-name="P14"><text:span text:style-name="T15">anatomical + time course</text:span></text:p>
          </draw:text-box>
        </draw:frame>
        <draw:custom-shape draw:name="Freeform: Shape 39" draw:style-name="gr89" draw:text-style-name="P15" xml:id="id53" draw:id="id53" draw:layer="layout" svg:width="2.831cm" svg:height="1.483cm" svg:x="21.807cm" svg:y="15.773cm">
          <text:p text:style-name="P14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0" draw:style-name="gr116" draw:layer="layout" svg:x1="2.287cm" svg:y1="10.336cm" svg:x2="3.965cm" svg:y2="10.273cm" draw:end-shape="id54" draw:end-glue-point="3" svg:d="M2287 10336h589v-63h1089">
          <text:p/>
        </draw:connector>
        <draw:connector draw:name="Connector: Elbow 11" draw:style-name="gr117" draw:layer="layout" svg:x1="4.995cm" svg:y1="9.714cm" svg:x2="5.944cm" svg:y2="9.061cm" draw:start-shape="id54" draw:start-glue-point="0" draw:end-shape="id44" draw:end-glue-point="3" svg:d="M4995 9714v-653h949">
          <text:p/>
        </draw:connector>
        <presentation:notes draw:style-name="dp2">
          <draw:frame draw:name="Slide Number Placeholder 7" draw:style-name="gr26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6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3" draw:master-page-name="Master1-Layout7-blank-Blank" presentation:presentation-page-layout-name="AL1T13">
        <draw:custom-shape draw:name="Rectangle 1" draw:style-name="gr39" draw:text-style-name="P1" xml:id="id57" draw:id="id57" draw:layer="layout" svg:width="1.887cm" svg:height="1.18cm" svg:x="0.38cm" svg:y="9.045cm">
          <text:p text:style-name="P13"><text:span text:style-name="T9">headsurf</text:span><text:span text:style-name="T10">s1</text:span></text:p>
          <draw:enhanced-geometry svg:viewBox="0 0 21600 21600" draw:type="non-primitive" draw:enhanced-path="M 0 0 L 21600 0 21600 21600 0 21600 Z N"/>
        </draw:custom-shape>
        <draw:custom-shape draw:name="Rectangle 2" draw:style-name="gr39" draw:text-style-name="P1" xml:id="id63" draw:id="id63" draw:layer="layout" svg:width="1.887cm" svg:height="1.18cm" svg:x="0.38cm" svg:y="6.987cm">
          <text:p text:style-name="P13"><text:span text:style-name="T9">headvol</text:span><text:span text:style-name="T10">s1</text:span></text:p>
          <draw:enhanced-geometry svg:viewBox="0 0 21600 21600" draw:type="non-primitive" draw:enhanced-path="M 0 0 L 21600 0 21600 21600 0 21600 Z N"/>
        </draw:custom-shape>
        <draw:custom-shape draw:name="Rectangle 3" draw:style-name="gr39" draw:text-style-name="P1" xml:id="id64" draw:id="id64" draw:layer="layout" svg:width="1.887cm" svg:height="1.18cm" svg:x="0.38cm" svg:y="11.449cm">
          <text:p text:style-name="P13"><text:span text:style-name="T9">digpts</text:span><text:span text:style-name="T10">s2</text:span></text:p>
          <draw:enhanced-geometry svg:viewBox="0 0 21600 21600" draw:type="non-primitive" draw:enhanced-path="M 0 0 L 21600 0 21600 21600 0 21600 Z N"/>
        </draw:custom-shape>
        <draw:custom-shape draw:name="Rectangle 4" draw:style-name="gr39" draw:text-style-name="P1" xml:id="id59" draw:id="id59" draw:layer="layout" svg:width="1.774cm" svg:height="1.18cm" svg:x="6.476cm" svg:y="7.908cm">
          <text:p text:style-name="P13"><text:span text:style-name="T9">refpts</text:span><text:span text:style-name="T16">s1</text:span></text:p>
          <draw:enhanced-geometry svg:viewBox="0 0 21600 21600" draw:type="non-primitive" draw:enhanced-path="M 0 0 L 21600 0 21600 21600 0 21600 Z N"/>
        </draw:custom-shape>
        <draw:custom-shape draw:name="Rectangle 5" draw:style-name="gr39" draw:text-style-name="P1" xml:id="id61" draw:id="id61" draw:layer="layout" svg:width="1.774cm" svg:height="1.18cm" svg:x="6.664cm" svg:y="12.588cm">
          <text:p text:style-name="P13"><text:span text:style-name="T9">probe</text:span><text:span text:style-name="T10">s2</text:span></text:p>
          <draw:enhanced-geometry svg:viewBox="0 0 21600 21600" draw:type="non-primitive" draw:enhanced-path="M 0 0 L 21600 0 21600 21600 0 21600 Z N"/>
        </draw:custom-shape>
        <draw:custom-shape draw:name="Freeform: Shape 6" draw:style-name="gr53" draw:text-style-name="P15" xml:id="id55" draw:id="id55" draw:layer="layout" svg:width="4.97cm" svg:height="1.377cm" svg:x="9.254cm" svg:y="9.712cm">
          <text:p text:style-name="P14"><text:span text:style-name="T7">RegisterHeadvol2Dig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7" draw:style-name="gr39" draw:text-style-name="P1" xml:id="id56" draw:id="id56" draw:layer="layout" svg:width="1.563cm" svg:height="2.044cm" svg:x="13.087cm" svg:y="11.956cm">
          <text:p text:style-name="P13"><text:span text:style-name="T9"/></text:p>
          <text:p text:style-name="P13"><text:span text:style-name="T9">headvol</text:span></text:p>
          <text:p text:style-name="P13"><text:span text:style-name="T9">+</text:span></text:p>
          <text:p text:style-name="P13"><text:span text:style-name="T9">probe</text:span><text:span text:style-name="T16">s3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Freeform: Shape 8" draw:style-name="gr53" draw:text-style-name="P15" xml:id="id58" draw:id="id58" draw:layer="layout" svg:width="2.514cm" svg:height="1.483cm" svg:x="3.682cm" svg:y="9.032cm">
          <text:p text:style-name="P14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9" draw:style-name="gr118" draw:layer="layout" svg:x1="11.739cm" svg:y1="11.089cm" svg:x2="13.868cm" svg:y2="11.956cm" draw:start-shape="id55" draw:start-glue-point="2" draw:end-shape="id56" draw:end-glue-point="0" svg:d="M11739 11089v434h2129v433">
          <text:p/>
        </draw:connector>
        <draw:connector draw:name="Connector: Elbow 10" draw:style-name="gr116" draw:layer="layout" svg:x1="2.267cm" svg:y1="9.635cm" svg:x2="3.682cm" svg:y2="9.773cm" draw:start-shape="id57" draw:start-glue-point="1" draw:end-shape="id58" draw:end-glue-point="3" svg:d="M2267 9635h708v138h707">
          <text:p/>
        </draw:connector>
        <draw:connector draw:name="Connector: Elbow 11" draw:style-name="gr117" draw:layer="layout" svg:x1="4.939cm" svg:y1="9.032cm" svg:x2="6.476cm" svg:y2="8.498cm" draw:start-shape="id58" draw:start-glue-point="0" draw:end-shape="id59" draw:end-glue-point="3" svg:d="M4939 9032v-534h1537">
          <text:p/>
        </draw:connector>
        <draw:custom-shape draw:name="Freeform: Shape 12" draw:style-name="gr40" draw:text-style-name="P1" xml:id="id60" draw:id="id60" draw:layer="layout" svg:width="2.55cm" svg:height="1.515cm" svg:x="2.956cm" svg:y="14.351cm">
          <text:p text:style-name="P13"><text:span text:style-name="T7">getDigpts</text:span></text:p>
          <text:p text:style-name="P13"><text:span text:style-name="T7">+</text:span></text:p>
          <text:p text:style-name="P13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119" draw:layer="layout" svg:x1="1.323cm" svg:y1="12.629cm" svg:x2="4.231cm" svg:y2="14.351cm" draw:end-shape="id60" draw:end-glue-point="0" svg:d="M1323 12629v610h2908v1112">
          <text:p/>
        </draw:connector>
        <draw:connector draw:name="Connector: Elbow 14" draw:style-name="gr120" draw:layer="layout" svg:x1="5.506cm" svg:y1="15.108cm" svg:x2="6.664cm" svg:y2="13.178cm" draw:start-shape="id60" draw:end-shape="id61" draw:end-glue-point="3" svg:d="M5506 15108h579v-1930h579">
          <text:p/>
        </draw:connector>
        <draw:custom-shape draw:name="Freeform: Shape 15" draw:style-name="gr53" draw:text-style-name="P15" xml:id="id62" draw:id="id62" draw:layer="layout" svg:width="4.644cm" svg:height="1.376cm" svg:x="10.088cm" svg:y="15.43cm">
          <text:p text:style-name="P14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Straight Connector 16" draw:style-name="gr121" draw:text-style-name="P1" draw:layer="layout" svg:width="0.001cm" svg:height="13.094cm" svg:x="2.7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17" draw:style-name="gr122" draw:layer="layout" svg:x1="12.41cm" svg:y1="15.43cm" svg:x2="13.868cm" svg:y2="14cm" draw:start-shape="id62" draw:start-glue-point="0" draw:end-shape="id56" draw:end-glue-point="2" svg:d="M12410 15430v-714h1458v-716">
          <text:p/>
        </draw:connector>
        <draw:connector draw:name="Connector: Elbow 18" draw:style-name="gr123" draw:layer="layout" svg:x1="2.267cm" svg:y1="7.577cm" svg:x2="11.739cm" svg:y2="9.712cm" draw:start-shape="id63" draw:start-glue-point="1" draw:end-shape="id55" draw:end-glue-point="0" svg:d="M2267 7577h9472v2135">
          <text:p/>
        </draw:connector>
        <draw:connector draw:name="Connector: Elbow 19" draw:style-name="gr124" draw:layer="layout" draw:line-skew="1.097cm" svg:x1="2.267cm" svg:y1="12.039cm" svg:x2="9.254cm" svg:y2="10.4cm" draw:start-shape="id64" draw:start-glue-point="1" draw:end-shape="id55" draw:end-glue-point="3" svg:d="M2267 12039h4591v-1639h2396">
          <text:p/>
        </draw:connector>
        <draw:connector draw:name="Connector: Elbow 20" draw:style-name="gr125" draw:layer="layout" svg:x1="7.551cm" svg:y1="13.768cm" svg:x2="10.088cm" svg:y2="16.118cm" draw:start-shape="id61" draw:start-glue-point="2" draw:end-shape="id62" draw:end-glue-point="3" svg:d="M7551 13768v2350h2537">
          <text:p/>
        </draw:connector>
        <draw:custom-shape draw:name="Rectangle 21" draw:style-name="gr39" draw:text-style-name="P1" xml:id="id69" draw:id="id69" draw:layer="layout" svg:width="2.219cm" svg:height="1.28cm" svg:x="0.281cm" svg:y="16.592cm">
          <text:p text:style-name="P13"><text:span text:style-name="T9">hrfdata</text:span></text:p>
          <text:p text:style-name="P13"><text:span text:style-name="T12">(groupResults)</text:span></text:p>
          <draw:enhanced-geometry svg:viewBox="0 0 21600 21600" draw:type="non-primitive" draw:enhanced-path="M 0 0 L 21600 0 21600 21600 0 21600 Z N"/>
        </draw:custom-shape>
        <draw:custom-shape draw:name="Rectangle 22" draw:style-name="gr39" draw:text-style-name="P1" xml:id="id66" draw:id="id66" draw:layer="layout" svg:width="2.415cm" svg:height="1.18cm" svg:x="17.56cm" svg:y="13.078cm">
          <text:p text:style-name="P13"><text:span text:style-name="T9">fwmodel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23" draw:style-name="gr126" draw:layer="layout" svg:x1="17.744cm" svg:y1="10.956cm" svg:x2="17.56cm" svg:y2="13.668cm" draw:start-shape="id65" draw:start-glue-point="2" draw:end-shape="id66" draw:end-glue-point="3" svg:d="M17744 10956v1061h-686v1651h502">
          <text:p/>
        </draw:connector>
        <draw:custom-shape draw:name="Freeform: Shape 24" draw:style-name="gr40" draw:text-style-name="P1" xml:id="id65" draw:id="id65" draw:layer="layout" svg:width="3.048cm" svg:height="2.032cm" svg:x="16.22cm" svg:y="8.924cm">
          <text:p text:style-name="P13"><text:span text:style-name="T7">genMCOutput</text:span></text:p>
          <text:p text:style-name="P13"><text:span text:style-name="T7">+</text:span></text:p>
          <text:p text:style-name="P13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5" draw:style-name="gr127" draw:layer="layout" svg:x1="14.65cm" svg:y1="12.978cm" svg:x2="16.22cm" svg:y2="9.94cm" draw:start-shape="id56" draw:start-glue-point="1" draw:end-shape="id65" svg:d="M14650 12978h785v-3038h785">
          <text:p/>
        </draw:connector>
        <draw:connector draw:name="Connector: Elbow 26" draw:style-name="gr128" draw:layer="layout" svg:x1="8.25cm" svg:y1="8.498cm" svg:x2="11.739cm" svg:y2="9.712cm" draw:start-shape="id59" draw:start-glue-point="1" draw:end-shape="id55" draw:end-glue-point="0" svg:d="M8250 8498h3489v1214">
          <text:p/>
        </draw:connector>
        <draw:custom-shape draw:name="Straight Connector 27" draw:style-name="gr129" draw:text-style-name="P1" draw:layer="layout" svg:width="0.001cm" svg:height="13.088cm" svg:x="8.656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8" draw:style-name="gr130" draw:text-style-name="P1" draw:layer="layout" svg:width="0.001cm" svg:height="12.988cm" svg:x="15.056cm" svg:y="5.2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9" draw:style-name="gr131" draw:text-style-name="P1" draw:layer="layout" svg:width="0.001cm" svg:height="13.088cm" svg:x="20.356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30" draw:style-name="gr39" draw:text-style-name="P1" xml:id="id68" draw:id="id68" draw:layer="layout" svg:width="2.415cm" svg:height="1.18cm" svg:x="22.742cm" svg:y="13.379cm">
          <text:p text:style-name="P13"><text:span text:style-name="T9">imgrecon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31" draw:style-name="gr132" draw:layer="layout" svg:x1="23.201cm" svg:y1="10.957cm" svg:x2="22.742cm" svg:y2="13.969cm" draw:start-shape="id67" draw:start-glue-point="2" draw:end-shape="id68" draw:end-glue-point="3" svg:d="M23201 10957v1211h-961v1801h502">
          <text:p/>
        </draw:connector>
        <draw:custom-shape draw:name="Freeform: Shape 32" draw:style-name="gr53" draw:text-style-name="P15" xml:id="id67" draw:id="id67" draw:layer="layout" svg:width="2.873cm" svg:height="1.483cm" svg:x="21.765cm" svg:y="9.474cm">
          <text:p text:style-name="P14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3" draw:style-name="gr133" draw:layer="layout" svg:x1="19.975cm" svg:y1="13.668cm" svg:x2="21.765cm" svg:y2="10.215cm" draw:start-shape="id66" draw:start-glue-point="1" draw:end-shape="id67" draw:end-glue-point="3" svg:d="M19975 13668h895v-3453h895">
          <text:p/>
        </draw:connector>
        <draw:custom-shape draw:name="Straight Connector 34" draw:style-name="gr134" draw:text-style-name="P1" draw:layer="layout" svg:width="24.93cm" svg:height="0.03cm" svg:x="0.181cm" svg:y="18.25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5" draw:style-name="gr49" draw:text-style-name="P1" draw:layer="layout" svg:width="10.781cm" svg:height="2.537cm" svg:x="7.28cm" svg:y="0.398cm">
          <draw:text-box>
            <text:p text:style-name="P13"><text:span text:style-name="T13">WORKFLOW PIPELINE, CASE 2: <text:s/></text:span></text:p>
            <text:p text:style-name="P13"><text:span text:style-name="T13">digitized points</text:span></text:p>
          </draw:text-box>
        </draw:frame>
        <draw:frame draw:name="TextBox 36" draw:style-name="gr56" draw:text-style-name="P1" draw:layer="layout" svg:width="17.152cm" svg:height="0.894cm" svg:x="0.4cm" svg:y="18.356cm">
          <draw:text-box>
            <text:p text:style-name="P14"><text:span text:style-name="T14">***** NOTE: Subscripts in the blue boxes represent coordinate spaces</text:span></text:p>
          </draw:text-box>
        </draw:frame>
        <draw:custom-shape draw:name="Straight Connector 37" draw:style-name="gr135" draw:text-style-name="P1" draw:layer="layout" svg:width="24.93cm" svg:height="0.03cm" svg:x="0.306cm" svg:y="6.8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9" draw:style-name="gr60" draw:text-style-name="P1" draw:layer="layout" svg:width="5.146cm" svg:height="1.013cm" svg:x="3.29cm" svg:y="5.255cm">
          <draw:text-box>
            <text:p text:style-name="P14"><text:span text:style-name="T15">Derived data, stage 1 : <text:s text:c="2"/></text:span></text:p>
            <text:p text:style-name="P14"><text:span text:style-name="T15">reference points + probe</text:span></text:p>
          </draw:text-box>
        </draw:frame>
        <draw:frame draw:name="TextBox 40" draw:style-name="gr68" draw:text-style-name="P1" draw:layer="layout" svg:width="6.048cm" svg:height="1.394cm" svg:x="8.942cm" svg:y="5.234cm">
          <draw:text-box>
            <text:p text:style-name="P14"><text:span text:style-name="T15">Derived data, stage 2 :</text:span></text:p>
            <text:p text:style-name="P14"><text:span text:style-name="T15">probe registered to head volume space</text:span></text:p>
          </draw:text-box>
        </draw:frame>
        <draw:custom-shape draw:name="Straight Connector 41" draw:style-name="gr136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2" draw:style-name="gr62" draw:text-style-name="P1" draw:layer="layout" svg:width="4.796cm" svg:height="1.27cm" svg:x="15.042cm" svg:y="5.234cm">
          <draw:text-box>
            <text:p text:style-name="P14"><text:span text:style-name="T15">Derived data, stage 3 :</text:span></text:p>
            <text:p text:style-name="P14"><text:span text:style-name="T15">forward model</text:span></text:p>
          </draw:text-box>
        </draw:frame>
        <draw:frame draw:name="TextBox 43" draw:style-name="gr63" draw:text-style-name="P1" draw:layer="layout" svg:width="4.122cm" svg:height="1.27cm" svg:x="20.542cm" svg:y="5.234cm">
          <draw:text-box>
            <text:p text:style-name="P14"><text:span text:style-name="T15">Derived data, stage 4 :</text:span></text:p>
            <text:p text:style-name="P14"><text:span text:style-name="T15">image reconstruction</text:span></text:p>
          </draw:text-box>
        </draw:frame>
        <draw:connector draw:name="Connector: Elbow 44" draw:style-name="gr137" draw:layer="layout" svg:x1="2.5cm" svg:y1="17.232cm" svg:x2="22.763cm" svg:y2="17.593cm" draw:start-shape="id69" draw:start-glue-point="1" draw:end-shape="id70" draw:end-glue-point="2" svg:d="M2500 17232h9448v862h10815v-501">
          <text:p/>
        </draw:connector>
        <draw:custom-shape draw:name="Freeform: Shape 45" draw:style-name="gr53" draw:text-style-name="P15" xml:id="id70" draw:id="id70" draw:layer="layout" svg:width="2.734cm" svg:height="1.663cm" svg:x="21.396cm" svg:y="15.93cm">
          <text:p text:style-name="P14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46" draw:style-name="gr138" draw:layer="layout" svg:x1="22.763cm" svg:y1="15.93cm" svg:x2="23.994cm" svg:y2="14.554cm" draw:start-shape="id70" draw:start-glue-point="0" svg:d="M22763 15930v-939h1231v-437">
          <text:p/>
        </draw:connector>
        <draw:frame draw:name="TextBox 31" draw:style-name="gr59" draw:text-style-name="P1" draw:layer="layout" svg:width="2.569cm" svg:height="1.407cm" svg:x="0.05cm" svg:y="5.256cm">
          <draw:text-box>
            <text:p text:style-name="P14"><text:span text:style-name="T15">Initial data : </text:span></text:p>
            <text:p text:style-name="P14"><text:span text:style-name="T15">anatomical + time course</text:span></text:p>
          </draw:text-box>
        </draw:frame>
        <presentation:notes draw:style-name="dp2">
          <draw:frame draw:name="Slide Number Placeholder 7" draw:style-name="gr26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7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custom-shape draw:name="Rectangle 1" draw:style-name="gr71" draw:text-style-name="P1" xml:id="id86" draw:id="id86" draw:layer="layout" svg:width="1.887cm" svg:height="1.18cm" svg:x="0.38cm" svg:y="8.945cm">
          <text:p text:style-name="P13"><text:span text:style-name="T9">headsurf</text:span><text:span text:style-name="T10">s1</text:span></text:p>
          <draw:enhanced-geometry svg:viewBox="0 0 21600 21600" draw:type="non-primitive" draw:enhanced-path="M 0 0 L 21600 0 21600 21600 0 21600 Z N"/>
        </draw:custom-shape>
        <draw:custom-shape draw:name="Rectangle 2" draw:style-name="gr71" draw:text-style-name="P1" xml:id="id76" draw:id="id76" draw:layer="layout" svg:width="1.887cm" svg:height="1.18cm" svg:x="0.38cm" svg:y="7.087cm">
          <text:p text:style-name="P13"><text:span text:style-name="T9">headvol</text:span><text:span text:style-name="T10">s1</text:span></text:p>
          <draw:enhanced-geometry svg:viewBox="0 0 21600 21600" draw:type="non-primitive" draw:enhanced-path="M 0 0 L 21600 0 21600 21600 0 21600 Z N"/>
        </draw:custom-shape>
        <draw:custom-shape draw:name="Rectangle 3" draw:style-name="gr71" draw:text-style-name="P1" xml:id="id78" draw:id="id78" draw:layer="layout" svg:width="1.887cm" svg:height="1.18cm" svg:x="0.38cm" svg:y="11.549cm">
          <text:p text:style-name="P13"><text:span text:style-name="T9">digpts</text:span><text:span text:style-name="T10">s2</text:span></text:p>
          <draw:enhanced-geometry svg:viewBox="0 0 21600 21600" draw:type="non-primitive" draw:enhanced-path="M 0 0 L 21600 0 21600 21600 0 21600 Z N"/>
        </draw:custom-shape>
        <draw:custom-shape draw:name="Rectangle 4" draw:style-name="gr71" draw:text-style-name="P1" xml:id="id72" draw:id="id72" draw:layer="layout" svg:width="1.774cm" svg:height="1.18cm" svg:x="6.476cm" svg:y="8.008cm">
          <text:p text:style-name="P13"><text:span text:style-name="T9">refpts</text:span><text:span text:style-name="T16">s1</text:span></text:p>
          <draw:enhanced-geometry svg:viewBox="0 0 21600 21600" draw:type="non-primitive" draw:enhanced-path="M 0 0 L 21600 0 21600 21600 0 21600 Z N"/>
        </draw:custom-shape>
        <draw:custom-shape draw:name="Rectangle 5" draw:style-name="gr71" draw:text-style-name="P1" xml:id="id74" draw:id="id74" draw:layer="layout" svg:width="1.774cm" svg:height="1.18cm" svg:x="6.664cm" svg:y="12.688cm">
          <text:p text:style-name="P13"><text:span text:style-name="T9">probe</text:span><text:span text:style-name="T10">s2</text:span></text:p>
          <draw:enhanced-geometry svg:viewBox="0 0 21600 21600" draw:type="non-primitive" draw:enhanced-path="M 0 0 L 21600 0 21600 21600 0 21600 Z N"/>
        </draw:custom-shape>
        <draw:custom-shape draw:name="Freeform: Shape 8" draw:style-name="gr89" draw:text-style-name="P15" xml:id="id71" draw:id="id71" draw:layer="layout" svg:width="2.419cm" svg:height="1.483cm" svg:x="3.648cm" svg:y="9.632cm">
          <text:p text:style-name="P14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1" draw:style-name="gr139" draw:layer="layout" svg:x1="4.857cm" svg:y1="9.632cm" svg:x2="6.476cm" svg:y2="8.598cm" draw:start-shape="id71" draw:end-shape="id72" draw:end-glue-point="3" svg:d="M4857 9632v-1034h1619">
          <text:p/>
        </draw:connector>
        <draw:custom-shape draw:name="Freeform: Shape 12" draw:style-name="gr72" draw:text-style-name="P1" xml:id="id73" draw:id="id73" draw:layer="layout" svg:width="2.55cm" svg:height="1.515cm" svg:x="2.956cm" svg:y="14.451cm">
          <text:p text:style-name="P13"><text:span text:style-name="T7">getDigpts</text:span></text:p>
          <text:p text:style-name="P13"><text:span text:style-name="T7">+</text:span></text:p>
          <text:p text:style-name="P13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140" draw:layer="layout" svg:x1="1.323cm" svg:y1="12.729cm" svg:x2="4.231cm" svg:y2="14.451cm" draw:end-shape="id73" draw:end-glue-point="0" svg:d="M1323 12729v579h2908v1143">
          <text:p/>
        </draw:connector>
        <draw:connector draw:name="Connector: Elbow 14" draw:style-name="gr141" draw:layer="layout" svg:x1="5.506cm" svg:y1="15.208cm" svg:x2="6.664cm" svg:y2="13.278cm" draw:start-shape="id73" draw:end-shape="id74" draw:end-glue-point="3" svg:d="M5506 15208h579v-1930h579">
          <text:p/>
        </draw:connector>
        <draw:custom-shape draw:name="Freeform: Shape 15" draw:style-name="gr89" draw:text-style-name="P15" xml:id="id75" draw:id="id75" draw:layer="layout" svg:width="4.39cm" svg:height="1.376cm" svg:x="10.088cm" svg:y="15.53cm">
          <text:p text:style-name="P14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Straight Connector 16" draw:style-name="gr142" draw:text-style-name="P1" draw:layer="layout" svg:width="0.001cm" svg:height="13.294cm" svg:x="2.7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17" draw:style-name="gr143" draw:layer="layout" svg:x1="12.283cm" svg:y1="15.53cm" svg:x2="14.168cm" svg:y2="14.1cm" draw:start-shape="id75" svg:d="M12283 15530v-997h1885v-433">
          <text:p/>
        </draw:connector>
        <draw:connector draw:name="Connector: Elbow 18" draw:style-name="gr144" draw:layer="layout" svg:x1="2.267cm" svg:y1="7.677cm" svg:x2="11.753cm" svg:y2="9.812cm" draw:start-shape="id76" draw:start-glue-point="1" draw:end-shape="id77" draw:end-glue-point="0" svg:d="M2267 7677h9486v2135">
          <text:p/>
        </draw:connector>
        <draw:connector draw:name="Connector: Elbow 19" draw:style-name="gr145" draw:layer="layout" svg:x1="2.267cm" svg:y1="12.139cm" svg:x2="11.753cm" svg:y2="11.189cm" draw:start-shape="id78" draw:start-glue-point="1" draw:end-shape="id77" draw:end-glue-point="2" svg:d="M2267 12139h9486v-950">
          <text:p/>
        </draw:connector>
        <draw:connector draw:name="Connector: Elbow 20" draw:style-name="gr146" draw:layer="layout" svg:x1="7.551cm" svg:y1="13.868cm" svg:x2="10.088cm" svg:y2="16.218cm" draw:start-shape="id74" draw:start-glue-point="2" draw:end-shape="id75" draw:end-glue-point="3" svg:d="M7551 13868v2350h2537">
          <text:p/>
        </draw:connector>
        <draw:custom-shape draw:name="Rectangle 21" draw:style-name="gr71" draw:text-style-name="P1" xml:id="id84" draw:id="id84" draw:layer="layout" svg:width="2.219cm" svg:height="1.28cm" svg:x="0.281cm" svg:y="16.692cm">
          <text:p text:style-name="P13"><text:span text:style-name="T9">hrfdata</text:span></text:p>
          <text:p text:style-name="P13"><text:span text:style-name="T12">(groupResults)</text:span></text:p>
          <draw:enhanced-geometry svg:viewBox="0 0 21600 21600" draw:type="non-primitive" draw:enhanced-path="M 0 0 L 21600 0 21600 21600 0 21600 Z N"/>
        </draw:custom-shape>
        <draw:custom-shape draw:name="Rectangle 22" draw:style-name="gr71" draw:text-style-name="P1" xml:id="id80" draw:id="id80" draw:layer="layout" svg:width="2.415cm" svg:height="1.18cm" svg:x="17.56cm" svg:y="13.178cm">
          <text:p text:style-name="P13"><text:span text:style-name="T9">fwmodel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23" draw:style-name="gr147" draw:layer="layout" svg:x1="17.844cm" svg:y1="11.056cm" svg:x2="17.56cm" svg:y2="13.768cm" draw:start-shape="id79" draw:start-glue-point="2" draw:end-shape="id80" draw:end-glue-point="3" svg:d="M17844 11056v1061h-849v1651h565">
          <text:p/>
        </draw:connector>
        <draw:custom-shape draw:name="Freeform: Shape 24" draw:style-name="gr72" draw:text-style-name="P1" xml:id="id79" draw:id="id79" draw:layer="layout" svg:width="3.048cm" svg:height="2.032cm" svg:x="16.32cm" svg:y="9.024cm">
          <text:p text:style-name="P13"><text:span text:style-name="T7">genMCOutput</text:span></text:p>
          <text:p text:style-name="P13"><text:span text:style-name="T7">+</text:span></text:p>
          <text:p text:style-name="P13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5" draw:style-name="gr148" draw:layer="layout" svg:x1="14.65cm" svg:y1="13.078cm" svg:x2="16.32cm" svg:y2="10.04cm" draw:start-shape="id81" draw:start-glue-point="1" draw:end-shape="id79" draw:end-glue-point="3" svg:d="M14650 13078h835v-3038h835">
          <text:p/>
        </draw:connector>
        <draw:connector draw:name="Connector: Elbow 26" draw:style-name="gr149" draw:layer="layout" svg:x1="8.25cm" svg:y1="8.598cm" svg:x2="9.555cm" svg:y2="10.5cm" draw:start-shape="id72" draw:start-glue-point="1" svg:d="M8250 8598h935v1902h370">
          <text:p/>
        </draw:connector>
        <draw:custom-shape draw:name="Straight Connector 27" draw:style-name="gr150" draw:text-style-name="P1" draw:layer="layout" svg:width="0.001cm" svg:height="13.294cm" svg:x="8.6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8" draw:style-name="gr151" draw:text-style-name="P1" draw:layer="layout" svg:width="0.014cm" svg:height="13.294cm" svg:x="15.042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9" draw:style-name="gr152" draw:text-style-name="P1" draw:layer="layout" svg:width="0.001cm" svg:height="13.288cm" svg:x="20.356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30" draw:style-name="gr71" draw:text-style-name="P1" xml:id="id83" draw:id="id83" draw:layer="layout" svg:width="2.415cm" svg:height="1.18cm" svg:x="22.742cm" svg:y="13.479cm">
          <text:p text:style-name="P13"><text:span text:style-name="T9">imgrecon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31" draw:style-name="gr153" draw:layer="layout" svg:x1="23.074cm" svg:y1="11.057cm" svg:x2="22.742cm" svg:y2="14.069cm" draw:start-shape="id82" draw:start-glue-point="2" draw:end-shape="id83" draw:end-glue-point="3" svg:d="M23074 11057v1211h-897v1801h565">
          <text:p/>
        </draw:connector>
        <draw:custom-shape draw:name="Freeform: Shape 32" draw:style-name="gr89" draw:text-style-name="P15" xml:id="id82" draw:id="id82" draw:layer="layout" svg:width="2.619cm" svg:height="1.483cm" svg:x="21.765cm" svg:y="9.574cm">
          <text:p text:style-name="P14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3" draw:style-name="gr154" draw:layer="layout" svg:x1="19.975cm" svg:y1="13.768cm" svg:x2="21.765cm" svg:y2="10.315cm" draw:start-shape="id80" draw:start-glue-point="1" draw:end-shape="id82" draw:end-glue-point="3" svg:d="M19975 13768h895v-3453h895">
          <text:p/>
        </draw:connector>
        <draw:custom-shape draw:name="Straight Connector 34" draw:style-name="gr155" draw:text-style-name="P1" draw:layer="layout" svg:width="24.93cm" svg:height="0.03cm" svg:x="0.181cm" svg:y="18.45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5" draw:style-name="gr156" draw:text-style-name="P16" draw:layer="layout" svg:width="15.607cm" svg:height="3.302cm" svg:x="2.681cm" svg:y="0.254cm">
          <draw:text-box>
            <text:p text:style-name="P13"><text:span text:style-name="T13">WORKFLOW PIPELINE, CASE 2: <text:s/></text:span></text:p>
            <text:p text:style-name="P13"><text:span text:style-name="T2">Objects that change when new subject is selected in AtlasViewerGUI</text:span></text:p>
          </draw:text-box>
        </draw:frame>
        <draw:frame draw:name="TextBox 36" draw:style-name="gr56" draw:text-style-name="P1" draw:layer="layout" svg:width="17.152cm" svg:height="0.894cm" svg:x="0.4cm" svg:y="18.356cm">
          <draw:text-box>
            <text:p text:style-name="P14"><text:span text:style-name="T14">***** NOTE: Subscripts in the blue boxes represent coordinate spaces</text:span></text:p>
          </draw:text-box>
        </draw:frame>
        <draw:frame draw:name="TextBox 37" draw:style-name="gr157" draw:text-style-name="P1" draw:layer="layout" svg:width="6.858cm" svg:height="4.645cm" svg:x="18.288cm" svg:y="0.109cm">
          <draw:text-box>
            <text:p text:style-name="P14"><text:span text:style-name="T7">/Group</text:span></text:p>
            <text:p text:style-name="P14"><text:span text:style-name="T7"><text:s text:c="4"/></text:span><text:span text:style-name="T7">/anatomical</text:span><text:span text:style-name="T7"><text:tab/></text:span><text:span text:style-name="T7"> <text:s text:c="8"/>/Subj1</text:span></text:p>
            <text:p text:style-name="P14"><text:span text:style-name="T7"><text:s text:c="9"/></text:span><text:span text:style-name="T7">headvol.vox <text:s text:c="15"/>run01.snirf</text:span></text:p>
            <text:p text:style-name="P14"><text:span text:style-name="T7"><text:s text:c="9"/></text:span><text:span text:style-name="T7">headsurf.mesh <text:s text:c="10"/>run02.snirf</text:span></text:p>
            <text:p text:style-name="P14"><text:span text:style-name="T7"><text:s text:c="9"/></text:span><text:span text:style-name="T7">refpts.txt</text:span><text:span text:style-name="T7"><text:tab/></text:span><text:span text:style-name="T7"> <text:s text:c="13"/>/anatomical</text:span></text:p>
            <text:p text:style-name="P14"><text:span text:style-name="T7"><text:s text:c="4"/></text:span><text:span text:style-name="T7">digpts.txt <text:s text:c="30"/>headvol.vox</text:span></text:p>
            <text:p text:style-name="P14"><text:span text:style-name="T7"><text:s text:c="4"/></text:span><text:span text:style-name="T7">groupResults.mat <text:s text:c="16"/>headsurf.mesh</text:span></text:p>
            <text:p text:style-name="P14"><text:span text:style-name="T7"><text:s text:c="4"/></text:span><text:span text:style-name="T7">probe.SD <text:s text:c="30"/>refpts.txt</text:span></text:p>
            <text:p text:style-name="P14"><text:span text:style-name="T7"><text:s text:c="4"/></text:span><text:span text:style-name="T7">/fw <text:s text:c="35"/>digpts.txt</text:span></text:p>
            <text:p text:style-name="P14"><text:span text:style-name="T7"><text:s text:c="10"/></text:span><text:span text:style-name="T7">Adot.mat <text:s text:c="19"/>/fw</text:span></text:p>
            <text:p text:style-name="P14"><text:span text:style-name="T7"><text:s text:c="4"/></text:span><text:span text:style-name="T7">/imagerecon <text:s text:c="27"/>Adot.mat</text:span></text:p>
            <text:p text:style-name="P14"><text:span text:style-name="T7"><text:s text:c="10"/></text:span><text:span text:style-name="T7">Aimg.mat <text:s text:c="18"/>/imagerecon</text:span></text:p>
            <text:p text:style-name="P14"><text:span text:style-name="T7"><text:s text:c="54"/></text:span><text:span text:style-name="T7">Aimg.mat</text:span></text:p>
          </draw:text-box>
        </draw:frame>
        <draw:connector draw:name="Connector: Elbow 38" draw:style-name="gr158" draw:layer="layout" svg:x1="2.5cm" svg:y1="17.332cm" svg:x2="23.222cm" svg:y2="17.156cm" draw:start-shape="id84" draw:start-glue-point="1" draw:end-shape="id85" draw:end-glue-point="2" svg:d="M2500 17332h9653v388h11069v-564">
          <text:p/>
        </draw:connector>
        <draw:connector draw:name="Connector: Elbow 40" draw:style-name="gr159" draw:layer="layout" svg:x1="23.222cm" svg:y1="15.673cm" svg:x2="23.949cm" svg:y2="14.659cm" draw:start-shape="id85" draw:start-glue-point="0" draw:end-shape="id83" draw:end-glue-point="2" svg:d="M23222 15673v-507h727v-507">
          <text:p/>
        </draw:connector>
        <draw:custom-shape draw:name="Straight Connector 41" draw:style-name="gr160" draw:text-style-name="P1" draw:layer="layout" svg:width="24.93cm" svg:height="0.03cm" svg:x="0.306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3" draw:style-name="gr60" draw:text-style-name="P1" draw:layer="layout" svg:width="5.146cm" svg:height="1.013cm" svg:x="3.29cm" svg:y="5.255cm">
          <draw:text-box>
            <text:p text:style-name="P14"><text:span text:style-name="T15">Derived data, stage 1 : <text:s text:c="2"/></text:span></text:p>
            <text:p text:style-name="P14"><text:span text:style-name="T15">reference points + probe</text:span></text:p>
          </draw:text-box>
        </draw:frame>
        <draw:frame draw:name="TextBox 44" draw:style-name="gr68" draw:text-style-name="P1" draw:layer="layout" svg:width="6.048cm" svg:height="1.394cm" svg:x="8.942cm" svg:y="5.234cm">
          <draw:text-box>
            <text:p text:style-name="P14"><text:span text:style-name="T15">Derived data, stage 2 :</text:span></text:p>
            <text:p text:style-name="P14"><text:span text:style-name="T15">probe registered to head volume space</text:span></text:p>
          </draw:text-box>
        </draw:frame>
        <draw:custom-shape draw:name="Straight Connector 45" draw:style-name="gr161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6" draw:style-name="gr62" draw:text-style-name="P1" draw:layer="layout" svg:width="4.796cm" svg:height="1.27cm" svg:x="15.042cm" svg:y="5.234cm">
          <draw:text-box>
            <text:p text:style-name="P14"><text:span text:style-name="T15">Derived data, stage 3 :</text:span></text:p>
            <text:p text:style-name="P14"><text:span text:style-name="T15">forward model</text:span></text:p>
          </draw:text-box>
        </draw:frame>
        <draw:frame draw:name="TextBox 47" draw:style-name="gr63" draw:text-style-name="P1" draw:layer="layout" svg:width="4.122cm" svg:height="1.27cm" svg:x="20.542cm" svg:y="5.234cm">
          <draw:text-box>
            <text:p text:style-name="P14"><text:span text:style-name="T15">Derived data, stage 4 :</text:span></text:p>
            <text:p text:style-name="P14"><text:span text:style-name="T15">image reconstruction</text:span></text:p>
          </draw:text-box>
        </draw:frame>
        <draw:frame draw:name="TextBox 31" draw:style-name="gr59" draw:text-style-name="P1" draw:layer="layout" svg:width="2.569cm" svg:height="1.407cm" svg:x="0.05cm" svg:y="5.256cm">
          <draw:text-box>
            <text:p text:style-name="P14"><text:span text:style-name="T15">Initial data : </text:span></text:p>
            <text:p text:style-name="P14"><text:span text:style-name="T15">anatomical + time course</text:span></text:p>
          </draw:text-box>
        </draw:frame>
        <draw:connector draw:name="Connector: Elbow 14" draw:style-name="gr141" draw:layer="layout" draw:line-skew="-0.059cm" svg:x1="2.267cm" svg:y1="9.535cm" svg:x2="3.648cm" svg:y2="10.373cm" draw:start-shape="id86" draw:start-glue-point="1" draw:end-shape="id71" draw:end-glue-point="3" svg:d="M2267 9535h631v838h750">
          <text:p/>
        </draw:connector>
        <draw:custom-shape draw:name="Freeform: Shape 39" draw:style-name="gr89" draw:text-style-name="P15" xml:id="id85" draw:id="id85" draw:layer="layout" svg:width="2.831cm" svg:height="1.483cm" svg:x="21.807cm" svg:y="15.673cm">
          <text:p text:style-name="P14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6" draw:style-name="gr89" draw:text-style-name="P15" xml:id="id77" draw:id="id77" draw:layer="layout" svg:width="4.526cm" svg:height="1.377cm" svg:x="9.49cm" svg:y="9.812cm">
          <text:p text:style-name="P14"><text:span text:style-name="T7">RegisterHeadvol2Dig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7" draw:style-name="gr71" draw:text-style-name="P16" xml:id="id81" draw:id="id81" draw:layer="layout" svg:width="1.563cm" svg:height="2.044cm" svg:x="13.087cm" svg:y="12.056cm">
          <text:p text:style-name="P13"><text:span text:style-name="T9"/></text:p>
          <text:p text:style-name="P13"><text:span text:style-name="T9">headvol</text:span></text:p>
          <text:p text:style-name="P13"><text:span text:style-name="T9">+</text:span></text:p>
          <text:p text:style-name="P13"><text:span text:style-name="T9">probe</text:span><text:span text:style-name="T16">s3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onnector draw:name="Connector: Elbow 26" draw:style-name="gr162" draw:layer="layout" draw:line-skew="-0.736cm 1.929cm" svg:x1="14.016cm" svg:y1="10.5cm" svg:x2="13.868cm" svg:y2="12.056cm" draw:start-shape="id77" draw:start-glue-point="1" draw:end-shape="id81" draw:end-glue-point="0" svg:d="M14016 10500h462v676h-610v880">
          <text:p/>
        </draw:connector>
        <presentation:notes draw:style-name="dp2">
          <draw:frame draw:name="Slide Number Placeholder 7" draw:style-name="gr26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8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custom-shape draw:name="Rectangle 1" draw:style-name="gr39" draw:text-style-name="P1" xml:id="id87" draw:id="id87" draw:layer="layout" svg:width="1.887cm" svg:height="1.18cm" svg:x="0.38cm" svg:y="8.945cm">
          <text:p text:style-name="P13"><text:span text:style-name="T9">headsurf</text:span><text:span text:style-name="T10">s1</text:span></text:p>
          <draw:enhanced-geometry svg:viewBox="0 0 21600 21600" draw:type="non-primitive" draw:enhanced-path="M 0 0 L 21600 0 21600 21600 0 21600 Z N"/>
        </draw:custom-shape>
        <draw:custom-shape draw:name="Rectangle 2" draw:style-name="gr39" draw:text-style-name="P1" xml:id="id94" draw:id="id94" draw:layer="layout" svg:width="1.887cm" svg:height="1.18cm" svg:x="0.38cm" svg:y="7.087cm">
          <text:p text:style-name="P13"><text:span text:style-name="T9">headvol</text:span><text:span text:style-name="T10">s1</text:span></text:p>
          <draw:enhanced-geometry svg:viewBox="0 0 21600 21600" draw:type="non-primitive" draw:enhanced-path="M 0 0 L 21600 0 21600 21600 0 21600 Z N"/>
        </draw:custom-shape>
        <draw:custom-shape draw:name="Rectangle 3" draw:style-name="gr71" draw:text-style-name="P1" xml:id="id96" draw:id="id96" draw:layer="layout" svg:width="1.887cm" svg:height="1.18cm" svg:x="0.38cm" svg:y="11.549cm">
          <text:p text:style-name="P13"><text:span text:style-name="T9">digpts</text:span><text:span text:style-name="T10">s2</text:span></text:p>
          <draw:enhanced-geometry svg:viewBox="0 0 21600 21600" draw:type="non-primitive" draw:enhanced-path="M 0 0 L 21600 0 21600 21600 0 21600 Z N"/>
        </draw:custom-shape>
        <draw:custom-shape draw:name="Rectangle 4" draw:style-name="gr39" draw:text-style-name="P1" xml:id="id89" draw:id="id89" draw:layer="layout" svg:width="1.774cm" svg:height="1.18cm" svg:x="6.476cm" svg:y="8.008cm">
          <text:p text:style-name="P13"><text:span text:style-name="T9">refpts</text:span><text:span text:style-name="T16">s1</text:span></text:p>
          <draw:enhanced-geometry svg:viewBox="0 0 21600 21600" draw:type="non-primitive" draw:enhanced-path="M 0 0 L 21600 0 21600 21600 0 21600 Z N"/>
        </draw:custom-shape>
        <draw:custom-shape draw:name="Rectangle 5" draw:style-name="gr71" draw:text-style-name="P1" xml:id="id91" draw:id="id91" draw:layer="layout" svg:width="1.774cm" svg:height="1.18cm" svg:x="6.664cm" svg:y="12.688cm">
          <text:p text:style-name="P13"><text:span text:style-name="T9">probe</text:span><text:span text:style-name="T10">s2</text:span></text:p>
          <draw:enhanced-geometry svg:viewBox="0 0 21600 21600" draw:type="non-primitive" draw:enhanced-path="M 0 0 L 21600 0 21600 21600 0 21600 Z N"/>
        </draw:custom-shape>
        <draw:custom-shape draw:name="Freeform: Shape 6" draw:style-name="gr89" draw:text-style-name="P15" xml:id="id95" draw:id="id95" draw:layer="layout" svg:width="4.526cm" svg:height="1.377cm" svg:x="9.49cm" svg:y="9.812cm">
          <text:p text:style-name="P14"><text:span text:style-name="T7">RegisterHeadvol2Dig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7" draw:style-name="gr71" draw:text-style-name="P1" xml:id="id93" draw:id="id93" draw:layer="layout" svg:width="1.563cm" svg:height="2.044cm" svg:x="13.087cm" svg:y="12.056cm">
          <text:p text:style-name="P13"><text:span text:style-name="T9"/></text:p>
          <text:p text:style-name="P13"><text:span text:style-name="T9">headvol</text:span></text:p>
          <text:p text:style-name="P13"><text:span text:style-name="T9">+</text:span></text:p>
          <text:p text:style-name="P13"><text:span text:style-name="T9">probe</text:span><text:span text:style-name="T16">s3</text:span></text:p>
          <text:p text:style-name="P13"><text:span text:style-name="T11"/></text:p>
          <draw:enhanced-geometry svg:viewBox="0 0 21600 21600" draw:type="non-primitive" draw:enhanced-path="M 0 0 L 21600 0 21600 21600 0 21600 Z N"/>
        </draw:custom-shape>
        <draw:custom-shape draw:name="Freeform: Shape 8" draw:style-name="gr53" draw:text-style-name="P16" xml:id="id88" draw:id="id88" draw:layer="layout" svg:width="2.514cm" svg:height="1.483cm" svg:x="3.582cm" svg:y="9.632cm">
          <text:p text:style-name="P13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0" draw:style-name="gr163" draw:layer="layout" svg:x1="2.267cm" svg:y1="9.535cm" svg:x2="3.582cm" svg:y2="10.373cm" draw:start-shape="id87" draw:start-glue-point="1" draw:end-shape="id88" draw:end-glue-point="3" svg:d="M2267 9535h658v838h657">
          <text:p/>
        </draw:connector>
        <draw:connector draw:name="Connector: Elbow 11" draw:style-name="gr164" draw:layer="layout" svg:x1="4.839cm" svg:y1="9.632cm" svg:x2="6.476cm" svg:y2="8.598cm" draw:start-shape="id88" draw:end-shape="id89" draw:end-glue-point="3" svg:d="M4839 9632v-1034h1637">
          <text:p/>
        </draw:connector>
        <draw:custom-shape draw:name="Freeform: Shape 12" draw:style-name="gr72" draw:text-style-name="P1" xml:id="id90" draw:id="id90" draw:layer="layout" svg:width="2.55cm" svg:height="1.515cm" svg:x="2.956cm" svg:y="14.451cm">
          <text:p text:style-name="P13"><text:span text:style-name="T7">getDigpts</text:span></text:p>
          <text:p text:style-name="P13"><text:span text:style-name="T7">+</text:span></text:p>
          <text:p text:style-name="P13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165" draw:layer="layout" svg:x1="1.323cm" svg:y1="12.729cm" svg:x2="4.231cm" svg:y2="14.451cm" draw:end-shape="id90" draw:end-glue-point="0" svg:d="M1323 12729v579h2908v1143">
          <text:p/>
        </draw:connector>
        <draw:connector draw:name="Connector: Elbow 14" draw:style-name="gr166" draw:layer="layout" svg:x1="5.506cm" svg:y1="15.208cm" svg:x2="6.664cm" svg:y2="13.278cm" draw:start-shape="id90" draw:start-glue-point="1" draw:end-shape="id91" draw:end-glue-point="3" svg:d="M5506 15208h579v-1930h579">
          <text:p/>
        </draw:connector>
        <draw:custom-shape draw:name="Freeform: Shape 15" draw:style-name="gr89" draw:text-style-name="P15" xml:id="id92" draw:id="id92" draw:layer="layout" svg:width="4.67cm" svg:height="1.376cm" svg:x="9.398cm" svg:y="15.53cm">
          <text:p text:style-name="P14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Straight Connector 16" draw:style-name="gr167" draw:text-style-name="P1" draw:layer="layout" svg:width="0.001cm" svg:height="13.294cm" svg:x="2.7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17" draw:style-name="gr168" draw:layer="layout" svg:x1="11.733cm" svg:y1="15.53cm" svg:x2="13.868cm" svg:y2="14.1cm" draw:start-shape="id92" draw:end-shape="id93" draw:end-glue-point="2" svg:d="M11733 15530v-714h2135v-716">
          <text:p/>
        </draw:connector>
        <draw:connector draw:name="Connector: Elbow 18" draw:style-name="gr169" draw:layer="layout" svg:x1="2.267cm" svg:y1="7.677cm" svg:x2="11.753cm" svg:y2="9.812cm" draw:start-shape="id94" draw:start-glue-point="1" draw:end-shape="id95" draw:end-glue-point="0" svg:d="M2267 7677h9486v2135">
          <text:p/>
        </draw:connector>
        <draw:connector draw:name="Connector: Elbow 19" draw:style-name="gr170" draw:layer="layout" svg:x1="2.267cm" svg:y1="12.139cm" svg:x2="11.753cm" svg:y2="11.189cm" draw:start-shape="id96" draw:start-glue-point="1" draw:end-shape="id95" draw:end-glue-point="2" svg:d="M2267 12139h9486v-950">
          <text:p/>
        </draw:connector>
        <draw:connector draw:name="Connector: Elbow 20" draw:style-name="gr171" draw:layer="layout" svg:x1="7.551cm" svg:y1="13.868cm" svg:x2="9.398cm" svg:y2="16.218cm" draw:start-shape="id91" draw:start-glue-point="2" draw:end-shape="id92" draw:end-glue-point="3" svg:d="M7551 13868v2350h1847">
          <text:p/>
        </draw:connector>
        <draw:custom-shape draw:name="Rectangle 21" draw:style-name="gr71" draw:text-style-name="P1" xml:id="id101" draw:id="id101" draw:layer="layout" svg:width="2.219cm" svg:height="1.28cm" svg:x="0.281cm" svg:y="16.692cm">
          <text:p text:style-name="P13"><text:span text:style-name="T9">hrfdata</text:span></text:p>
          <text:p text:style-name="P13"><text:span text:style-name="T12">(groupResults)</text:span></text:p>
          <draw:enhanced-geometry svg:viewBox="0 0 21600 21600" draw:type="non-primitive" draw:enhanced-path="M 0 0 L 21600 0 21600 21600 0 21600 Z N"/>
        </draw:custom-shape>
        <draw:custom-shape draw:name="Rectangle 22" draw:style-name="gr71" draw:text-style-name="P1" xml:id="id98" draw:id="id98" draw:layer="layout" svg:width="2.415cm" svg:height="1.18cm" svg:x="17.56cm" svg:y="13.178cm">
          <text:p text:style-name="P13"><text:span text:style-name="T9">fwmodel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23" draw:style-name="gr172" draw:layer="layout" svg:x1="17.844cm" svg:y1="11.056cm" svg:x2="17.56cm" svg:y2="13.768cm" draw:start-shape="id97" draw:start-glue-point="2" draw:end-shape="id98" draw:end-glue-point="3" svg:d="M17844 11056v1061h-849v1651h565">
          <text:p/>
        </draw:connector>
        <draw:custom-shape draw:name="Freeform: Shape 24" draw:style-name="gr72" draw:text-style-name="P1" xml:id="id97" draw:id="id97" draw:layer="layout" svg:width="3.048cm" svg:height="2.032cm" svg:x="16.32cm" svg:y="9.024cm">
          <text:p text:style-name="P13"><text:span text:style-name="T7">genMCOutput</text:span></text:p>
          <text:p text:style-name="P13"><text:span text:style-name="T7">+</text:span></text:p>
          <text:p text:style-name="P13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5" draw:style-name="gr173" draw:layer="layout" svg:x1="14.65cm" svg:y1="13.078cm" svg:x2="16.32cm" svg:y2="10.04cm" draw:start-shape="id93" draw:start-glue-point="1" draw:end-shape="id97" draw:end-glue-point="3" svg:d="M14650 13078h835v-3038h835">
          <text:p/>
        </draw:connector>
        <draw:connector draw:name="Connector: Elbow 26" draw:style-name="gr162" draw:layer="layout" svg:x1="8.25cm" svg:y1="8.598cm" svg:x2="9.49cm" svg:y2="10.5cm" draw:start-shape="id89" draw:start-glue-point="1" draw:end-shape="id95" draw:end-glue-point="3" svg:d="M8250 8598h589v1902h651">
          <text:p/>
        </draw:connector>
        <draw:custom-shape draw:name="Straight Connector 27" draw:style-name="gr174" draw:text-style-name="P1" draw:layer="layout" svg:width="0.001cm" svg:height="13.294cm" svg:x="8.6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8" draw:style-name="gr175" draw:text-style-name="P1" draw:layer="layout" svg:width="0.014cm" svg:height="13.294cm" svg:x="15.042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9" draw:style-name="gr176" draw:text-style-name="P1" draw:layer="layout" svg:width="0.001cm" svg:height="13.288cm" svg:x="20.356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30" draw:style-name="gr71" draw:text-style-name="P1" xml:id="id100" draw:id="id100" draw:layer="layout" svg:width="2.415cm" svg:height="1.18cm" svg:x="22.742cm" svg:y="13.479cm">
          <text:p text:style-name="P13"><text:span text:style-name="T9">imgrecon</text:span><text:span text:style-name="T10">s3</text:span></text:p>
          <draw:enhanced-geometry svg:viewBox="0 0 21600 21600" draw:type="non-primitive" draw:enhanced-path="M 0 0 L 21600 0 21600 21600 0 21600 Z N"/>
        </draw:custom-shape>
        <draw:connector draw:name="Connector: Elbow 31" draw:style-name="gr177" draw:layer="layout" svg:x1="23.201cm" svg:y1="11.057cm" svg:x2="22.742cm" svg:y2="14.069cm" draw:start-shape="id99" draw:start-glue-point="2" draw:end-shape="id100" draw:end-glue-point="3" svg:d="M23201 11057v1211h-1024v1801h565">
          <text:p/>
        </draw:connector>
        <draw:custom-shape draw:name="Freeform: Shape 32" draw:style-name="gr89" draw:text-style-name="P15" xml:id="id99" draw:id="id99" draw:layer="layout" svg:width="2.873cm" svg:height="1.483cm" svg:x="21.765cm" svg:y="9.574cm">
          <text:p text:style-name="P14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3" draw:style-name="gr178" draw:layer="layout" svg:x1="19.975cm" svg:y1="13.768cm" svg:x2="21.765cm" svg:y2="10.315cm" draw:start-shape="id98" draw:start-glue-point="1" draw:end-shape="id99" draw:end-glue-point="3" svg:d="M19975 13768h895v-3453h895">
          <text:p/>
        </draw:connector>
        <draw:custom-shape draw:name="Straight Connector 34" draw:style-name="gr179" draw:text-style-name="P1" draw:layer="layout" svg:width="24.93cm" svg:height="0.03cm" svg:x="0.181cm" svg:y="18.45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5" draw:style-name="gr115" draw:text-style-name="P1" draw:layer="layout" svg:width="15.607cm" svg:height="2.537cm" svg:x="2.367cm" svg:y="0.398cm">
          <draw:text-box>
            <text:p text:style-name="P13"><text:span text:style-name="T13">WORKFLOW PIPELINE, CASE 2: <text:s/></text:span></text:p>
            <text:p text:style-name="P13"><text:span text:style-name="T2">Objects that change when new subject is selected in AtlasViewerGUI</text:span></text:p>
          </draw:text-box>
        </draw:frame>
        <draw:frame draw:name="TextBox 36" draw:style-name="gr56" draw:text-style-name="P1" draw:layer="layout" svg:width="17.152cm" svg:height="0.894cm" svg:x="0.4cm" svg:y="18.356cm">
          <draw:text-box>
            <text:p text:style-name="P14"><text:span text:style-name="T14">***** NOTE: Subscripts in the blue boxes represent coordinate spaces</text:span></text:p>
          </draw:text-box>
        </draw:frame>
        <draw:frame draw:name="TextBox 37" draw:style-name="gr157" draw:text-style-name="P1" draw:layer="layout" svg:width="6.858cm" svg:height="4.645cm" svg:x="18.288cm" svg:y="0.109cm">
          <draw:text-box>
            <text:p text:style-name="P14"><text:span text:style-name="T7">/Group</text:span></text:p>
            <text:p text:style-name="P14"><text:span text:style-name="T7"><text:s text:c="4"/></text:span><text:span text:style-name="T7">/anatomical</text:span><text:span text:style-name="T7"><text:tab/></text:span><text:span text:style-name="T7"> <text:s text:c="8"/>/Subj1</text:span></text:p>
            <text:p text:style-name="P14"><text:span text:style-name="T7"><text:s text:c="9"/></text:span><text:span text:style-name="T7">headvol.vox <text:s text:c="15"/>run01.snirf</text:span></text:p>
            <text:p text:style-name="P14"><text:span text:style-name="T7"><text:s text:c="9"/></text:span><text:span text:style-name="T7">headsurf.mesh <text:s text:c="10"/>run02.snirf</text:span></text:p>
            <text:p text:style-name="P14"><text:span text:style-name="T7"><text:s text:c="9"/></text:span><text:span text:style-name="T7">refpts.txt</text:span><text:span text:style-name="T7"><text:tab/></text:span><text:span text:style-name="T7"> <text:s text:c="13"/>digpts.txt</text:span></text:p>
            <text:p text:style-name="P14"><text:span text:style-name="T7"><text:s text:c="4"/></text:span><text:span text:style-name="T7">digpts.txt <text:s text:c="25"/>/fw</text:span></text:p>
            <text:p text:style-name="P14"><text:span text:style-name="T7"><text:s text:c="4"/></text:span><text:span text:style-name="T7">groupResults.mat <text:s text:c="16"/>Adot.mat</text:span></text:p>
            <text:p text:style-name="P14"><text:span text:style-name="T7"><text:s text:c="4"/></text:span><text:span text:style-name="T7">probe.SD <text:s text:c="25"/>/imagerecon</text:span></text:p>
            <text:p text:style-name="P14"><text:span text:style-name="T7"><text:s text:c="4"/></text:span><text:span text:style-name="T7">/fw <text:s text:c="42"/>Aimg.mat</text:span></text:p>
            <text:p text:style-name="P14"><text:span text:style-name="T7"><text:s text:c="10"/></text:span><text:span text:style-name="T7">Adot.mat</text:span></text:p>
            <text:p text:style-name="P14"><text:span text:style-name="T7"><text:s text:c="4"/></text:span><text:span text:style-name="T7">/imagerecon</text:span></text:p>
            <text:p text:style-name="P14"><text:span text:style-name="T7"><text:s text:c="10"/></text:span><text:span text:style-name="T7">Aimg.mat</text:span></text:p>
            <text:p text:style-name="P14"><text:span text:style-name="T7"><text:s/></text:span></text:p>
          </draw:text-box>
        </draw:frame>
        <draw:connector draw:name="Connector: Elbow 38" draw:style-name="gr180" draw:layer="layout" draw:line-skew="0cm 0.314cm" svg:x1="2.5cm" svg:y1="17.332cm" svg:x2="23.222cm" svg:y2="17.156cm" draw:start-shape="id101" draw:start-glue-point="1" draw:end-shape="id102" draw:end-glue-point="2" svg:d="M2500 17332h9653v702h11069v-878">
          <text:p/>
        </draw:connector>
        <draw:custom-shape draw:name="Freeform: Shape 39" draw:style-name="gr89" draw:text-style-name="P15" xml:id="id102" draw:id="id102" draw:layer="layout" svg:width="2.831cm" svg:height="1.483cm" svg:x="21.807cm" svg:y="15.673cm">
          <text:p text:style-name="P14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40" draw:style-name="gr70" draw:layer="layout" svg:x1="23.222cm" svg:y1="15.673cm" svg:x2="23.949cm" svg:y2="14.659cm" draw:start-shape="id102" draw:start-glue-point="0" draw:end-shape="id100" draw:end-glue-point="2" svg:d="M23222 15673v-507h727v-507">
          <text:p/>
        </draw:connector>
        <draw:custom-shape draw:name="Straight Connector 41" draw:style-name="gr181" draw:text-style-name="P1" draw:layer="layout" svg:width="24.93cm" svg:height="0.03cm" svg:x="0.306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3" draw:style-name="gr60" draw:text-style-name="P1" draw:layer="layout" svg:width="5.146cm" svg:height="1.013cm" svg:x="3.29cm" svg:y="5.255cm">
          <draw:text-box>
            <text:p text:style-name="P14"><text:span text:style-name="T15">Derived data, stage 1 : <text:s text:c="2"/></text:span></text:p>
            <text:p text:style-name="P14"><text:span text:style-name="T15">reference points + probe</text:span></text:p>
          </draw:text-box>
        </draw:frame>
        <draw:frame draw:name="TextBox 44" draw:style-name="gr68" draw:text-style-name="P1" draw:layer="layout" svg:width="6.048cm" svg:height="1.394cm" svg:x="8.942cm" svg:y="5.234cm">
          <draw:text-box>
            <text:p text:style-name="P14"><text:span text:style-name="T15">Derived data, stage 2 :</text:span></text:p>
            <text:p text:style-name="P14"><text:span text:style-name="T15">probe registered to head volume space</text:span></text:p>
          </draw:text-box>
        </draw:frame>
        <draw:custom-shape draw:name="Straight Connector 45" draw:style-name="gr182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6" draw:style-name="gr62" draw:text-style-name="P1" draw:layer="layout" svg:width="4.796cm" svg:height="1.27cm" svg:x="15.042cm" svg:y="5.234cm">
          <draw:text-box>
            <text:p text:style-name="P14"><text:span text:style-name="T15">Derived data, stage 3 :</text:span></text:p>
            <text:p text:style-name="P14"><text:span text:style-name="T15">forward model</text:span></text:p>
          </draw:text-box>
        </draw:frame>
        <draw:frame draw:name="TextBox 47" draw:style-name="gr63" draw:text-style-name="P1" draw:layer="layout" svg:width="4.122cm" svg:height="1.27cm" svg:x="20.542cm" svg:y="5.234cm">
          <draw:text-box>
            <text:p text:style-name="P14"><text:span text:style-name="T15">Derived data, stage 4 :</text:span></text:p>
            <text:p text:style-name="P14"><text:span text:style-name="T15">image reconstruction</text:span></text:p>
          </draw:text-box>
        </draw:frame>
        <draw:frame draw:name="TextBox 31" draw:style-name="gr59" draw:text-style-name="P1" draw:layer="layout" svg:width="2.569cm" svg:height="1.407cm" svg:x="0.05cm" svg:y="5.256cm">
          <draw:text-box>
            <text:p text:style-name="P14"><text:span text:style-name="T15">Initial data : </text:span></text:p>
            <text:p text:style-name="P14"><text:span text:style-name="T15">anatomical + time course</text:span></text:p>
          </draw:text-box>
        </draw:frame>
        <draw:connector draw:name="Connector: Elbow 26" draw:style-name="gr162" draw:layer="layout" draw:line-skew="-0.736cm 1.929cm" svg:x1="14.016cm" svg:y1="10.5cm" svg:x2="13.868cm" svg:y2="12.056cm" draw:start-shape="id95" draw:start-glue-point="1" draw:end-shape="id93" draw:end-glue-point="0" svg:d="M14016 10500h462v676h-610v880">
          <text:p/>
        </draw:connector>
        <presentation:notes draw:style-name="dp2">
          <draw:frame draw:name="Slide Number Placeholder 7" draw:style-name="gr26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9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style-name="gr38" draw:text-style-name="P9" draw:layer="layout" svg:width="12.446cm" svg:height="1.987cm" svg:x="6.858cm" svg:y="5.586cm">
          <draw:text-box>
            <text:p text:style-name="P8"><text:span text:style-name="T8">Probe Loading </text:span></text:p>
          </draw:text-box>
        </draw:frame>
        <presentation:notes draw:style-name="dp2">
          <draw:frame draw:name="Slide Number Placeholder 7" draw:style-name="gr26" draw:text-style-name="P11" draw:layer="layout" svg:width="8.255cm" svg:height="1.274cm" svg:x="10.79cm" svg:y="24.126cm">
            <draw:text-box>
              <text:p text:style-name="P10"><text:span text:style-name="T3"><text:page-number>&lt;number&gt;</text:page-number></text:span></text:p>
            </draw:text-box>
          </draw:frame>
          <draw:page-thumbnail draw:name="Slide Image Placeholder 1" draw:style-name="gr27" draw:layer="layout" svg:width="11.43cm" svg:height="8.572cm" svg:x="3.81cm" svg:y="3.175cm" draw:page-number="10" presentation:class="page"/>
          <draw:frame draw:name="Notes Placeholder 2" presentation:style-name="pr1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1" draw:style-name="dp4" draw:master-page-name="Master1-Layout7-blank-Blank" presentation:presentation-page-layout-name="AL1T13">
        <draw:line draw:style-name="gr183" draw:text-style-name="P17" draw:layer="layout" svg:x1="21.567cm" svg:y1="6.379cm" svg:x2="22.301cm" svg:y2="6.379cm">
          <text:p/>
        </draw:line>
        <draw:line draw:style-name="gr183" draw:text-style-name="P18" draw:layer="layout" svg:x1="5.847cm" svg:y1="4.3cm" svg:x2="5.847cm" svg:y2="5.055cm">
          <text:p/>
        </draw:line>
        <draw:line draw:style-name="gr183" draw:text-style-name="P17" draw:layer="layout" svg:x1="21.567cm" svg:y1="4.979cm" svg:x2="22.36cm" svg:y2="4.979cm">
          <text:p/>
        </draw:line>
        <draw:rect draw:style-name="gr184" draw:text-style-name="P20" draw:layer="layout" svg:width="2.359cm" svg:height="0.658cm" svg:x="22.359cm" svg:y="2.644cm">
          <text:p text:style-name="P19"><text:span text:style-name="T17">probe.SD</text:span></text:p>
        </draw:rect>
        <draw:rect draw:style-name="gr184" draw:text-style-name="P21" draw:layer="layout" svg:width="2.359cm" svg:height="0.657cm" svg:x="22.359cm" svg:y="3.62cm">
          <text:p text:style-name="P19"><text:span text:style-name="T18">digpts.txt</text:span></text:p>
        </draw:rect>
        <draw:rect draw:style-name="gr184" draw:text-style-name="P21" draw:layer="layout" svg:width="2.411cm" svg:height="1.222cm" svg:x="22.327cm" svg:y="4.574cm">
          <text:p text:style-name="P19"><text:span text:style-name="T18">data files </text:span></text:p>
          <text:p text:style-name="P19"><text:span text:style-name="T18"><text:s text:c="2"/></text:span><text:span text:style-name="T18">( homerOutput, </text:span></text:p>
          <text:p text:style-name="P19"><text:span text:style-name="T18">*.snirf, *.nirs )</text:span></text:p>
        </draw:rect>
        <draw:frame draw:style-name="gr185" draw:text-style-name="P22" draw:layer="layout" svg:width="14.478cm" svg:height="2.181cm" svg:x="5.472cm" svg:y="0.009cm">
          <draw:text-box>
            <text:p text:style-name="P19"><text:span text:style-name="T19">Loading Probe into AtlasViewer</text:span></text:p>
            <text:p text:style-name="P19"><text:span text:style-name="T19">Precedence Algorithm</text:span></text:p>
          </draw:text-box>
        </draw:frame>
        <draw:rect draw:style-name="gr184" draw:text-style-name="P20" draw:layer="layout" svg:width="2.358cm" svg:height="0.657cm" svg:x="20.398cm" svg:y="1.525cm">
          <text:p text:style-name="P19"><text:span text:style-name="T17">Subject Folder</text:span></text:p>
        </draw:rect>
        <draw:line draw:style-name="gr183" draw:text-style-name="P23" draw:layer="layout" svg:x1="21.567cm" svg:y1="2.182cm" svg:x2="21.567cm" svg:y2="6.912cm">
          <text:p/>
        </draw:line>
        <draw:line draw:style-name="gr183" draw:text-style-name="P17" draw:layer="layout" svg:x1="21.567cm" svg:y1="2.985cm" svg:x2="22.36cm" svg:y2="2.985cm">
          <text:p/>
        </draw:line>
        <draw:line draw:style-name="gr183" draw:text-style-name="P17" draw:layer="layout" svg:x1="21.567cm" svg:y1="3.982cm" svg:x2="22.36cm" svg:y2="3.982cm">
          <text:p/>
        </draw:line>
        <draw:rect draw:style-name="gr186" draw:text-style-name="P19" draw:layer="layout" svg:width="5.002cm" svg:height="6.857cm" svg:x="20.12cm" svg:y="0.309cm">
          <text:p/>
        </draw:rect>
        <draw:frame draw:style-name="gr187" draw:text-style-name="P24" draw:layer="layout" svg:width="3.546cm" svg:height="0.725cm" svg:x="20.836cm" svg:y="0.579cm">
          <draw:text-box>
            <text:p><text:span text:style-name="T20">Folder Structure</text:span></text:p>
          </draw:text-box>
        </draw:frame>
        <draw:line draw:style-name="gr183" draw:text-style-name="P18" draw:layer="layout" svg:x1="19.599cm" svg:y1="11.852cm" svg:x2="19.599cm" svg:y2="13.172cm">
          <text:p/>
        </draw:line>
        <draw:connector draw:style-name="gr188" draw:text-style-name="P18" draw:layer="layout" svg:x1="11.676cm" svg:y1="7.497cm" svg:x2="9.532cm" svg:y2="12.071cm" draw:start-shape="id103" draw:start-glue-point="5" draw:end-shape="id104" draw:end-glue-point="4" svg:d="M11676 7497h-2144v4574">
          <text:p/>
        </draw:connector>
        <draw:custom-shape draw:style-name="gr189" draw:text-style-name="P25" xml:id="id105" draw:id="id105" draw:layer="layout" svg:width="4.306cm" svg:height="1.087cm" svg:x="3.76cm" svg:y="5.055cm">
          <text:p text:style-name="P19"><text:span text:style-name="T21">probe.SD exis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0" draw:text-style-name="P18" draw:layer="layout" svg:x1="8.066cm" svg:y1="5.599cm" svg:x2="13.63cm" svg:y2="6.865cm" draw:start-shape="id105" draw:start-glue-point="7" draw:end-shape="id103" draw:end-glue-point="4" svg:d="M8066 5599h5564v1266">
          <text:p/>
        </draw:connector>
        <draw:connector draw:style-name="gr190" draw:text-style-name="P18" draw:layer="layout" svg:x1="3.76cm" svg:y1="5.599cm" svg:x2="2.232cm" svg:y2="7.021cm" draw:start-shape="id105" draw:start-glue-point="5" svg:d="M3760 5599h-1014v1422h-514">
          <text:p/>
        </draw:connector>
        <draw:frame draw:style-name="gr191" draw:text-style-name="P26" draw:layer="layout" svg:width="1.397cm" svg:height="0.71cm" svg:x="1.632cm" svg:y="6.076cm">
          <draw:text-box>
            <text:p text:style-name="P19"><text:span text:style-name="T22">Yes</text:span></text:p>
          </draw:text-box>
        </draw:frame>
        <draw:frame draw:style-name="gr192" draw:text-style-name="P27" draw:layer="layout" svg:width="1.396cm" svg:height="0.709cm" svg:x="13.498cm" svg:y="5.928cm">
          <draw:text-box>
            <text:p><text:span text:style-name="T22">No</text:span></text:p>
          </draw:text-box>
        </draw:frame>
        <draw:rect draw:style-name="gr193" draw:text-style-name="P25" xml:id="id111" draw:id="id111" draw:layer="layout" svg:width="4.74cm" svg:height="3.959cm" svg:x="0.416cm" svg:y="7.021cm">
          <text:p text:style-name="P19"><text:span text:style-name="T21">Load probe.SD:</text:span></text:p>
          <text:p text:style-name="P19"><text:span text:style-name="T21"/></text:p>
          <text:p text:style-name="P28"><text:span text:style-name="T21">probe.optpos</text:span></text:p>
          <text:p text:style-name="P28"><text:span text:style-name="T21">probe.optpos_reg</text:span></text:p>
          <text:p text:style-name="P28"><text:span text:style-name="T21">probe.registration.refpts</text:span></text:p>
          <text:p text:style-name="P28"><text:span text:style-name="T21">probe.ml</text:span></text:p>
          <text:p text:style-name="P28"><text:span text:style-name="T21">probe.registration.al</text:span></text:p>
          <text:p text:style-name="P28"><text:span text:style-name="T21">probe.registration.sl</text:span></text:p>
          <text:p text:style-name="P28"><text:span text:style-name="T21">probe.registration.dummypos</text:span></text:p>
        </draw:rect>
        <draw:custom-shape draw:style-name="gr189" draw:text-style-name="P25" xml:id="id103" draw:id="id103" draw:layer="layout" svg:width="3.908cm" svg:height="1.263cm" svg:x="11.676cm" svg:y="6.865cm">
          <text:p text:style-name="P19"><text:span text:style-name="T21">digpts.txt</text:span></text:p>
          <text:p text:style-name="P19"><text:span text:style-name="T21">exis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0" draw:text-style-name="P18" draw:layer="layout" svg:x1="15.584cm" svg:y1="7.497cm" svg:x2="20.447cm" svg:y2="9.193cm" draw:start-shape="id103" draw:start-glue-point="7" draw:end-shape="id106" draw:end-glue-point="0" svg:d="M15584 7497h4863v1696">
          <text:p/>
        </draw:connector>
        <draw:rect draw:style-name="gr193" draw:text-style-name="P25" xml:id="id106" draw:id="id106" draw:layer="layout" svg:width="5.334cm" svg:height="2.999cm" svg:x="17.78cm" svg:y="9.193cm">
          <text:p text:style-name="P19"><text:span text:style-name="T21">Load digpts.txt:</text:span></text:p>
          <text:p text:style-name="P28"><text:span text:style-name="T21"/></text:p>
          <text:p text:style-name="P28"><text:span text:style-name="T21">probe.optpos</text:span></text:p>
          <text:p text:style-name="P28"><text:span text:style-name="T21">probe.registration.refpts</text:span></text:p>
          <text:p text:style-name="P28"><text:span text:style-name="T21">probe.registration.al = []</text:span></text:p>
          <text:p text:style-name="P28"><text:span text:style-name="T21">probe.registration.sl = []</text:span></text:p>
          <text:p text:style-name="P28"><text:span text:style-name="T21">probe.registration.dummypos = []</text:span></text:p>
        </draw:rect>
        <draw:frame draw:style-name="gr191" draw:text-style-name="P27" draw:layer="layout" svg:width="1.397cm" svg:height="0.71cm" svg:x="20.329cm" svg:y="7.978cm">
          <draw:text-box>
            <text:p><text:span text:style-name="T22">Yes</text:span></text:p>
          </draw:text-box>
        </draw:frame>
        <draw:connector draw:style-name="gr190" draw:text-style-name="P18" draw:layer="layout" svg:x1="16.973cm" svg:y1="14.172cm" svg:x2="16.381cm" svg:y2="16.059cm" draw:start-shape="id107" draw:start-glue-point="5" draw:end-shape="id108" draw:end-glue-point="0" svg:d="M16973 14172h-592v1887">
          <text:p/>
        </draw:connector>
        <draw:connector draw:style-name="gr190" draw:text-style-name="P18" draw:layer="layout" svg:x1="22.293cm" svg:y1="14.172cm" svg:x2="22.757cm" svg:y2="15.908cm" draw:start-shape="id107" draw:start-glue-point="7" draw:end-shape="id109" draw:end-glue-point="0" svg:d="M22293 14172h464v1736">
          <text:p/>
        </draw:connector>
        <draw:frame draw:style-name="gr191" draw:text-style-name="P27" draw:layer="layout" svg:width="1.397cm" svg:height="0.71cm" svg:x="15.571cm" svg:y="14.645cm">
          <draw:text-box>
            <text:p><text:span text:style-name="T22">Yes</text:span></text:p>
          </draw:text-box>
        </draw:frame>
        <draw:frame draw:style-name="gr191" draw:text-style-name="P27" draw:layer="layout" svg:width="1.398cm" svg:height="0.71cm" draw:transform="rotate (-0.00436332313117152) translate (22.554cm 14.685cm)">
          <draw:text-box>
            <text:p><text:span text:style-name="T22">No</text:span></text:p>
          </draw:text-box>
        </draw:frame>
        <draw:rect draw:style-name="gr193" draw:text-style-name="P25" xml:id="id108" draw:id="id108" draw:layer="layout" svg:width="4.508cm" svg:height="1.543cm" svg:x="14.127cm" svg:y="16.059cm">
          <text:p text:style-name="P19"><text:span text:style-name="T21"/></text:p>
          <text:p text:style-name="P19"><text:span text:style-name="T21">Load data files:</text:span></text:p>
          <text:p text:style-name="P19"><text:span text:style-name="T21"/></text:p>
          <text:p text:style-name="P28"><text:span text:style-name="T21">probe.ml</text:span></text:p>
          <text:p text:style-name="P28"><text:span text:style-name="T21"/></text:p>
        </draw:rect>
        <draw:connector draw:style-name="gr190" draw:text-style-name="P18" draw:layer="layout" svg:x1="6.872cm" svg:y1="13.071cm" svg:x2="6.615cm" svg:y2="14.815cm" draw:start-shape="id104" draw:start-glue-point="5" svg:d="M6872 13071h-501v1744h244">
          <text:p/>
        </draw:connector>
        <draw:frame draw:style-name="gr192" draw:text-style-name="P27" draw:layer="layout" svg:width="1.396cm" svg:height="0.709cm" svg:x="5.476cm" svg:y="13.257cm">
          <draw:text-box>
            <text:p><text:span text:style-name="T22">Yes</text:span></text:p>
          </draw:text-box>
        </draw:frame>
        <draw:frame draw:style-name="gr191" draw:text-style-name="P27" draw:layer="layout" svg:width="1.397cm" svg:height="0.71cm" svg:x="8.808cm" svg:y="8.131cm">
          <draw:text-box>
            <text:p><text:span text:style-name="T22">No</text:span></text:p>
          </draw:text-box>
        </draw:frame>
        <draw:rect draw:style-name="gr193" draw:text-style-name="P25" draw:layer="layout" svg:width="4.775cm" svg:height="3.123cm" draw:transform="skewX (0.0137881010907526) translate (4.332cm 14.395cm)">
          <text:p text:style-name="P19"><text:span text:style-name="T21">Load data files:</text:span></text:p>
          <text:p text:style-name="P28"><text:span text:style-name="T21"/></text:p>
          <text:p text:style-name="P28"><text:span text:style-name="T21">probe.optpos_reg (if empty or </text:span></text:p>
          <text:p text:style-name="P28"><text:span text:style-name="T21"><text:s text:c="5"/></text:span><text:span text:style-name="T21">probe2 is empty )</text:span></text:p>
          <text:p text:style-name="P28"><text:span text:style-name="T21">probe.ml</text:span></text:p>
          <text:p text:style-name="P28"><text:span text:style-name="T21">probe.registration.al</text:span></text:p>
          <text:p text:style-name="P28"><text:span text:style-name="T21">probe.registration.sl</text:span></text:p>
          <text:p text:style-name="P28"><text:span text:style-name="T21">probe.registration.dummypos</text:span></text:p>
        </draw:rect>
        <draw:rect draw:style-name="gr194" draw:text-style-name="P25" xml:id="id110" draw:id="id110" draw:layer="layout" svg:width="1.164cm" svg:height="0.47cm" svg:x="12.375cm" svg:y="14.408cm">
          <text:p text:style-name="P19"><text:span text:style-name="T21">EXIT</text:span></text:p>
        </draw:rect>
        <draw:connector draw:style-name="gr190" draw:text-style-name="P18" draw:layer="layout" svg:x1="12.192cm" svg:y1="13.071cm" svg:x2="12.957cm" svg:y2="14.408cm" draw:start-shape="id104" draw:start-glue-point="7" draw:end-shape="id110" draw:end-glue-point="0" svg:d="M12192 13071h765v1337">
          <text:p/>
        </draw:connector>
        <draw:connector draw:style-name="gr190" draw:text-style-name="P18" draw:layer="layout" svg:x1="2.786cm" svg:y1="10.98cm" svg:x2="9.532cm" svg:y2="12.071cm" draw:start-shape="id111" draw:start-glue-point="2" draw:end-shape="id104" draw:end-glue-point="4" svg:d="M2786 10980v546h6746v545">
          <text:p/>
        </draw:connector>
        <draw:ellipse draw:style-name="gr195" draw:text-style-name="P25" draw:layer="layout" svg:width="1.34cm" svg:height="0.696cm" draw:transform="skewX (0.0343829862642818) rotate (0.0350811179650794) translate (5.188cm 3.626cm)">
          <text:p text:style-name="P19"><text:span text:style-name="T21">ENTER</text:span></text:p>
        </draw:ellipse>
        <draw:rect draw:style-name="gr184" draw:text-style-name="P21" draw:layer="layout" svg:width="2.459cm" svg:height="0.684cm" svg:x="22.279cm" svg:y="6.074cm">
          <text:p text:style-name="P19"><text:span text:style-name="T18">Other .SD files</text:span></text:p>
        </draw:rect>
        <draw:frame draw:style-name="gr191" draw:text-style-name="P27" draw:layer="layout" svg:width="1.398cm" svg:height="0.71cm" draw:transform="rotate (-0.00436332313117152) translate (12.754cm 13.686cm)">
          <draw:text-box>
            <text:p><text:span text:style-name="T22">No</text:span></text:p>
          </draw:text-box>
        </draw:frame>
        <draw:custom-shape draw:style-name="gr189" draw:text-style-name="P25" xml:id="id104" draw:id="id104" draw:layer="layout" svg:width="5.32cm" svg:height="2cm" svg:x="6.872cm" svg:y="12.071cm">
          <text:p text:style-name="P19"><text:span text:style-name="T21">data files or other .SD files</text:span></text:p>
          <text:p text:style-name="P19"><text:span text:style-name="T2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94" draw:text-style-name="P25" xml:id="id109" draw:id="id109" draw:layer="layout" svg:width="1.164cm" svg:height="0.47cm" svg:x="22.175cm" svg:y="15.908cm">
          <text:p text:style-name="P19"><text:span text:style-name="T21">EXIT</text:span></text:p>
        </draw:rect>
        <draw:custom-shape draw:style-name="gr189" draw:text-style-name="P25" xml:id="id107" draw:id="id107" draw:layer="layout" svg:width="5.32cm" svg:height="2cm" svg:x="16.973cm" svg:y="13.172cm">
          <text:p text:style-name="P19"><text:span text:style-name="T21">data files or other .SD files</text:span></text:p>
          <text:p text:style-name="P19"><text:span text:style-name="T2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7" draw:layer="layout" svg:width="11.43cm" svg:height="8.573cm" svg:x="3.81cm" svg:y="3.174cm" draw:page-number="11" presentation:class="page"/>
          <draw:frame presentation:style-name="pr2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1017" svg:viewBox="0 0 20 30" svg:d="M10 0l-10 30h20z"/>
    <draw:marker draw:name="a1019" svg:viewBox="0 0 20 30" svg:d="M10 0l-10 30h20z"/>
    <draw:marker draw:name="a1036" svg:viewBox="0 0 20 30" svg:d="M10 0l-10 30h20z"/>
    <draw:marker draw:name="a1041" svg:viewBox="0 0 20 30" svg:d="M10 0l-10 30h20z"/>
    <draw:marker draw:name="a1043" svg:viewBox="0 0 20 30" svg:d="M10 0l-10 30h20z"/>
    <draw:marker draw:name="a1045" svg:viewBox="0 0 20 30" svg:d="M10 0l-10 30h20z"/>
    <draw:marker draw:name="a1047" svg:viewBox="0 0 20 30" svg:d="M10 0l-10 30h20z"/>
    <draw:marker draw:name="a1049" svg:viewBox="0 0 20 30" svg:d="M10 0l-10 30h20z"/>
    <draw:marker draw:name="a1060" svg:viewBox="0 0 20 30" svg:d="M10 0l-10 30h20z"/>
    <draw:marker draw:name="a1069" svg:viewBox="0 0 20 30" svg:d="M10 0l-10 30h20z"/>
    <draw:marker draw:name="a1075" svg:viewBox="0 0 20 30" svg:d="M10 0l-10 30h20z"/>
    <draw:marker draw:name="a1080" svg:viewBox="0 0 20 30" svg:d="M10 0l-10 30h20z"/>
    <draw:marker draw:name="a1143" svg:viewBox="0 0 20 30" svg:d="M10 0l-10 30h20z"/>
    <draw:marker draw:name="a1197" svg:viewBox="0 0 20 30" svg:d="M10 0l-10 30h20z"/>
    <draw:marker draw:name="a1199" svg:viewBox="0 0 20 30" svg:d="M10 0l-10 30h20z"/>
    <draw:marker draw:name="a1216" svg:viewBox="0 0 20 30" svg:d="M10 0l-10 30h20z"/>
    <draw:marker draw:name="a1221" svg:viewBox="0 0 20 30" svg:d="M10 0l-10 30h20z"/>
    <draw:marker draw:name="a1223" svg:viewBox="0 0 20 30" svg:d="M10 0l-10 30h20z"/>
    <draw:marker draw:name="a1225" svg:viewBox="0 0 20 30" svg:d="M10 0l-10 30h20z"/>
    <draw:marker draw:name="a1227" svg:viewBox="0 0 20 30" svg:d="M10 0l-10 30h20z"/>
    <draw:marker draw:name="a1229" svg:viewBox="0 0 20 30" svg:d="M10 0l-10 30h20z"/>
    <draw:marker draw:name="a1256" svg:viewBox="0 0 20 30" svg:d="M10 0l-10 30h20z"/>
    <draw:marker draw:name="a1265" svg:viewBox="0 0 20 30" svg:d="M10 0l-10 30h20z"/>
    <draw:marker draw:name="a1271" svg:viewBox="0 0 20 30" svg:d="M10 0l-10 30h20z"/>
    <draw:marker draw:name="a1276" svg:viewBox="0 0 20 30" svg:d="M10 0l-10 30h20z"/>
    <draw:marker draw:name="a1282" svg:viewBox="0 0 20 30" svg:d="M10 0l-10 30h20z"/>
    <draw:marker draw:name="a1390" svg:viewBox="0 0 20 30" svg:d="M10 0l-10 30h20z"/>
    <draw:marker draw:name="a1392" svg:viewBox="0 0 20 30" svg:d="M10 0l-10 30h20z"/>
    <draw:marker draw:name="a1409" svg:viewBox="0 0 20 30" svg:d="M10 0l-10 30h20z"/>
    <draw:marker draw:name="a1414" svg:viewBox="0 0 20 30" svg:d="M10 0l-10 30h20z"/>
    <draw:marker draw:name="a1416" svg:viewBox="0 0 20 30" svg:d="M10 0l-10 30h20z"/>
    <draw:marker draw:name="a1418" svg:viewBox="0 0 20 30" svg:d="M10 0l-10 30h20z"/>
    <draw:marker draw:name="a1465" svg:viewBox="0 0 20 30" svg:d="M10 0l-10 30h20z"/>
    <draw:marker draw:name="a1474" svg:viewBox="0 0 20 30" svg:d="M10 0l-10 30h20z"/>
    <draw:marker draw:name="a1480" svg:viewBox="0 0 20 30" svg:d="M10 0l-10 30h20z"/>
    <draw:marker draw:name="a1485" svg:viewBox="0 0 20 30" svg:d="M10 0l-10 30h20z"/>
    <draw:marker draw:name="a1491" svg:viewBox="0 0 20 30" svg:d="M10 0l-10 30h20z"/>
    <draw:marker draw:name="a1509" svg:viewBox="0 0 20 30" svg:d="M10 0l-10 30h20z"/>
    <draw:marker draw:name="a1586" svg:viewBox="0 0 20 30" svg:d="M10 0l-10 30h20z"/>
    <draw:marker draw:name="a1588" svg:viewBox="0 0 20 30" svg:d="M10 0l-10 30h20z"/>
    <draw:marker draw:name="a1590" svg:viewBox="0 0 20 30" svg:d="M10 0l-10 30h20z"/>
    <draw:marker draw:name="a1599" svg:viewBox="0 0 20 30" svg:d="M10 0l-10 30h20z"/>
    <draw:marker draw:name="a1601" svg:viewBox="0 0 20 30" svg:d="M10 0l-10 30h20z"/>
    <draw:marker draw:name="a1610" svg:viewBox="0 0 20 30" svg:d="M10 0l-10 30h20z"/>
    <draw:marker draw:name="a1612" svg:viewBox="0 0 20 30" svg:d="M10 0l-10 30h20z"/>
    <draw:marker draw:name="a1614" svg:viewBox="0 0 20 30" svg:d="M10 0l-10 30h20z"/>
    <draw:marker draw:name="a1616" svg:viewBox="0 0 20 30" svg:d="M10 0l-10 30h20z"/>
    <draw:marker draw:name="a1627" svg:viewBox="0 0 20 30" svg:d="M10 0l-10 30h20z"/>
    <draw:marker draw:name="a1636" svg:viewBox="0 0 20 30" svg:d="M10 0l-10 30h20z"/>
    <draw:marker draw:name="a1638" svg:viewBox="0 0 20 30" svg:d="M10 0l-10 30h20z"/>
    <draw:marker draw:name="a1656" svg:viewBox="0 0 20 30" svg:d="M10 0l-10 30h20z"/>
    <draw:marker draw:name="a1661" svg:viewBox="0 0 20 30" svg:d="M10 0l-10 30h20z"/>
    <draw:marker draw:name="a1706" svg:viewBox="0 0 20 30" svg:d="M10 0l-10 30h20z"/>
    <draw:marker draw:name="a1711" svg:viewBox="0 0 20 30" svg:d="M10 0l-10 30h20z"/>
    <draw:marker draw:name="a1762" svg:viewBox="0 0 20 30" svg:d="M10 0l-10 30h20z"/>
    <draw:marker draw:name="a1771" svg:viewBox="0 0 20 30" svg:d="M10 0l-10 30h20z"/>
    <draw:marker draw:name="a1773" svg:viewBox="0 0 20 30" svg:d="M10 0l-10 30h20z"/>
    <draw:marker draw:name="a1782" svg:viewBox="0 0 20 30" svg:d="M10 0l-10 30h20z"/>
    <draw:marker draw:name="a1784" svg:viewBox="0 0 20 30" svg:d="M10 0l-10 30h20z"/>
    <draw:marker draw:name="a1786" svg:viewBox="0 0 20 30" svg:d="M10 0l-10 30h20z"/>
    <draw:marker draw:name="a1788" svg:viewBox="0 0 20 30" svg:d="M10 0l-10 30h20z"/>
    <draw:marker draw:name="a1799" svg:viewBox="0 0 20 30" svg:d="M10 0l-10 30h20z"/>
    <draw:marker draw:name="a1808" svg:viewBox="0 0 20 30" svg:d="M10 0l-10 30h20z"/>
    <draw:marker draw:name="a1810" svg:viewBox="0 0 20 30" svg:d="M10 0l-10 30h20z"/>
    <draw:marker draw:name="a1828" svg:viewBox="0 0 20 30" svg:d="M10 0l-10 30h20z"/>
    <draw:marker draw:name="a1833" svg:viewBox="0 0 20 30" svg:d="M10 0l-10 30h20z"/>
    <draw:marker draw:name="a1874" svg:viewBox="0 0 20 30" svg:d="M10 0l-10 30h20z"/>
    <draw:marker draw:name="a1879" svg:viewBox="0 0 20 30" svg:d="M10 0l-10 30h20z"/>
    <draw:marker draw:name="a1959" svg:viewBox="0 0 20 30" svg:d="M10 0l-10 30h20z"/>
    <draw:marker draw:name="a1961" svg:viewBox="0 0 20 30" svg:d="M10 0l-10 30h20z"/>
    <draw:marker draw:name="a1970" svg:viewBox="0 0 20 30" svg:d="M10 0l-10 30h20z"/>
    <draw:marker draw:name="a1972" svg:viewBox="0 0 20 30" svg:d="M10 0l-10 30h20z"/>
    <draw:marker draw:name="a1981" svg:viewBox="0 0 20 30" svg:d="M10 0l-10 30h20z"/>
    <draw:marker draw:name="a1983" svg:viewBox="0 0 20 30" svg:d="M10 0l-10 30h20z"/>
    <draw:marker draw:name="a1985" svg:viewBox="0 0 20 30" svg:d="M10 0l-10 30h20z"/>
    <draw:marker draw:name="a1987" svg:viewBox="0 0 20 30" svg:d="M10 0l-10 30h20z"/>
    <draw:marker draw:name="a1998" svg:viewBox="0 0 20 30" svg:d="M10 0l-10 30h20z"/>
    <draw:marker draw:name="a2007" svg:viewBox="0 0 20 30" svg:d="M10 0l-10 30h20z"/>
    <draw:marker draw:name="a2009" svg:viewBox="0 0 20 30" svg:d="M10 0l-10 30h20z"/>
    <draw:marker draw:name="a2027" svg:viewBox="0 0 20 30" svg:d="M10 0l-10 30h20z"/>
    <draw:marker draw:name="a2032" svg:viewBox="0 0 20 30" svg:d="M10 0l-10 30h20z"/>
    <draw:marker draw:name="a2073" svg:viewBox="0 0 20 30" svg:d="M10 0l-10 30h20z"/>
    <draw:marker draw:name="a2078" svg:viewBox="0 0 20 30" svg:d="M10 0l-10 30h20z"/>
    <draw:marker draw:name="a637" svg:viewBox="0 0 20 30" svg:d="M10 0l-10 30h20z"/>
    <draw:marker draw:name="a639" svg:viewBox="0 0 20 30" svg:d="M10 0l-10 30h20z"/>
    <draw:marker draw:name="a641" svg:viewBox="0 0 20 30" svg:d="M10 0l-10 30h20z"/>
    <draw:marker draw:name="a643" svg:viewBox="0 0 20 30" svg:d="M10 0l-10 30h20z"/>
    <draw:marker draw:name="a645" svg:viewBox="0 0 20 30" svg:d="M10 0l-10 30h20z"/>
    <draw:marker draw:name="a647" svg:viewBox="0 0 20 30" svg:d="M10 0l-10 30h20z"/>
    <draw:marker draw:name="a661" svg:viewBox="0 0 20 30" svg:d="M10 0l-10 30h20z"/>
    <draw:marker draw:name="a663" svg:viewBox="0 0 20 30" svg:d="M10 0l-10 30h20z"/>
    <draw:marker draw:name="a665" svg:viewBox="0 0 20 30" svg:d="M10 0l-10 30h20z"/>
    <draw:marker draw:name="a667" svg:viewBox="0 0 20 30" svg:d="M10 0l-10 30h20z"/>
    <draw:marker draw:name="a669" svg:viewBox="0 0 20 30" svg:d="M10 0l-10 30h20z"/>
    <draw:marker draw:name="a671" svg:viewBox="0 0 20 30" svg:d="M10 0l-10 30h20z"/>
    <draw:marker draw:name="a673" svg:viewBox="0 0 20 30" svg:d="M10 0l-10 30h20z"/>
    <draw:marker draw:name="a861" svg:viewBox="0 0 20 30" svg:d="M10 0l-10 30h20z"/>
    <draw:marker draw:name="a863" svg:viewBox="0 0 20 30" svg:d="M10 0l-10 30h20z"/>
    <draw:marker draw:name="a865" svg:viewBox="0 0 20 30" svg:d="M10 0l-10 30h20z"/>
    <draw:marker draw:name="a867" svg:viewBox="0 0 20 30" svg:d="M10 0l-10 30h20z"/>
    <draw:marker draw:name="a880" svg:viewBox="0 0 20 30" svg:d="M10 0l-10 30h20z"/>
    <draw:marker draw:name="a882" svg:viewBox="0 0 20 30" svg:d="M10 0l-10 30h20z"/>
    <draw:marker draw:name="a887" svg:viewBox="0 0 20 30" svg:d="M10 0l-10 30h20z"/>
    <draw:stroke-dash draw:name="a1084" draw:style="rect" draw:dots1="1" draw:dots1-length="0.201cm" draw:distance="0.201cm"/>
    <draw:stroke-dash draw:name="a1094" draw:style="rect" draw:dots1="1" draw:dots1-length="0.201cm" draw:distance="0.201cm"/>
    <draw:stroke-dash draw:name="a1110" draw:style="rect" draw:dots1="1" draw:dots1-length="0.201cm" draw:distance="0.201cm"/>
    <draw:stroke-dash draw:name="a1124" draw:style="rect" draw:dots1="1" draw:dots1-length="0.201cm" draw:distance="0.201cm"/>
    <draw:stroke-dash draw:name="a1128" draw:style="rect" draw:dots1="1" draw:dots1-length="0.201cm" draw:distance="0.201cm"/>
    <draw:stroke-dash draw:name="a1132" draw:style="rect" draw:dots1="1" draw:dots1-length="0.201cm" draw:distance="0.201cm"/>
    <draw:stroke-dash draw:name="a1136" draw:style="rect" draw:dots1="1" draw:dots1-length="0.201cm" draw:distance="0.201cm"/>
    <draw:stroke-dash draw:name="a1238" draw:style="rect" draw:dots1="1" draw:dots1-length="0.201cm" draw:distance="0.201cm"/>
    <draw:stroke-dash draw:name="a1242" draw:style="rect" draw:dots1="1" draw:dots1-length="0.201cm" draw:distance="0.201cm"/>
    <draw:stroke-dash draw:name="a1246" draw:style="rect" draw:dots1="1" draw:dots1-length="0.201cm" draw:distance="0.201cm"/>
    <draw:stroke-dash draw:name="a1250" draw:style="rect" draw:dots1="1" draw:dots1-length="0.201cm" draw:distance="0.201cm"/>
    <draw:stroke-dash draw:name="a1280" draw:style="rect" draw:dots1="1" draw:dots1-length="0.201cm" draw:distance="0.201cm"/>
    <draw:stroke-dash draw:name="a1314" draw:style="rect" draw:dots1="1" draw:dots1-length="0.201cm" draw:distance="0.201cm"/>
    <draw:stroke-dash draw:name="a1331" draw:style="rect" draw:dots1="1" draw:dots1-length="0.201cm" draw:distance="0.201cm"/>
    <draw:stroke-dash draw:name="a1426" draw:style="rect" draw:dots1="1" draw:dots1-length="0.201cm" draw:distance="0.201cm"/>
    <draw:stroke-dash draw:name="a1443" draw:style="rect" draw:dots1="1" draw:dots1-length="0.201cm" draw:distance="0.201cm"/>
    <draw:stroke-dash draw:name="a1447" draw:style="rect" draw:dots1="1" draw:dots1-length="0.201cm" draw:distance="0.201cm"/>
    <draw:stroke-dash draw:name="a1451" draw:style="rect" draw:dots1="1" draw:dots1-length="0.201cm" draw:distance="0.201cm"/>
    <draw:stroke-dash draw:name="a1455" draw:style="rect" draw:dots1="1" draw:dots1-length="0.201cm" draw:distance="0.201cm"/>
    <draw:stroke-dash draw:name="a1459" draw:style="rect" draw:dots1="1" draw:dots1-length="0.201cm" draw:distance="0.201cm"/>
    <draw:stroke-dash draw:name="a1489" draw:style="rect" draw:dots1="1" draw:dots1-length="0.201cm" draw:distance="0.201cm"/>
    <draw:stroke-dash draw:name="a1608" draw:style="rect" draw:dots1="1" draw:dots1-length="0.201cm" draw:distance="0.201cm"/>
    <draw:stroke-dash draw:name="a1642" draw:style="rect" draw:dots1="1" draw:dots1-length="0.201cm" draw:distance="0.201cm"/>
    <draw:stroke-dash draw:name="a1646" draw:style="rect" draw:dots1="1" draw:dots1-length="0.201cm" draw:distance="0.201cm"/>
    <draw:stroke-dash draw:name="a1650" draw:style="rect" draw:dots1="1" draw:dots1-length="0.201cm" draw:distance="0.201cm"/>
    <draw:stroke-dash draw:name="a1665" draw:style="rect" draw:dots1="1" draw:dots1-length="0.201cm" draw:distance="0.201cm"/>
    <draw:stroke-dash draw:name="a1677" draw:style="rect" draw:dots1="1" draw:dots1-length="0.201cm" draw:distance="0.201cm"/>
    <draw:stroke-dash draw:name="a1694" draw:style="rect" draw:dots1="1" draw:dots1-length="0.201cm" draw:distance="0.201cm"/>
    <draw:stroke-dash draw:name="a1780" draw:style="rect" draw:dots1="1" draw:dots1-length="0.201cm" draw:distance="0.201cm"/>
    <draw:stroke-dash draw:name="a1814" draw:style="rect" draw:dots1="1" draw:dots1-length="0.201cm" draw:distance="0.201cm"/>
    <draw:stroke-dash draw:name="a1818" draw:style="rect" draw:dots1="1" draw:dots1-length="0.201cm" draw:distance="0.201cm"/>
    <draw:stroke-dash draw:name="a1822" draw:style="rect" draw:dots1="1" draw:dots1-length="0.201cm" draw:distance="0.201cm"/>
    <draw:stroke-dash draw:name="a1837" draw:style="rect" draw:dots1="1" draw:dots1-length="0.201cm" draw:distance="0.201cm"/>
    <draw:stroke-dash draw:name="a1883" draw:style="rect" draw:dots1="1" draw:dots1-length="0.201cm" draw:distance="0.201cm"/>
    <draw:stroke-dash draw:name="a1900" draw:style="rect" draw:dots1="1" draw:dots1-length="0.201cm" draw:distance="0.201cm"/>
    <draw:stroke-dash draw:name="a1979" draw:style="rect" draw:dots1="1" draw:dots1-length="0.201cm" draw:distance="0.201cm"/>
    <draw:stroke-dash draw:name="a2013" draw:style="rect" draw:dots1="1" draw:dots1-length="0.201cm" draw:distance="0.201cm"/>
    <draw:stroke-dash draw:name="a2017" draw:style="rect" draw:dots1="1" draw:dots1-length="0.201cm" draw:distance="0.201cm"/>
    <draw:stroke-dash draw:name="a2021" draw:style="rect" draw:dots1="1" draw:dots1-length="0.201cm" draw:distance="0.201cm"/>
    <draw:stroke-dash draw:name="a2036" draw:style="rect" draw:dots1="1" draw:dots1-length="0.201cm" draw:distance="0.201cm"/>
    <draw:stroke-dash draw:name="a2082" draw:style="rect" draw:dots1="1" draw:dots1-length="0.201cm" draw:distance="0.201cm"/>
    <draw:stroke-dash draw:name="a2099" draw:style="rect" draw:dots1="1" draw:dots1-length="0.201cm" draw:distance="0.201cm"/>
    <draw:stroke-dash draw:name="a604" draw:style="rect" draw:dots1="1" draw:dots1-length="0.282cm" draw:distance="0.071cm"/>
    <draw:stroke-dash draw:name="a635" draw:style="rect" draw:dots1="1" draw:dots1-length="0.211cm" draw:distance="0.026cm"/>
    <draw:stroke-dash draw:name="a828" draw:style="rect" draw:dots1="1" draw:dots1-length="0.282cm" draw:distance="0.071cm"/>
    <draw:stroke-dash draw:name="a859" draw:style="rect" draw:dots1="1" draw:dots1-length="0.211cm" draw:distance="0.026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4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60pt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Arial" style:font-pitch-complex="variable" style:font-size-complex="44pt" style:font-style-complex="normal" style:font-weight-complex="normal"/>
    </style:style>
    <style:style style:name="MT11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Ari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frame draw:name="Title Placeholder 1" presentation:style-name="Mpr1" draw:text-style-name="MP1" draw:layer="backgroundobjects" svg:width="22.86cm" svg:height="3.175cm" svg:x="1.27cm" svg:y="0.762cm" presentation:class="title">
        <draw:text-box>
          <text:p/>
        </draw:text-box>
      </draw:frame>
      <draw:frame draw:name="Text Placeholder 2" presentation:style-name="Mpr2" draw:text-style-name="MP1" draw:layer="backgroundobjects" svg:width="22.86cm" svg:height="12.572cm" svg:x="1.27cm" svg:y="4.445cm" presentation:class="outline">
        <draw:text-box>
          <text:list text:style-name="ML2">
            <text:list-item>
              <text:p text:style-name="MP3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Default-title" draw:layer="backgroundobjects" svg:width="11.43cm" svg:height="8.573cm" svg:x="3.81cm" svg:y="3.174cm" presentation:class="page"/>
        <draw:frame draw:name="Notes Placeholder 5" presentation:style-name="Mpr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6" draw:text-style-name="MP1" draw:layer="backgroundobjects" svg:width="19.05cm" svg:height="6.632cm" svg:x="3.175cm" svg:y="3.118cm" presentation:class="title">
        <draw:text-box>
          <text:p text:style-name="MP10"><text:span text:style-name="MT8">Click to edit Master title style</text:span></text:p>
        </draw:text-box>
      </draw:frame>
      <draw:frame draw:name="Subtitle 2" presentation:style-name="Mpr7" draw:text-style-name="MP1" draw:layer="backgroundobjects" svg:width="19.05cm" svg:height="4.599cm" svg:x="3.175cm" svg:y="10.006cm" presentation:class="subtitle">
        <draw:text-box>
          <text:p text:style-name="MP11"><text:span text:style-name="MT9">Click to edit Master subtitle style</text:span></text:p>
        </draw:text-box>
      </draw:frame>
      <draw:frame draw:name="Date Placeholder 3" presentation:style-name="Mpr8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8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8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8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1-title-Title-Slide-title" draw:layer="backgroundobjects" svg:width="11.43cm" svg:height="8.573cm" svg:x="3.81cm" svg:y="3.174cm" presentation:class="page"/>
        <draw:frame draw:name="Notes Placeholder 5" presentation:style-name="Mpr9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10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10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1" draw:text-style-name="MP1" draw:layer="backgroundobjects" svg:width="22.86cm" svg:height="3.175cm" svg:x="1.27cm" svg:y="0.762cm" presentation:class="title">
        <draw:text-box>
          <text:p text:style-name="MP10"><text:span text:style-name="MT10">Click to edit Master title style</text:span></text:p>
        </draw:text-box>
      </draw:frame>
      <draw:frame draw:name="Content Placeholder 2" presentation:style-name="Mpr12" draw:text-style-name="MP1" draw:layer="backgroundobjects" svg:width="22.86cm" svg:height="12.572cm" svg:x="1.27cm" svg:y="4.445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1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1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1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2-obj-Title-and-Content-title" draw:layer="backgroundobjects" svg:width="11.43cm" svg:height="8.573cm" svg:x="3.81cm" svg:y="3.174cm" presentation:class="page"/>
        <draw:frame draw:name="Notes Placeholder 5" presentation:style-name="Mpr1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1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1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6" draw:text-style-name="MP1" draw:layer="backgroundobjects" svg:width="21.908cm" svg:height="7.924cm" svg:x="1.733cm" svg:y="4.749cm" presentation:class="title">
        <draw:text-box>
          <text:p text:style-name="MP10"><text:span text:style-name="MT8">Click to edit Master title style</text:span></text:p>
        </draw:text-box>
      </draw:frame>
      <draw:frame draw:name="Text Placeholder 2" presentation:style-name="Mpr17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3"><text:span text:style-name="MT11">Click to edit Master text styles</text:span></text:p>
            </text:list-item>
          </text:list>
        </draw:text-box>
      </draw:frame>
      <draw:frame draw:name="Date Placeholder 3" presentation:style-name="Mpr18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18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18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8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18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3-secHead-Section-Header-title" draw:layer="backgroundobjects" svg:width="11.43cm" svg:height="8.573cm" svg:x="3.81cm" svg:y="3.174cm" presentation:class="page"/>
        <draw:frame draw:name="Notes Placeholder 5" presentation:style-name="Mpr19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20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20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1" draw:text-style-name="MP1" draw:layer="backgroundobjects" svg:width="22.86cm" svg:height="3.175cm" svg:x="1.27cm" svg:y="0.762cm" presentation:class="title">
        <draw:text-box>
          <text:p text:style-name="MP10"><text:span text:style-name="MT10">Click to edit Master title style</text:span></text:p>
        </draw:text-box>
      </draw:frame>
      <draw:frame draw:name="Content Placeholder 2" presentation:style-name="Mpr22" draw:text-style-name="MP1" draw:layer="backgroundobjects" svg:width="11.218cm" svg:height="12.572cm" svg:x="1.27cm" svg:y="4.445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1" draw:layer="backgroundobjects" svg:width="11.218cm" svg:height="12.572cm" svg:x="12.912cm" svg:y="4.445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5" presentation:style-name="Mpr2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6" presentation:style-name="Mpr2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2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4-twoObj-Two-Content-title" draw:layer="backgroundobjects" svg:width="11.43cm" svg:height="8.573cm" svg:x="3.81cm" svg:y="3.174cm" presentation:class="page"/>
        <draw:frame draw:name="Notes Placeholder 5" presentation:style-name="Mpr2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2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2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26" draw:text-style-name="MP1" draw:layer="backgroundobjects" svg:width="21.908cm" svg:height="3.682cm" svg:x="1.751cm" svg:y="1.014cm" presentation:class="title">
        <draw:text-box>
          <text:p text:style-name="MP10"><text:span text:style-name="MT10">Click to edit Master title style</text:span></text:p>
        </draw:text-box>
      </draw:frame>
      <draw:frame draw:name="Text Placeholder 2" presentation:style-name="Mpr27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3"><text:span text:style-name="MT12">Click to edit Master text styles</text:span></text:p>
            </text:list-item>
          </text:list>
        </draw:text-box>
      </draw:frame>
      <draw:frame draw:name="Content Placeholder 3" presentation:style-name="Mpr28" draw:text-style-name="MP1" draw:layer="backgroundobjects" svg:width="10.746cm" svg:height="10.235cm" svg:x="1.751cm" svg:y="6.959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3"><text:span text:style-name="MT12">Click to edit Master text styles</text:span></text:p>
            </text:list-item>
          </text:list>
        </draw:text-box>
      </draw:frame>
      <draw:frame draw:name="Content Placeholder 5" presentation:style-name="Mpr28" draw:text-style-name="MP1" draw:layer="backgroundobjects" svg:width="10.799cm" svg:height="10.235cm" svg:x="12.859cm" svg:y="6.959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9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7" presentation:style-name="Mpr29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8" presentation:style-name="Mpr29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9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29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5-twoTxTwoObj-Comparison-title" draw:layer="backgroundobjects" svg:width="11.43cm" svg:height="8.573cm" svg:x="3.81cm" svg:y="3.174cm" presentation:class="page"/>
        <draw:frame draw:name="Notes Placeholder 5" presentation:style-name="Mpr30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31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31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2" draw:text-style-name="MP1" draw:layer="backgroundobjects" svg:width="22.86cm" svg:height="3.175cm" svg:x="1.27cm" svg:y="0.762cm" presentation:class="title">
        <draw:text-box>
          <text:p text:style-name="MP10"><text:span text:style-name="MT10">Click to edit Master title style</text:span></text:p>
        </draw:text-box>
      </draw:frame>
      <draw:frame draw:name="Date Placeholder 2" presentation:style-name="Mpr3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3" presentation:style-name="Mpr3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4" presentation:style-name="Mpr3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3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6-titleOnly-Title-Only-title" draw:layer="backgroundobjects" svg:width="11.43cm" svg:height="8.573cm" svg:x="3.81cm" svg:y="3.174cm" presentation:class="page"/>
        <draw:frame draw:name="Notes Placeholder 5" presentation:style-name="Mpr3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3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3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6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2" presentation:style-name="Mpr36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3" presentation:style-name="Mpr36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6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36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-title" draw:layer="backgroundobjects" svg:width="11.43cm" svg:height="8.573cm" svg:x="3.81cm" svg:y="3.174cm" presentation:class="page"/>
        <draw:frame draw:name="Notes Placeholder 5" presentation:style-name="Mpr37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38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38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39" draw:text-style-name="MP1" draw:layer="backgroundobjects" svg:width="8.193cm" svg:height="4.445cm" svg:x="1.751cm" svg:y="1.27cm" presentation:class="title">
        <draw:text-box>
          <text:p text:style-name="MP10"><text:span text:style-name="MT2">Click to edit Master title style</text:span></text:p>
        </draw:text-box>
      </draw:frame>
      <draw:frame draw:name="Content Placeholder 2" presentation:style-name="Mpr40" draw:text-style-name="MP1" draw:layer="backgroundobjects" svg:width="12.859cm" svg:height="13.538cm" svg:x="10.799cm" svg:y="2.743cm" presentation:class="title">
        <draw:text-box>
          <text:p text:style-name="MP3"><text:span text:style-name="MT2">Click to 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3"><text:span text:style-name="MT14">Click to edit Master text styles</text:span></text:p>
            </text:list-item>
          </text:list>
        </draw:text-box>
      </draw:frame>
      <draw:frame draw:name="Date Placeholder 4" presentation:style-name="Mpr42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5" presentation:style-name="Mpr42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6" presentation:style-name="Mpr42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2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42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8-objTx-Content-with-Caption-title" draw:layer="backgroundobjects" svg:width="11.43cm" svg:height="8.573cm" svg:x="3.81cm" svg:y="3.174cm" presentation:class="page"/>
        <draw:frame draw:name="Notes Placeholder 5" presentation:style-name="Mpr43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44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44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45" draw:text-style-name="MP1" draw:layer="backgroundobjects" svg:width="8.193cm" svg:height="4.445cm" svg:x="1.751cm" svg:y="1.27cm" presentation:class="title">
        <draw:text-box>
          <text:p text:style-name="MP10"><text:span text:style-name="MT2">Click to edit Master title style</text:span></text:p>
        </draw:text-box>
      </draw:frame>
      <draw:frame draw:name="Picture Placeholder 2" presentation:style-name="Mpr46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7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3"><text:span text:style-name="MT14">Click to edit Master text styles</text:span></text:p>
            </text:list-item>
          </text:list>
        </draw:text-box>
      </draw:frame>
      <draw:frame draw:name="Date Placeholder 4" presentation:style-name="Mpr48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5" presentation:style-name="Mpr48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6" presentation:style-name="Mpr48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8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48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9-picTx-Picture-with-Caption-title" draw:layer="backgroundobjects" svg:width="11.43cm" svg:height="8.573cm" svg:x="3.81cm" svg:y="3.174cm" presentation:class="page"/>
        <draw:frame draw:name="Notes Placeholder 5" presentation:style-name="Mpr49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50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50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51" draw:text-style-name="MP1" draw:layer="backgroundobjects" svg:width="22.86cm" svg:height="3.175cm" svg:x="1.27cm" svg:y="0.762cm" presentation:class="title">
        <draw:text-box>
          <text:p text:style-name="MP10"><text:span text:style-name="MT10">Click to edit Master title style</text:span></text:p>
        </draw:text-box>
      </draw:frame>
      <draw:frame draw:name="Vertical Text Placeholder 2" presentation:style-name="Mpr52" draw:text-style-name="MP12" draw:layer="backgroundobjects" svg:width="22.86cm" svg:height="12.572cm" svg:x="1.27cm" svg:y="4.445cm" presentation:class="outline">
        <draw:text-box>
          <text:list text:style-name="ML2">
            <text:list-item>
              <text:p text:style-name="MP3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5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5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5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10-vertTx-Title-and-Vertical-Text-title" draw:layer="backgroundobjects" svg:width="11.43cm" svg:height="8.573cm" svg:x="3.81cm" svg:y="3.174cm" presentation:class="page"/>
        <draw:frame draw:name="Notes Placeholder 5" presentation:style-name="Mpr5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5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5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6" draw:text-style-name="MP12" draw:layer="backgroundobjects" svg:width="5.715cm" svg:height="16.254cm" svg:x="18.415cm" svg:y="0.763cm" presentation:class="title">
        <draw:text-box>
          <text:p text:style-name="MP10"><text:span text:style-name="MT10">Click to edit Master title style</text:span></text:p>
        </draw:text-box>
      </draw:frame>
      <draw:frame draw:name="Vertical Text Placeholder 2" presentation:style-name="Mpr57" draw:text-style-name="MP12" draw:layer="backgroundobjects" svg:width="16.722cm" svg:height="16.254cm" svg:x="1.27cm" svg:y="0.763cm" presentation:class="outline">
        <draw:text-box>
          <text:list text:style-name="ML2">
            <text:list-item>
              <text:p text:style-name="MP3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58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58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8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58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11-vertTitleAndTx-Vertical-Title-and-Text-title" draw:layer="backgroundobjects" svg:width="11.43cm" svg:height="8.573cm" svg:x="3.81cm" svg:y="3.174cm" presentation:class="page"/>
        <draw:frame draw:name="Notes Placeholder 5" presentation:style-name="Mpr59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60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60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Slide 1</dc:title>
    <meta:initial-creator>Jay Dubb</meta:initial-creator>
    <dc:creator>Jay D</dc:creator>
    <meta:creation-date>2019-08-12T19:31:49Z</meta:creation-date>
    <dc:date>2021-06-08T12:34:29.28</dc:date>
    <meta:editing-cycles>200</meta:editing-cycles>
    <meta:editing-duration>PT15H40M32S</meta:editing-duration>
    <meta:document-statistic meta:object-count="631"/>
  </office:meta>
</office:document-meta>
</file>